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535in"/>
    </style:style>
    <style:style style:name="co2" style:family="table-column">
      <style:table-column-properties fo:break-before="auto" style:column-width="0.4854in"/>
    </style:style>
    <style:style style:name="co3" style:family="table-column">
      <style:table-column-properties fo:break-before="auto" style:column-width="3.4445in"/>
    </style:style>
    <style:style style:name="co4" style:family="table-column">
      <style:table-column-properties fo:break-before="auto" style:column-width="1.522in"/>
    </style:style>
    <style:style style:name="co5" style:family="table-column">
      <style:table-column-properties fo:break-before="auto" style:column-width="1.1791in"/>
    </style:style>
    <style:style style:name="co6" style:family="table-column">
      <style:table-column-properties fo:break-before="auto" style:column-width="8.8374in"/>
    </style:style>
    <style:style style:name="co7" style:family="table-column">
      <style:table-column-properties fo:break-before="auto" style:column-width="22.833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1467e"/>
    </style:style>
    <style:style style:name="ce2" style:family="table-cell" style:parent-style-name="Default">
      <style:table-cell-properties fo:background-color="#ffff00"/>
    </style:style>
    <style:style style:name="ce3" style:family="table-cell" style:parent-style-name="Default">
      <style:table-cell-properties fo:background-color="#ff6d6d"/>
    </style:style>
    <style:style style:name="ce4" style:family="table-cell" style:parent-style-name="Default">
      <style:table-cell-properties fo:background-color="#bbe33d"/>
    </style:style>
    <style:style style:name="ce5" style:family="table-cell" style:parent-style-name="Default">
      <style:table-cell-properties fo:background-color="#ffd7d7"/>
    </style:style>
    <style:style style:name="ce6" style:family="table-cell" style:parent-style-name="Default">
      <style:table-cell-properties fo:background-color="#b47804"/>
    </style:style>
    <style:style style:name="ce7" style:family="table-cell" style:parent-style-name="Default">
      <style:table-cell-properties fo:background-color="#ffbf00"/>
    </style:style>
    <style:style style:name="ce8" style:family="table-cell" style:parent-style-name="Default">
      <style:table-cell-properties fo:background-color="#ff4000"/>
    </style:style>
    <style:style style:name="ce9" style:family="table-cell" style:parent-style-name="Default">
      <style:table-cell-properties fo:background-color="#ff8000"/>
    </style:style>
    <style:style style:name="ce10" style:family="table-cell" style:parent-style-name="Default">
      <style:table-cell-properties fo:background-color="#729fcf"/>
    </style:style>
    <style:style style:name="ce11" style:family="table-cell" style:parent-style-name="Default">
      <style:table-cell-properties fo:background-color="#ff0000"/>
    </style:style>
    <style:style style:name="ce12" style:family="table-cell" style:parent-style-name="Default">
      <style:table-cell-properties fo:background-color="#b4c7dc"/>
    </style:style>
    <style:style style:name="ce13" style:family="table-cell" style:parent-style-name="Default">
      <style:table-cell-properties fo:background-color="#069a2e"/>
    </style:style>
    <style:style style:name="ce14" style:family="table-cell" style:parent-style-name="Default">
      <style:table-cell-properties fo:background-color="#3faf46"/>
    </style:style>
    <style:style style:name="ce15" style:family="table-cell" style:parent-style-name="Default">
      <style:table-cell-properties fo:background-color="#77bc65"/>
    </style:style>
    <style:style style:name="ce16" style:family="table-cell" style:parent-style-name="Default">
      <style:table-cell-properties fo:background-color="#dee6ef"/>
    </style:style>
    <style:style style:name="ce17" style:family="table-cell" style:parent-style-name="Default">
      <style:table-cell-properties fo:background-color="#ff860d"/>
    </style:style>
    <style:style style:name="ce18" style:family="table-cell" style:parent-style-name="Default">
      <style:table-cell-properties fo:background-color="#ffb66c"/>
    </style:style>
    <style:style style:name="ce19" style:family="table-cell" style:parent-style-name="Default">
      <style:table-cell-properties fo:background-color="#ea7500"/>
    </style:style>
    <style:style style:name="ce20" style:family="table-cell" style:parent-style-name="Default">
      <style:table-cell-properties fo:background-color="#b85c00"/>
    </style:style>
    <style:style style:name="ce21" style:family="table-cell" style:parent-style-name="Default">
      <style:table-cell-properties fo:background-color="#acb20c"/>
    </style:style>
    <style:style style:name="ce22" style:family="table-cell" style:parent-style-name="Default">
      <style:table-cell-properties fo:background-color="#81aca6"/>
    </style:style>
  </office:automatic-styles>
  <office:body>
    <office:spreadsheet>
      <table:calculation-settings table:automatic-find-labels="false" table:use-regular-expressions="false" table:use-wildcards="true"/>
      <table:table table:name="doc_info_no_extra_state_US_150 (cop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Topic</text:p>
          </table:table-cell>
          <table:table-cell office:value-type="string" calcext:value-type="string">
            <text:p>Count</text:p>
          </table:table-cell>
          <table:table-cell office:value-type="string" calcext:value-type="string">
            <text:p>Name</text:p>
          </table:table-cell>
          <table:table-cell office:value-type="string" calcext:value-type="string">
            <text:p>Representation</text:p>
          </table:table-cell>
          <table:table-cell office:value-type="string" calcext:value-type="string">
            <text:p>KeyBERT</text:p>
          </table:table-cell>
          <table:table-cell office:value-type="string" calcext:value-type="string">
            <text:p>MMR</text:p>
          </table:table-cell>
          <table:table-cell office:value-type="string" calcext:value-type="string">
            <text:p>Representative_Docs</text:p>
          </table:table-cell>
        </table:table-row>
        <table:table-row table:style-name="ro1">
          <table:table-cell office:value-type="float" office:value="-1" calcext:value-type="float">
            <text:p>-1</text:p>
          </table:table-cell>
          <table:table-cell office:value-type="float" office:value="84736" calcext:value-type="float">
            <text:p>84736</text:p>
          </table:table-cell>
          <table:table-cell office:value-type="string" calcext:value-type="string">
            <text:p>-1_amp_im_day_like</text:p>
          </table:table-cell>
          <table:table-cell office:value-type="string" calcext:value-type="string">
            <text:p>['amp', 'im', 'day', 'like', 'one', 'time', 'get', 'today', 'love', 'go']</text:p>
          </table:table-cell>
          <table:table-cell office:value-type="string" calcext:value-type="string">
            <text:p>['going', 'weekend', 'let', 'go', 'got', 'back', 'yall', 'come', 'place', 'last']</text:p>
          </table:table-cell>
          <table:table-cell office:value-type="string" calcext:value-type="string">
            <text:p>['day', 'one', 'love', 'home', 'night', 'people', 'happy', 'live', 'come', 'city']</text:p>
          </table:table-cell>
          <table:table-cell office:value-type="string" calcext:value-type="string">
            <text:p>['damn i was looking for that match up yall let a good one go', 'im going for all the way through', 'i miss back home but there was nothing for me back home . i think i miss the feeling of being safe or the feeling of family . but i need to know i can make my safe place and im just missing my auntie , someone being here with me .. i hate being alone seriously']</text:p>
          </table:table-cell>
        </table:table-row>
        <table:table-row table:style-name="ro1">
          <table:table-cell office:value-type="float" office:value="0" calcext:value-type="float">
            <text:p>0</text:p>
          </table:table-cell>
          <table:table-cell office:value-type="float" office:value="15045" calcext:value-type="float">
            <text:p>15045</text:p>
          </table:table-cell>
          <table:table-cell table:style-name="ce1" office:value-type="string" calcext:value-type="string">
            <text:p>0_trump_vote_president_state</text:p>
          </table:table-cell>
          <table:table-cell office:value-type="string" calcext:value-type="string">
            <text:p>['trump', 'vote', 'president', 'state', 'people', 'biden', 'police', 'election', 'governor', 'voting']</text:p>
          </table:table-cell>
          <table:table-cell office:value-type="string" calcext:value-type="string">
            <text:p>['election', 'elected', 'voters', 'voter', 'voting', 'voted', 'vote', 'ballots', 'votes', 'ballot']</text:p>
          </table:table-cell>
          <table:table-cell office:value-type="string" calcext:value-type="string">
            <text:p>['trump', 'vote', 'election', 'governor', 'voting', 'voters', 'republicans', 'voted', 'votes', 'mayor']</text:p>
          </table:table-cell>
          <table:table-cell office:value-type="string" calcext:value-type="string">
            <text:p>["the police officer didn't say anything different from what president trump has already said about the blm terrorists. firing her was a poor political decision.", 'i as a republican and a citizen of the great agree that congress should be allowed at least days to read any bills before voting. i also believe that republicans and democrats in congress are a bunch of idiots for voting on anything they have not read , stupid !!', 'trump wouldnt win a senate race i lol. hasnt been blue in what, years and it was the closest election in that span. it would be one of those elections where the college could pay off for him like it did for trump']</text:p>
          </table:table-cell>
        </table:table-row>
        <table:table-row table:style-name="ro1">
          <table:table-cell office:value-type="float" office:value="1" calcext:value-type="float">
            <text:p>1</text:p>
          </table:table-cell>
          <table:table-cell office:value-type="float" office:value="7658" calcext:value-type="float">
            <text:p>7658</text:p>
          </table:table-cell>
          <table:table-cell table:style-name="ce1" office:value-type="string" calcext:value-type="string">
            <text:p>1_niggas_nigga_shit_fuck</text:p>
          </table:table-cell>
          <table:table-cell office:value-type="string" calcext:value-type="string">
            <text:p>['niggas', 'nigga', 'shit', 'fuck', 'im', 'lol', 'dont', 'ass', 'like', 'hate']</text:p>
          </table:table-cell>
          <table:table-cell office:value-type="string" calcext:value-type="string">
            <text:p>['niggas', 'nigga', 'bitches', 'fuck', 'bitch', 'yall', 'fucked', 'fucking', 'shit', 'gotta']</text:p>
          </table:table-cell>
          <table:table-cell office:value-type="string" calcext:value-type="string">
            <text:p>['niggas', 'shit', 'fuck', 'dont', 'hate', 'got', 'bitch', 'yall', 'sucks', 'bitches']</text:p>
          </table:table-cell>
          <table:table-cell office:value-type="string" calcext:value-type="string">
            <text:p>['niggas so country', 'yall north niggas lol', 'i dont like niggas for that very reason.']</text:p>
          </table:table-cell>
        </table:table-row>
        <table:table-row table:style-name="ro1">
          <table:table-cell office:value-type="float" office:value="2" calcext:value-type="float">
            <text:p>2</text:p>
          </table:table-cell>
          <table:table-cell office:value-type="float" office:value="5011" calcext:value-type="float">
            <text:p>5011</text:p>
          </table:table-cell>
          <table:table-cell table:style-name="ce2" office:value-type="string" calcext:value-type="string">
            <text:p>2_game_team_win_football</text:p>
          </table:table-cell>
          <table:table-cell office:value-type="string" calcext:value-type="string">
            <text:p>['game', 'team', 'win', 'football', 'teams', 'vs', 'games', 'season', 'play', 'beat']</text:p>
          </table:table-cell>
          <table:table-cell office:value-type="string" calcext:value-type="string">
            <text:p>['game', 'gameday', 'players', 'nfl', 'team', 'playoffs', 'playoff', 'teams', 'games', 'football']</text:p>
          </table:table-cell>
          <table:table-cell office:value-type="string" calcext:value-type="string">
            <text:p>['game', 'win', 'football', 'teams', 'championship', 'playoffs', 'tournament', 'nfl', 'players', 'score']</text:p>
          </table:table-cell>
          <table:table-cell office:value-type="string" calcext:value-type="string">
            <text:p>["when will get a football team that doesn't play in ?", 'good game', 'is going to win this game']</text:p>
          </table:table-cell>
        </table:table-row>
        <table:table-row table:style-name="ro1">
          <table:table-cell office:value-type="float" office:value="3" calcext:value-type="float">
            <text:p>3</text:p>
          </table:table-cell>
          <table:table-cell office:value-type="float" office:value="3440" calcext:value-type="float">
            <text:p>3440</text:p>
          </table:table-cell>
          <table:table-cell table:style-name="ce3" office:value-type="string" calcext:value-type="string">
            <text:p>3_music_concert_hiphop_song</text:p>
          </table:table-cell>
          <table:table-cell office:value-type="string" calcext:value-type="string">
            <text:p>['music', 'concert', 'hiphop', 'song', 'album', 'band', 'rap', 'dj', 'new', 'artist']</text:p>
          </table:table-cell>
          <table:table-cell office:value-type="string" calcext:value-type="string">
            <text:p>['music', 'songs', 'song', 'livemusic', 'tunes', 'musicians', 'concerts', 'band', 'bands', 'concert']</text:p>
          </table:table-cell>
          <table:table-cell office:value-type="string" calcext:value-type="string">
            <text:p>['music', 'concert', 'hiphop', 'dj', 'newmusic', 'jazz', 'livemusic', 'songs', 'rock', 'soundcloud']</text:p>
          </table:table-cell>
          <table:table-cell office:value-type="string" calcext:value-type="string">
            <text:p>[', but probably music city.', 'i really miss live music. the last band i saw perform live was at the fair a very long time ago.', 'sounds like the making of a country music song, you should be in .']</text:p>
          </table:table-cell>
        </table:table-row>
        <table:table-row table:style-name="ro1">
          <table:table-cell office:value-type="float" office:value="4" calcext:value-type="float">
            <text:p>4</text:p>
          </table:table-cell>
          <table:table-cell office:value-type="float" office:value="3001" calcext:value-type="float">
            <text:p>3001</text:p>
          </table:table-cell>
          <table:table-cell table:style-name="ce4" office:value-type="string" calcext:value-type="string">
            <text:p>4_dinner_food_lunch_chicken</text:p>
          </table:table-cell>
          <table:table-cell office:value-type="string" calcext:value-type="string">
            <text:p>['dinner', 'food', 'lunch', 'chicken', 'breakfast', 'restaurant', 'burger', 'eat', 'delicious', 'salad']</text:p>
          </table:table-cell>
          <table:table-cell office:value-type="string" calcext:value-type="string">
            <text:p>['lunch', 'dinner', 'diner', 'meal', 'breakfast', 'eating', 'eat', 'brunch', 'food', 'snack']</text:p>
          </table:table-cell>
          <table:table-cell office:value-type="string" calcext:value-type="string">
            <text:p>['dinner', 'food', 'lunch', 'restaurant', 'salad', 'yummy', 'sandwich', 'meal', 'burgers', 'menu']</text:p>
          </table:table-cell>
          <table:table-cell office:value-type="string" calcext:value-type="string">
            <text:p>['having lunch (at in , )', 'dinner time... ,', 'dinner. ,']</text:p>
          </table:table-cell>
        </table:table-row>
        <table:table-row table:style-name="ro1">
          <table:table-cell office:value-type="float" office:value="5" calcext:value-type="float">
            <text:p>5</text:p>
          </table:table-cell>
          <table:table-cell office:value-type="float" office:value="2512" calcext:value-type="float">
            <text:p>2512</text:p>
          </table:table-cell>
          <table:table-cell table:style-name="ce5" office:value-type="string" calcext:value-type="string">
            <text:p>5_school_schools_students_teachers</text:p>
          </table:table-cell>
          <table:table-cell office:value-type="string" calcext:value-type="string">
            <text:p>['school', 'schools', 'students', 'teachers', 'education', 'teacher', 'high', 'university', 'college', 'community']</text:p>
          </table:table-cell>
          <table:table-cell office:value-type="string" calcext:value-type="string">
            <text:p>['schools', 'teachers', 'school', 'educators', 'teaching', 'teacher', 'classroom', 'education', 'students', 'teach']</text:p>
          </table:table-cell>
          <table:table-cell office:value-type="string" calcext:value-type="string">
            <text:p>['schools', 'students', 'teachers', 'teacher', 'community', 'meeting', 'kids', 'volunteer', 'educators', 'leaders']</text:p>
          </table:table-cell>
          <table:table-cell office:value-type="string" calcext:value-type="string">
            <text:p>['two closed schools could get new life. from', 'so excited to see students in getting into math the very first week of school!! off to a great start!', 'govbrown they will end the year mostly at home since you have destroyed education in . beaverton school district is looking at students having days in person total this school year before summer. education? your sick joke.']</text:p>
          </table:table-cell>
        </table:table-row>
        <table:table-row table:style-name="ro1">
          <table:table-cell office:value-type="float" office:value="6" calcext:value-type="float">
            <text:p>6</text:p>
          </table:table-cell>
          <table:table-cell office:value-type="float" office:value="2098" calcext:value-type="float">
            <text:p>2098</text:p>
          </table:table-cell>
          <table:table-cell office:value-type="string" calcext:value-type="string">
            <text:p>6_construction_exit_directions_cleared</text:p>
          </table:table-cell>
          <table:table-cell office:value-type="string" calcext:value-type="string">
            <text:p>['construction', 'exit', 'directions', 'cleared', 'updated', 'closure', 'sb', 'nb', 'eb', 'wb']</text:p>
          </table:table-cell>
          <table:table-cell office:value-type="string" calcext:value-type="string">
            <text:p>['exit', 'directions', 'southbound', 'route', 'westbound', 'northbound', 'highway', 'construction', 'bridge', 'cleared']</text:p>
          </table:table-cell>
          <table:table-cell office:value-type="string" calcext:value-type="string">
            <text:p>['construction', 'exit', 'directions', 'cleared', 'closure', 'route', 'i87northway', 'ramp', 'road', 'gardenstateparkway']</text:p>
          </table:table-cell>
          <table:table-cell office:value-type="string" calcext:value-type="string">
            <text:p>['construction on <text:s/>both directions at exit - ;', 'cleared: construction on <text:s/>both directions from exit - a to', 'cleared: construction on <text:s/>both directions from exit e - ; to exit - -']</text:p>
          </table:table-cell>
        </table:table-row>
        <table:table-row table:style-name="ro1">
          <table:table-cell office:value-type="float" office:value="7" calcext:value-type="float">
            <text:p>7</text:p>
          </table:table-cell>
          <table:table-cell office:value-type="float" office:value="1780" calcext:value-type="float">
            <text:p>1780</text:p>
          </table:table-cell>
          <table:table-cell office:value-type="string" calcext:value-type="string">
            <text:p>7_hes_guy_man_like</text:p>
          </table:table-cell>
          <table:table-cell office:value-type="string" calcext:value-type="string">
            <text:p>['hes', 'guy', 'man', 'like', 'dude', 'know', 'lol', 'im', 'met', 'lives']</text:p>
          </table:table-cell>
          <table:table-cell office:value-type="string" calcext:value-type="string">
            <text:p>['guy', 'dude', 'hes', 'mr', 'man', 'isnt', 'gonna', 'aint', 'talking', 'dont']</text:p>
          </table:table-cell>
          <table:table-cell office:value-type="string" calcext:value-type="string">
            <text:p>['guy', 'man', 'dude', 'lives', 'thought', 'still', 'never', 'got', 'didnt', 'talking']</text:p>
          </table:table-cell>
          <table:table-cell office:value-type="string" calcext:value-type="string">
            <text:p>['i dont think hes in anymore', 'hes actually from but not the area', 'me and are gonna take to next time hes in']</text:p>
          </table:table-cell>
        </table:table-row>
        <table:table-row table:style-name="ro1">
          <table:table-cell office:value-type="float" office:value="8" calcext:value-type="float">
            <text:p>8</text:p>
          </table:table-cell>
          <table:table-cell office:value-type="float" office:value="1762" calcext:value-type="float">
            <text:p>1762</text:p>
          </table:table-cell>
          <table:table-cell table:style-name="ce6" office:value-type="string" calcext:value-type="string">
            <text:p>8_church_god_jesus_lord</text:p>
          </table:table-cell>
          <table:table-cell office:value-type="string" calcext:value-type="string">
            <text:p>['church', 'god', 'jesus', 'lord', 'worship', 'prayer', 'faith', 'pray', 'christ', 'prayers']</text:p>
          </table:table-cell>
          <table:table-cell office:value-type="string" calcext:value-type="string">
            <text:p>['worship', 'church', 'god', 'churches', 'pastors', 'pastor', 'holy', 'bless', 'christian', 'blessed']</text:p>
          </table:table-cell>
          <table:table-cell office:value-type="string" calcext:value-type="string">
            <text:p>['church', 'lord', 'worship', 'prayer', 'christ', 'prayers', 'pastor', 'praying', 'bless', 'holy']</text:p>
          </table:table-cell>
          <table:table-cell office:value-type="string" calcext:value-type="string">
            <text:p>['getting ready to worship jesus ( first baptist church in valley, )', "church day and father's day today. god bless ,", 'just posted a photo first church of god']</text:p>
          </table:table-cell>
        </table:table-row>
        <table:table-row table:style-name="ro1">
          <table:table-cell office:value-type="float" office:value="9" calcext:value-type="float">
            <text:p>9</text:p>
          </table:table-cell>
          <table:table-cell office:value-type="float" office:value="1647" calcext:value-type="float">
            <text:p>1647</text:p>
          </table:table-cell>
          <table:table-cell table:style-name="ce7" office:value-type="string" calcext:value-type="string">
            <text:p>9_drive_car_driving_cars</text:p>
          </table:table-cell>
          <table:table-cell office:value-type="string" calcext:value-type="string">
            <text:p>['drive', 'car', 'driving', 'cars', 'truck', 'drivers', 'driver', 'traffic', 'tesla', 'drove']</text:p>
          </table:table-cell>
          <table:table-cell office:value-type="string" calcext:value-type="string">
            <text:p>['driving', 'drove', 'chevrolet', 'auto', 'drivers', 'road', 'traffic', 'roads', 'car', 'uber']</text:p>
          </table:table-cell>
          <table:table-cell office:value-type="string" calcext:value-type="string">
            <text:p>['driving', 'cars', 'drivers', 'driver', 'drove', 'jeep', 'trucks', 'uber', 'chevy', 'auto']</text:p>
          </table:table-cell>
          <table:table-cell office:value-type="string" calcext:value-type="string">
            <text:p>['driving through , , home of ', 'how is your morning drive? ,', "who's up for a drive? ( - in , )"]</text:p>
          </table:table-cell>
        </table:table-row>
        <table:table-row table:style-name="ro1">
          <table:table-cell office:value-type="float" office:value="10" calcext:value-type="float">
            <text:p>10</text:p>
          </table:table-cell>
          <table:table-cell office:value-type="float" office:value="1580" calcext:value-type="float">
            <text:p>1580</text:p>
          </table:table-cell>
          <table:table-cell table:style-name="ce8" office:value-type="string" calcext:value-type="string">
            <text:p>10_snow_winter_cold_snowing</text:p>
          </table:table-cell>
          <table:table-cell office:value-type="string" calcext:value-type="string">
            <text:p>['snow', 'winter', 'cold', 'snowing', 'ice', 'freezing', 'weather', 'snowy', 'ski', 'snowday']</text:p>
          </table:table-cell>
          <table:table-cell office:value-type="string" calcext:value-type="string">
            <text:p>['snowy', 'snow', 'snows', 'snowed', 'snowing', 'snowfall', 'snowday', 'blizzard', 'winter', 'snowstorm']</text:p>
          </table:table-cell>
          <table:table-cell office:value-type="string" calcext:value-type="string">
            <text:p>['cold', 'snowing', 'freezing', 'snowy', 'snowday', 'blizzard', 'snowed', 'colder', 'winters', 'chilly']</text:p>
          </table:table-cell>
          <table:table-cell office:value-type="string" calcext:value-type="string">
            <text:p>["let's it snow let it snow ,", 'so much snow!! ,', 'going snow-where ,']</text:p>
          </table:table-cell>
        </table:table-row>
        <table:table-row table:style-name="ro1">
          <table:table-cell office:value-type="float" office:value="11" calcext:value-type="float">
            <text:p>11</text:p>
          </table:table-cell>
          <table:table-cell office:value-type="float" office:value="1484" calcext:value-type="float">
            <text:p>1484</text:p>
          </table:table-cell>
          <table:table-cell table:style-name="ce7" office:value-type="string" calcext:value-type="string">
            <text:p>11_beach_pool_ocean_beaches</text:p>
          </table:table-cell>
          <table:table-cell office:value-type="string" calcext:value-type="string">
            <text:p>['beach', 'pool', 'ocean', 'beaches', 'boat', 'water', 'swim', 'lake', 'sand', 'beachlife']</text:p>
          </table:table-cell>
          <table:table-cell office:value-type="string" calcext:value-type="string">
            <text:p>['beach', 'beachday', 'beachlife', 'beaches', 'beachvibes', 'playa', 'shore', 'surf', 'sand', 'ocean']</text:p>
          </table:table-cell>
          <table:table-cell office:value-type="string" calcext:value-type="string">
            <text:p>['beaches', 'beachlife', 'boats', 'swimming', 'vacation', 'fun', 'sailing', 'surfing', 'kayaking', 'weekend']</text:p>
          </table:table-cell>
          <table:table-cell office:value-type="string" calcext:value-type="string">
            <text:p>["i'm at , in beach,", "i'm at the beach - in ,", "i'm at at the beach - in beach,"]</text:p>
          </table:table-cell>
        </table:table-row>
        <table:table-row table:style-name="ro1">
          <table:table-cell office:value-type="float" office:value="12" calcext:value-type="float">
            <text:p>12</text:p>
          </table:table-cell>
          <table:table-cell office:value-type="float" office:value="1325" calcext:value-type="float">
            <text:p>1325</text:p>
          </table:table-cell>
          <table:table-cell table:style-name="ce7" office:value-type="string" calcext:value-type="string">
            <text:p>12_flight_airport_plane_flying</text:p>
          </table:table-cell>
          <table:table-cell office:value-type="string" calcext:value-type="string">
            <text:p>['flight', 'airport', 'plane', 'flying', 'fly', 'flights', 'airlines', 'air', 'international', 'booked']</text:p>
          </table:table-cell>
          <table:table-cell office:value-type="string" calcext:value-type="string">
            <text:p>['flights', 'airline', 'flight', 'airlines', 'vuelo', 'passengers', 'aeropuerto', 'airplane', 'jet', 'plane']</text:p>
          </table:table-cell>
          <table:table-cell office:value-type="string" calcext:value-type="string">
            <text:p>['flight', 'plane', 'flights', 'airlines', 'booked', 'aviation', 'cancelled', 'aeropuerto', 'airline', 'planes']</text:p>
          </table:table-cell>
          <table:table-cell office:value-type="string" calcext:value-type="string">
            <text:p>['is way worse than . is not as bad as you think. is like hour flight time from here. to about hours. its a hours flight from to .', 'finally got a flight out of and into ( - in , )', 'there ya go, book that flight to now']</text:p>
          </table:table-cell>
        </table:table-row>
        <table:table-row table:style-name="ro1">
          <table:table-cell office:value-type="float" office:value="13" calcext:value-type="float">
            <text:p>13</text:p>
          </table:table-cell>
          <table:table-cell office:value-type="float" office:value="1311" calcext:value-type="float">
            <text:p>1311</text:p>
          </table:table-cell>
          <table:table-cell office:value-type="string" calcext:value-type="string">
            <text:p>13_fashion_shoes_jewelry_shop</text:p>
          </table:table-cell>
          <table:table-cell office:value-type="string" calcext:value-type="string">
            <text:p>['fashion', 'shoes', 'jewelry', 'shop', 'shirt', 'dress', 'new', 'available', 'nike', 'custom']</text:p>
          </table:table-cell>
          <table:table-cell office:value-type="string" calcext:value-type="string">
            <text:p>['fashion', 'streetwear', 'clothingbrand', 'boutique', 'apparel', 'wardrobe', 'clothing', 'clothes', 'outfits', 'sneaker']</text:p>
          </table:table-cell>
          <table:table-cell office:value-type="string" calcext:value-type="string">
            <text:p>['fashion', 'shoes', 'shoe', 'wear', 'store', 'shorts', 'earrings', 'adidas', 'apparel', 'sneakers']</text:p>
          </table:table-cell>
          <table:table-cell office:value-type="string" calcext:value-type="string">
            <text:p>['is a fashion destination?', 'urban fashion pop up fashion clothing popup vendors buffalo models <text:s text:c="2"/>blacklivesmatter blackgirlmagic ,', 'have you checked out our shoes? shop ,']</text:p>
          </table:table-cell>
        </table:table-row>
        <table:table-row table:style-name="ro1">
          <table:table-cell office:value-type="float" office:value="14" calcext:value-type="float">
            <text:p>14</text:p>
          </table:table-cell>
          <table:table-cell office:value-type="float" office:value="1302" calcext:value-type="float">
            <text:p>1302</text:p>
          </table:table-cell>
          <table:table-cell office:value-type="string" calcext:value-type="string">
            <text:p>14_hes_coach_player_qb</text:p>
          </table:table-cell>
          <table:table-cell office:value-type="string" calcext:value-type="string">
            <text:p>['hes', 'coach', 'player', 'qb', 'play', 'game', 'year', 'team', 'nfl', 'played']</text:p>
          </table:table-cell>
          <table:table-cell office:value-type="string" calcext:value-type="string">
            <text:p>['coach', 'coaches', 'coaching', 'player', 'coached', 'players', 'nfl', 'dude', 'football', 'team']</text:p>
          </table:table-cell>
          <table:table-cell office:value-type="string" calcext:value-type="string">
            <text:p>['coach', 'player', 'nfl', 'trade', 'season', 'guy', 'football', 'players', 'fans', 'better']</text:p>
          </table:table-cell>
          <table:table-cell office:value-type="string" calcext:value-type="string">
            <text:p>['imagine having nothing better to do than go after a player and their family on twitter. hunter did everything right at usc for four years, but you dont like that hes working his ass off on and off the field at . just a bad look', 'coach napier: i stand behind him. i truly believe hes the right guy for . hes growing too. is a big deal. a lot bigger than . give him time', 'theres always something for people to latch onto when they dont want to like a coach. hes from and doesnt know the sec. hes a high school coach and doesnt swear enough. hes a loser, not a winner. hes not trying hard enough. hes too short. hes a uga/bryant guy. he']</text:p>
          </table:table-cell>
        </table:table-row>
        <table:table-row table:style-name="ro1">
          <table:table-cell office:value-type="float" office:value="15" calcext:value-type="float">
            <text:p>15</text:p>
          </table:table-cell>
          <table:table-cell office:value-type="float" office:value="1285" calcext:value-type="float">
            <text:p>1285</text:p>
          </table:table-cell>
          <table:table-cell table:style-name="ce4" office:value-type="string" calcext:value-type="string">
            <text:p>15_beer_drinking_wine_brewing</text:p>
          </table:table-cell>
          <table:table-cell office:value-type="string" calcext:value-type="string">
            <text:p>['beer', 'drinking', 'wine', 'brewing', 'brewery', 'bar', 'craftbeer', 'ipa', 'drink', 'whiskey']</text:p>
          </table:table-cell>
          <table:table-cell office:value-type="string" calcext:value-type="string">
            <text:p>['beer', 'beers', 'brew', 'brews', 'brewery', 'brewed', 'brewhouse', 'breweries', 'drinks', 'brewers']</text:p>
          </table:table-cell>
          <table:table-cell office:value-type="string" calcext:value-type="string">
            <text:p>['beer', 'brewery', 'beers', 'winery', 'brew', 'breweries', 'liquor', 'distillery', 'tavern', 'drinklocal']</text:p>
          </table:table-cell>
          <table:table-cell office:value-type="string" calcext:value-type="string">
            <text:p>['martin house brewing , get me two beer review and chat! beer craftbeer podcast strikeoutbeer via', 'drinking a by at', 'know where we can get this beer in ']</text:p>
          </table:table-cell>
        </table:table-row>
        <table:table-row table:style-name="ro1">
          <table:table-cell office:value-type="float" office:value="16" calcext:value-type="float">
            <text:p>16</text:p>
          </table:table-cell>
          <table:table-cell office:value-type="float" office:value="1251" calcext:value-type="float">
            <text:p>1251</text:p>
          </table:table-cell>
          <table:table-cell office:value-type="string" calcext:value-type="string">
            <text:p>16_shes_girl_woman_love</text:p>
          </table:table-cell>
          <table:table-cell office:value-type="string" calcext:value-type="string">
            <text:p>['shes', 'girl', 'woman', 'love', 'im', 'know', 'like', 'lady', 'got', 'met']</text:p>
          </table:table-cell>
          <table:table-cell office:value-type="string" calcext:value-type="string">
            <text:p>['shes', 'girl', 'woman', 'lady', 'girls', 'daughter', 'bitch', 'sister', 'sarah', 'cute']</text:p>
          </table:table-cell>
          <table:table-cell office:value-type="string" calcext:value-type="string">
            <text:p>['shes', 'girl', 'woman', 'love', 'show', 'girls', 'queen', 'beautiful', 'lol', 'sister']</text:p>
          </table:table-cell>
          <table:table-cell office:value-type="string" calcext:value-type="string">
            <text:p>['girl in', 'shes so lucky, shes a star ,', 'shes definitely from']</text:p>
          </table:table-cell>
        </table:table-row>
        <table:table-row table:style-name="ro1">
          <table:table-cell office:value-type="float" office:value="17" calcext:value-type="float">
            <text:p>17</text:p>
          </table:table-cell>
          <table:table-cell office:value-type="float" office:value="1200" calcext:value-type="float">
            <text:p>1200</text:p>
          </table:table-cell>
          <table:table-cell table:style-name="ce9" office:value-type="string" calcext:value-type="string">
            <text:p>17_incident_exit_cleared_updated</text:p>
          </table:table-cell>
          <table:table-cell office:value-type="string" calcext:value-type="string">
            <text:p>['incident', 'exit', 'cleared', 'updated', 'sb', 'nb', 'eb', 'interchange', 'wb', 'south']</text:p>
          </table:table-cell>
          <table:table-cell office:value-type="string" calcext:value-type="string">
            <text:p>['incident', 'exit', 'event', 'av', 'blvd', 'ave', 'i287crosswestchesterexpwy', 'detoured', 'sb', 'rte']</text:p>
          </table:table-cell>
          <table:table-cell office:value-type="string" calcext:value-type="string">
            <text:p>['incident', 'exit', 'cleared', 'eb', 'gardenstateparkway', 'newjerseyturnpike', 'taconicstateparkway', 'sawmillriverparkway', 'i87northway', 'burglary']</text:p>
          </table:table-cell>
          <table:table-cell office:value-type="string" calcext:value-type="string">
            <text:p>['incident on <text:s/>nb at exit - ;', 'incident on <text:s/>nb from exit - to i-', 'incident on <text:s/>sb at exit -']</text:p>
          </table:table-cell>
        </table:table-row>
        <table:table-row table:style-name="ro1">
          <table:table-cell office:value-type="float" office:value="18" calcext:value-type="float">
            <text:p>18</text:p>
          </table:table-cell>
          <table:table-cell office:value-type="float" office:value="1157" calcext:value-type="float">
            <text:p>1157</text:p>
          </table:table-cell>
          <table:table-cell office:value-type="string" calcext:value-type="string">
            <text:p>18_nv_charlotte_city_amc</text:p>
          </table:table-cell>
          <table:table-cell office:value-type="string" calcext:value-type="string">
            <text:p>['nv', 'charlotte', 'city', 'amc', 'austin', 'center', 'portland', 'pho', 'amp', 'york']</text:p>
          </table:table-cell>
          <table:table-cell office:value-type="string" calcext:value-type="string">
            <text:p>['inn', 'nv', 'kia', 'co', 'rive', 'portland', 'inc', 'wi', 'concourse', 'den']</text:p>
          </table:table-cell>
          <table:table-cell office:value-type="string" calcext:value-type="string">
            <text:p>['charlotte', 'city', 'portland', 'commons', 'place', 'building', 'supercenter', 'locker', 'newark', 'avenue']</text:p>
          </table:table-cell>
          <table:table-cell office:value-type="string" calcext:value-type="string">
            <text:p>["i'm at - in , nv w/", "i'm at &amp;amp; in , nv w/", "i'm at &amp;amp; more in , nv"]</text:p>
          </table:table-cell>
        </table:table-row>
        <table:table-row table:style-name="ro1">
          <table:table-cell office:value-type="float" office:value="19" calcext:value-type="float">
            <text:p>19</text:p>
          </table:table-cell>
          <table:table-cell office:value-type="float" office:value="1131" calcext:value-type="float">
            <text:p>1131</text:p>
          </table:table-cell>
          <table:table-cell table:style-name="ce9" office:value-type="string" calcext:value-type="string">
            <text:p>19_blocked_traffic_accident_lane</text:p>
          </table:table-cell>
          <table:table-cell office:value-type="string" calcext:value-type="string">
            <text:p>['blocked', 'traffic', 'accident', 'lane', 'lanes', 'left', 'stopped', 'back', 'stop', 'dfwtraffic']</text:p>
          </table:table-cell>
          <table:table-cell office:value-type="string" calcext:value-type="string">
            <text:p>['traffic', 'accident', 'lane', 'lanes', 'tollway', 'vehicle', 'crash', 'blocked', 'jammed', 'blocking']</text:p>
          </table:table-cell>
          <table:table-cell office:value-type="string" calcext:value-type="string">
            <text:p>['blocked', 'traffic', 'accident', 'lane', 'lanes', 'stopped', 'dfwtraffic', 'exit', 'delay', 'crash']</text:p>
          </table:table-cell>
          <table:table-cell office:value-type="string" calcext:value-type="string">
            <text:p>['accident, right lane blocked in <text:s/>on i wb at m / / , stop and go traffic back to / traffic', 'accident, right lane blocked in <text:s/>on i sb after rd/ , stop and go traffic back to / traffic', 'accident. right lane blocked in <text:s/>on at , stop and go traffic back to traffic']</text:p>
          </table:table-cell>
        </table:table-row>
        <table:table-row table:style-name="ro1">
          <table:table-cell office:value-type="float" office:value="20" calcext:value-type="float">
            <text:p>20</text:p>
          </table:table-cell>
          <table:table-cell office:value-type="float" office:value="1093" calcext:value-type="float">
            <text:p>1093</text:p>
          </table:table-cell>
          <table:table-cell table:style-name="ce10" office:value-type="string" calcext:value-type="string">
            <text:p>20_dog_dogsofinstagram_dogs_puppy</text:p>
          </table:table-cell>
          <table:table-cell office:value-type="string" calcext:value-type="string">
            <text:p>['dog', 'dogsofinstagram', 'dogs', 'puppy', 'pup', 'pet', 'adoptdontshop', 'pets', 'puppylove', 'rescue']</text:p>
          </table:table-cell>
          <table:table-cell office:value-type="string" calcext:value-type="string">
            <text:p>['doggy', 'dog', 'doggie', 'doggo', 'dogwalker', 'labradorretriever', 'beagle', 'dogsofinsta', 'terrier', 'dogslife']</text:p>
          </table:table-cell>
          <table:table-cell office:value-type="string" calcext:value-type="string">
            <text:p>['dogsofinstagram', 'dogs', 'pup', 'pets', 'puppylove', 'puppies', 'pups', 'rescuedogsofinstagram', 'doggy', 'dogslife']</text:p>
          </table:table-cell>
          <table:table-cell office:value-type="string" calcext:value-type="string">
            <text:p>['walking the dog ,', 'dog found , . ', 'dog days ,']</text:p>
          </table:table-cell>
        </table:table-row>
        <table:table-row table:style-name="ro1">
          <table:table-cell office:value-type="float" office:value="21" calcext:value-type="float">
            <text:p>21</text:p>
          </table:table-cell>
          <table:table-cell office:value-type="float" office:value="1050" calcext:value-type="float">
            <text:p>1050</text:p>
          </table:table-cell>
          <table:table-cell table:style-name="ce2" office:value-type="string" calcext:value-type="string">
            <text:p>21_baseball_yankees_softball_game</text:p>
          </table:table-cell>
          <table:table-cell office:value-type="string" calcext:value-type="string">
            <text:p>['baseball', 'yankees', 'softball', 'game', 'inning', 'mets', 'dodgers', 'sox', 'cubs', 'series']</text:p>
          </table:table-cell>
          <table:table-cell office:value-type="string" calcext:value-type="string">
            <text:p>['baseball', 'ballpark', 'softball', 'ballgame', 'inning', 'innings', 'pitchers', 'yankees', 'orioles', 'batting']</text:p>
          </table:table-cell>
          <table:table-cell office:value-type="string" calcext:value-type="string">
            <text:p>['baseball', 'yankees', 'softball', 'inning', 'sox', 'innings', 'pitcher', 'ballpark', 'bats', 'pitchers']</text:p>
          </table:table-cell>
          <table:table-cell office:value-type="string" calcext:value-type="string">
            <text:p>['thank you!! beautiful day for baseball here in !!', 'friday night baseball in .', 'games and baseball and softball in ,']</text:p>
          </table:table-cell>
        </table:table-row>
        <table:table-row table:style-name="ro1">
          <table:table-cell office:value-type="float" office:value="22" calcext:value-type="float">
            <text:p>22</text:p>
          </table:table-cell>
          <table:table-cell office:value-type="float" office:value="1034" calcext:value-type="float">
            <text:p>1034</text:p>
          </table:table-cell>
          <table:table-cell table:style-name="ce9" office:value-type="string" calcext:value-type="string">
            <text:p>22_accident_traffic_reported_rd</text:p>
          </table:table-cell>
          <table:table-cell office:value-type="string" calcext:value-type="string">
            <text:p>['accident', 'traffic', 'reported', 'rd', 'nb', 'atxtraffic', 'eb', 'wb', 'st', 'sb']</text:p>
          </table:table-cell>
          <table:table-cell office:value-type="string" calcext:value-type="string">
            <text:p>['accidentes', 'accidente', 'accident', 'traffic', 'collision', 'crash', 'car', 'fatal', 'cotraffic', 'injury']</text:p>
          </table:table-cell>
          <table:table-cell office:value-type="string" calcext:value-type="string">
            <text:p>['accident', 'traffic', 'reported', 'rd', 'atxtraffic', 'exit', 'delay', 'crash', 'injuries', 'dfwtraffic']</text:p>
          </table:table-cell>
          <table:table-cell office:value-type="string" calcext:value-type="string">
            <text:p>['accident in <text:s/>on at n traffic', 'accident in <text:s/>on at e - traffic', 'accident in <text:s/>on at (s) traffic']</text:p>
          </table:table-cell>
        </table:table-row>
        <table:table-row table:style-name="ro1">
          <table:table-cell office:value-type="float" office:value="23" calcext:value-type="float">
            <text:p>23</text:p>
          </table:table-cell>
          <table:table-cell office:value-type="float" office:value="937" calcext:value-type="float">
            <text:p>937</text:p>
          </table:table-cell>
          <table:table-cell office:value-type="string" calcext:value-type="string">
            <text:p>23_welcome_miss_friends_hello</text:p>
          </table:table-cell>
          <table:table-cell office:value-type="string" calcext:value-type="string">
            <text:p>['welcome', 'miss', 'friends', 'hello', 'fun', 'meet', 'missed', 'friend', 'see', 'hope']</text:p>
          </table:table-cell>
          <table:table-cell office:value-type="string" calcext:value-type="string">
            <text:p>['welcome', 'gracias', 'hola', 'saludos', 'welcoming', 'thank', 'hello', 'thanks', 'greetings', 'hi']</text:p>
          </table:table-cell>
          <table:table-cell office:value-type="string" calcext:value-type="string">
            <text:p>['miss', 'friends', 'hello', 'meet', 'friend', 'saludos', 'friendship', 'greetings', 'visit', 'bye']</text:p>
          </table:table-cell>
          <table:table-cell office:value-type="string" calcext:value-type="string">
            <text:p>['you are very welcome! hope to meet if &amp;amp; when i am in area !', 'you are all welcome to come to ! thank you for being here!!', "you're welcome, hope to see you in again"]</text:p>
          </table:table-cell>
        </table:table-row>
        <table:table-row table:style-name="ro1">
          <table:table-cell office:value-type="float" office:value="24" calcext:value-type="float">
            <text:p>24</text:p>
          </table:table-cell>
          <table:table-cell office:value-type="float" office:value="923" calcext:value-type="float">
            <text:p>923</text:p>
          </table:table-cell>
          <table:table-cell office:value-type="string" calcext:value-type="string">
            <text:p>24_hair_barber_nails_makeup</text:p>
          </table:table-cell>
          <table:table-cell office:value-type="string" calcext:value-type="string">
            <text:p>['hair', 'barber', 'nails', 'makeup', 'salon', 'haircut', 'nail', 'spa', 'massage', 'beard']</text:p>
          </table:table-cell>
          <table:table-cell office:value-type="string" calcext:value-type="string">
            <text:p>['haircuts', 'haircut', 'hairstyle', 'hair', 'hairstyles', 'hairstylist', 'hairpro', 'naturalhair', 'haircolor', 'barbers']</text:p>
          </table:table-cell>
          <table:table-cell office:value-type="string" calcext:value-type="string">
            <text:p>['barber', 'nails', 'haircut', 'barbershop', 'skincare', 'barbers', 'shave', 'hairstylist', 'haircuts', 'salons']</text:p>
          </table:table-cell>
          <table:table-cell office:value-type="string" calcext:value-type="string">
            <text:p>['i cut my hair a little', 'so who does good hair in ?', 'hair ,']</text:p>
          </table:table-cell>
        </table:table-row>
        <table:table-row table:style-name="ro1">
          <table:table-cell office:value-type="float" office:value="25" calcext:value-type="float">
            <text:p>25</text:p>
          </table:table-cell>
          <table:table-cell office:value-type="float" office:value="922" calcext:value-type="float">
            <text:p>922</text:p>
          </table:table-cell>
          <table:table-cell office:value-type="string" calcext:value-type="string">
            <text:p>25_morning_good_monday_happy</text:p>
          </table:table-cell>
          <table:table-cell office:value-type="string" calcext:value-type="string">
            <text:p>['morning', 'good', 'monday', 'happy', 'friday', 'sunday', 'day', 'everyone', 'tuesday', 'wednesday']</text:p>
          </table:table-cell>
          <table:table-cell office:value-type="string" calcext:value-type="string">
            <text:p>['goodmorning', 'morning', 'hello', 'mondaymorning', 'mornings', 'morningrun', 'greeting', 'happymonday', 'today', 'happyfriday']</text:p>
          </table:table-cell>
          <table:table-cell office:value-type="string" calcext:value-type="string">
            <text:p>['monday', 'day', 'wednesday', 'saturday', 'humpday', 'goodmorning', 'mood', 'sundayfunday', 'mondaymotivation', 'happymonday']</text:p>
          </table:table-cell>
          <table:table-cell office:value-type="string" calcext:value-type="string">
            <text:p>['good morning to you from .', 'good morning !!! ,', 'good morning! happy monday!']</text:p>
          </table:table-cell>
        </table:table-row>
        <table:table-row table:style-name="ro1">
          <table:table-cell office:value-type="float" office:value="26" calcext:value-type="float">
            <text:p>26</text:p>
          </table:table-cell>
          <table:table-cell office:value-type="float" office:value="893" calcext:value-type="float">
            <text:p>893</text:p>
          </table:table-cell>
          <table:table-cell table:style-name="ce3" office:value-type="string" calcext:value-type="string">
            <text:p>26_art_painting_mural_artist</text:p>
          </table:table-cell>
          <table:table-cell office:value-type="string" calcext:value-type="string">
            <text:p>['art', 'painting', 'mural', 'artist', 'museum', 'streetart', 'paint', 'drawing', 'graffiti', 'artwork']</text:p>
          </table:table-cell>
          <table:table-cell office:value-type="string" calcext:value-type="string">
            <text:p>['arte', 'art', 'artwork', 'artgallery', 'artstudio', 'streetart', 'artistic', 'paintings', 'artforsale', 'arts']</text:p>
          </table:table-cell>
          <table:table-cell office:value-type="string" calcext:value-type="string">
            <text:p>['painting', 'mural', 'streetart', 'graffiti', 'artwork', 'gallery', 'watercolor', 'canvas', 'murals', 'paintings']</text:p>
          </table:table-cell>
          <table:table-cell office:value-type="string" calcext:value-type="string">
            <text:p>['photo! - by art', 'great art work... ,', 'i love the art in !!!']</text:p>
          </table:table-cell>
        </table:table-row>
        <table:table-row table:style-name="ro1">
          <table:table-cell office:value-type="float" office:value="27" calcext:value-type="float">
            <text:p>27</text:p>
          </table:table-cell>
          <table:table-cell office:value-type="float" office:value="847" calcext:value-type="float">
            <text:p>847</text:p>
          </table:table-cell>
          <table:table-cell table:style-name="ce1" office:value-type="string" calcext:value-type="string">
            <text:p>27_latest_hiring_opening_job</text:p>
          </table:table-cell>
          <table:table-cell office:value-type="string" calcext:value-type="string">
            <text:p>['latest', 'hiring', 'opening', 'job', 'join', 'apply', 'work', 'want', 'team', 'details']</text:p>
          </table:table-cell>
          <table:table-cell office:value-type="string" calcext:value-type="string">
            <text:p>['hiring', 'hire', 'jobs', 'job', 'foremanjobs', 'jobsearch', 'adsalesjobs', 'truckdriverjobs', 'constructionjobs', 'executivesecretaryjobs']</text:p>
          </table:table-cell>
          <table:table-cell office:value-type="string" calcext:value-type="string">
            <text:p>['hiring', 'opening', 'job', 'assistant', 'salesjobs', 'computerjobs', 'jobs', 'repairjobs', 'coordinator', 'truckdriverjobs']</text:p>
          </table:table-cell>
          <table:table-cell office:value-type="string" calcext:value-type="string">
            <text:p>["we're hiring! see our latest job opening: mechanic i ,", "we're hiring! see our latest job opening: driver ,", "we're hiring! see our latest job opening: senior it manager sunrise,"]</text:p>
          </table:table-cell>
        </table:table-row>
        <table:table-row table:style-name="ro1">
          <table:table-cell office:value-type="float" office:value="28" calcext:value-type="float">
            <text:p>28</text:p>
          </table:table-cell>
          <table:table-cell office:value-type="float" office:value="828" calcext:value-type="float">
            <text:p>828</text:p>
          </table:table-cell>
          <table:table-cell table:style-name="ce2" office:value-type="string" calcext:value-type="string">
            <text:p>28_fitness_workout_gym_training</text:p>
          </table:table-cell>
          <table:table-cell office:value-type="string" calcext:value-type="string">
            <text:p>['fitness', 'workout', 'gym', 'training', 'cardio', 'exercise', 'trainer', 'fitfam', 'weight', 'lbs']</text:p>
          </table:table-cell>
          <table:table-cell office:value-type="string" calcext:value-type="string">
            <text:p>['workout', 'fitness', 'workouts', 'gymmotivation', 'fitnessmotivation', 'fitnessjourney', 'exercise', 'gyms', 'gym', 'gymlife']</text:p>
          </table:table-cell>
          <table:table-cell office:value-type="string" calcext:value-type="string">
            <text:p>['fitness', 'workout', 'gym', 'cardio', 'exercise', 'trainer', 'workouts', 'gyms', 'bodybuilding', 'fitnessmotivation']</text:p>
          </table:table-cell>
          <table:table-cell office:value-type="string" calcext:value-type="string">
            <text:p>["i'm at fitness center in ,", 'shoulders training fitness motivation gym workout retro fitness - ,', 'backday workout fitness motivation gym training retro fitness - ,']</text:p>
          </table:table-cell>
        </table:table-row>
        <table:table-row table:style-name="ro1">
          <table:table-cell office:value-type="float" office:value="29" calcext:value-type="float">
            <text:p>29</text:p>
          </table:table-cell>
          <table:table-cell office:value-type="float" office:value="818" calcext:value-type="float">
            <text:p>818</text:p>
          </table:table-cell>
          <table:table-cell office:value-type="string" calcext:value-type="string">
            <text:p>29_store_shop_shopping_walmart</text:p>
          </table:table-cell>
          <table:table-cell office:value-type="string" calcext:value-type="string">
            <text:p>['store', 'shop', 'shopping', 'walmart', 'delivery', 'market', 'order', 'stores', 'sale', 'mall']</text:p>
          </table:table-cell>
          <table:table-cell office:value-type="string" calcext:value-type="string">
            <text:p>['store', 'stores', 'retail', 'shopping', 'supermarket', 'grocery', 'supermarkets', 'shops', 'shop', 'shoplocal']</text:p>
          </table:table-cell>
          <table:table-cell office:value-type="string" calcext:value-type="string">
            <text:p>['store', 'shopping', 'walmart', 'grocery', 'shipping', 'discount', 'starbucks', 'amazon', 'supermarket', 'supercenter']</text:p>
          </table:table-cell>
          <table:table-cell office:value-type="string" calcext:value-type="string">
            <text:p>['a small store in the mall of in', "i'm at grocery store in ,", 'n n where? at the / store?']</text:p>
          </table:table-cell>
        </table:table-row>
        <table:table-row table:style-name="ro1">
          <table:table-cell office:value-type="float" office:value="30" calcext:value-type="float">
            <text:p>30</text:p>
          </table:table-cell>
          <table:table-cell office:value-type="float" office:value="814" calcext:value-type="float">
            <text:p>814</text:p>
          </table:table-cell>
          <table:table-cell table:style-name="ce11" office:value-type="string" calcext:value-type="string">
            <text:p>30_fire_dispatched_address_vehicle</text:p>
          </table:table-cell>
          <table:table-cell office:value-type="string" calcext:value-type="string">
            <text:p>['fire', 'dispatched', 'address', 'vehicle', 'collision', 'injuries', 'motor', 'fires', '2022', 'ambulance']</text:p>
          </table:table-cell>
          <table:table-cell office:value-type="string" calcext:value-type="string">
            <text:p>['fire', 'fires', 'firefighter', 'firefighters', 'flames', 'burning', 'wildfire', 'wildfires', 'ambulance', 'burn']</text:p>
          </table:table-cell>
          <table:table-cell office:value-type="string" calcext:value-type="string">
            <text:p>['fire', 'dispatched', 'fires', 'ambulance', 'alarm', 'firefighters', 'wildfire', 'wildfires', 'firefighter', 'pdx911']</text:p>
          </table:table-cell>
          <table:table-cell office:value-type="string" calcext:value-type="string">
            <text:p>['/14/2022 - :06 pm fire department dispatched to fire barn address: , ,', '/04/2022 - :30 pm fire department dispatched to motor vehicle collision injuries presented address: space old rd, ,', 'is always on fire.']</text:p>
          </table:table-cell>
        </table:table-row>
        <table:table-row table:style-name="ro1">
          <table:table-cell office:value-type="float" office:value="31" calcext:value-type="float">
            <text:p>31</text:p>
          </table:table-cell>
          <table:table-cell office:value-type="float" office:value="806" calcext:value-type="float">
            <text:p>806</text:p>
          </table:table-cell>
          <table:table-cell office:value-type="string" calcext:value-type="string">
            <text:p>31_sunset_sunrise_beautiful_sunsets</text:p>
          </table:table-cell>
          <table:table-cell office:value-type="string" calcext:value-type="string">
            <text:p>['sunset', 'sunrise', 'beautiful', 'sunsets', 'morning', 'sky', 'sun', 'day', 'nofilter', 'clouds']</text:p>
          </table:table-cell>
          <table:table-cell office:value-type="string" calcext:value-type="string">
            <text:p>['sunsets', 'sunset', 'sunrises', 'sunsetphotography', 'sundown', 'sunrise', 'moonlight', 'sunrisephotography', 'skies', 'sunshine']</text:p>
          </table:table-cell>
          <table:table-cell office:value-type="string" calcext:value-type="string">
            <text:p>['sunset', 'sunrise', 'beautiful', 'sunsets', 'skies', 'sunshine', 'sunsetphotography', 'view', 'landscapephotography', 'saturday']</text:p>
          </table:table-cell>
          <table:table-cell office:value-type="string" calcext:value-type="string">
            <text:p>['beautiful sunset on the', 'sunrise...sunset...sunrise...sunset. . . . . <text:s text:c="2"/>,', ' sunrise and sunset on ,']</text:p>
          </table:table-cell>
        </table:table-row>
        <table:table-row table:style-name="ro1">
          <table:table-cell office:value-type="float" office:value="32" calcext:value-type="float">
            <text:p>32</text:p>
          </table:table-cell>
          <table:table-cell office:value-type="float" office:value="758" calcext:value-type="float">
            <text:p>758</text:p>
          </table:table-cell>
          <table:table-cell table:style-name="ce11" office:value-type="string" calcext:value-type="string">
            <text:p>32_flowers_garden_tree_flower</text:p>
          </table:table-cell>
          <table:table-cell office:value-type="string" calcext:value-type="string">
            <text:p>['flowers', 'garden', 'tree', 'flower', 'trees', 'spring', 'bloom', 'plants', 'roses', 'plant']</text:p>
          </table:table-cell>
          <table:table-cell office:value-type="string" calcext:value-type="string">
            <text:p>['flowers', 'floral', 'flower', 'flowering', 'bouquet', 'blooms', 'blossoms', 'lilies', 'flowersofinstagram', 'bloom']</text:p>
          </table:table-cell>
          <table:table-cell office:value-type="string" calcext:value-type="string">
            <text:p>['flowers', 'flower', 'roses', 'blooms', 'blooming', 'blossoms', 'gardens', 'wildflowers', 'orchids', 'flowerpower']</text:p>
          </table:table-cell>
          <table:table-cell office:value-type="string" calcext:value-type="string">
            <text:p>['flowers ,', 'i sure do love my garden flowers! spring ,', 'flowers in']</text:p>
          </table:table-cell>
        </table:table-row>
        <table:table-row table:style-name="ro1">
          <table:table-cell office:value-type="float" office:value="33" calcext:value-type="float">
            <text:p>33</text:p>
          </table:table-cell>
          <table:table-cell office:value-type="float" office:value="711" calcext:value-type="float">
            <text:p>711</text:p>
          </table:table-cell>
          <table:table-cell office:value-type="string" calcext:value-type="string">
            <text:p>33_christmas_merry_holiday_holidays</text:p>
          </table:table-cell>
          <table:table-cell office:value-type="string" calcext:value-type="string">
            <text:p>['christmas', 'merry', 'holiday', 'holidays', 'santa', 'xmas', 'eve', 'merrychristmas', 'december', 'gift']</text:p>
          </table:table-cell>
          <table:table-cell office:value-type="string" calcext:value-type="string">
            <text:p>['christmas', 'christmasday', 'christmaseve', 'christmastime', 'navidad', 'christmasdecor', 'christmas2019', 'christmas2021', 'christmas2020', 'christmastree']</text:p>
          </table:table-cell>
          <table:table-cell office:value-type="string" calcext:value-type="string">
            <text:p>['christmas', 'merry', 'gifts', 'navidad', 'christmas2020', 'christmastree', 'holidayseason', 'christmasdecor', 'candles', 'christmaseve']</text:p>
          </table:table-cell>
          <table:table-cell office:value-type="string" calcext:value-type="string">
            <text:p>['christmas ', 'its christmas in !', 'christmas in']</text:p>
          </table:table-cell>
        </table:table-row>
        <table:table-row table:style-name="ro1">
          <table:table-cell office:value-type="float" office:value="34" calcext:value-type="float">
            <text:p>34</text:p>
          </table:table-cell>
          <table:table-cell office:value-type="float" office:value="708" calcext:value-type="float">
            <text:p>708</text:p>
          </table:table-cell>
          <table:table-cell table:style-name="ce9" office:value-type="string" calcext:value-type="string">
            <text:p>34_closed_due_traffic_rd</text:p>
          </table:table-cell>
          <table:table-cell office:value-type="string" calcext:value-type="string">
            <text:p>['closed', 'due', 'traffic', 'rd', 'sb', 'wb', 'nb', 'road', 'eb', 'accident']</text:p>
          </table:table-cell>
          <table:table-cell office:value-type="string" calcext:value-type="string">
            <text:p>['closed', 'cerrado', 'accident', 'traffic', 'closures', 'roadway', 'reopened', 'crash', 'roadwork', 'road']</text:p>
          </table:table-cell>
          <table:table-cell office:value-type="string" calcext:value-type="string">
            <text:p>['closed', 'eb', 'accident', 'stopped', 'construction', 'dfwtraffic', 'ramp', 'reopened', 'roadway', 'police']</text:p>
          </table:table-cell>
          <table:table-cell office:value-type="string" calcext:value-type="string">
            <text:p>['closed due to accident in <text:s/>on rd nb/sb between and ', 'closed due to accident in <text:s/>on both nb/sb between and traffic', 'closed due to accident in <text:s/>on i sb between and , stopped traffic back to traffic']</text:p>
          </table:table-cell>
        </table:table-row>
        <table:table-row table:style-name="ro1">
          <table:table-cell office:value-type="float" office:value="35" calcext:value-type="float">
            <text:p>35</text:p>
          </table:table-cell>
          <table:table-cell office:value-type="float" office:value="683" calcext:value-type="float">
            <text:p>683</text:p>
          </table:table-cell>
          <table:table-cell office:value-type="string" calcext:value-type="string">
            <text:p>35_birthday_happy_happybirthday_love</text:p>
          </table:table-cell>
          <table:table-cell office:value-type="string" calcext:value-type="string">
            <text:p>['birthday', 'happy', 'happybirthday', 'love', 'th', 'celebrating', 'day', 'hope', 'celebrate', 'brother']</text:p>
          </table:table-cell>
          <table:table-cell office:value-type="string" calcext:value-type="string">
            <text:p>['birthday', 'happybirthday', 'birthdays', 'birthdayvibes', 'birthdayweekend', 'happybirthdaytome', 'birthdayboy', 'birthdaygirl', 'birthdaybehavior', 'celebrate']</text:p>
          </table:table-cell>
          <table:table-cell office:value-type="string" calcext:value-type="string">
            <text:p>['birthday', 'happybirthday', 'wishes', 'friend', 'happiest', 'happybirthdaytome', 'birthdays', 'birthdaygirl', 'sister', 'birthdayboy']</text:p>
          </table:table-cell>
          <table:table-cell office:value-type="string" calcext:value-type="string">
            <text:p>['happy birthday me..... ,', 'happy birthday', 'happy birthday ! <text:s/>,']</text:p>
          </table:table-cell>
        </table:table-row>
        <table:table-row table:style-name="ro1">
          <table:table-cell office:value-type="float" office:value="36" calcext:value-type="float">
            <text:p>36</text:p>
          </table:table-cell>
          <table:table-cell office:value-type="float" office:value="671" calcext:value-type="float">
            <text:p>671</text:p>
          </table:table-cell>
          <table:table-cell table:style-name="ce11" office:value-type="string" calcext:value-type="string">
            <text:p>36_snow_inch_reports_observer</text:p>
          </table:table-cell>
          <table:table-cell office:value-type="string" calcext:value-type="string">
            <text:p>['snow', 'inch', 'reports', 'observer', 'cst', 'op', 'public', 'co', 'est', '00']</text:p>
          </table:table-cell>
          <table:table-cell office:value-type="string" calcext:value-type="string">
            <text:p>['snowfall', 'snow', 'snowing', 'ski', 'ice', 'storm', 'inch', 'elevation', 'reported', 'inches']</text:p>
          </table:table-cell>
          <table:table-cell office:value-type="string" calcext:value-type="string">
            <text:p>['snow', 'inch', 'reports', 'observer', 'public', 'snowfall', 'station', 'nws', 'broadcast', 'storm']</text:p>
          </table:table-cell>
          <table:table-cell office:value-type="string" calcext:value-type="string">
            <text:p>['at :00 pm est, [ co, ] public reports snow of inch', 'at :00 pm cst, se [ , ] public reports snow of inch', 'at :00 am cst, e [ co, ] -op observer reports snow of inch']</text:p>
          </table:table-cell>
        </table:table-row>
        <table:table-row table:style-name="ro1">
          <table:table-cell office:value-type="float" office:value="37" calcext:value-type="float">
            <text:p>37</text:p>
          </table:table-cell>
          <table:table-cell office:value-type="float" office:value="621" calcext:value-type="float">
            <text:p>621</text:p>
          </table:table-cell>
          <table:table-cell office:value-type="string" calcext:value-type="string">
            <text:p>37_move_moving_moved_im</text:p>
          </table:table-cell>
          <table:table-cell office:value-type="string" calcext:value-type="string">
            <text:p>['move', 'moving', 'moved', 'im', 'wanna', 'want', 'back', 'might', 'think', 'cant']</text:p>
          </table:table-cell>
          <table:table-cell office:value-type="string" calcext:value-type="string">
            <text:p>['move', 'moved', 'relocate', 'relocating', 'moving', 'relocated', 'outta', 'change', 'transfer', 'going']</text:p>
          </table:table-cell>
          <table:table-cell office:value-type="string" calcext:value-type="string">
            <text:p>['move', 'moved', 'want', 'back', 'relocating', 'job', 'months', 'relocate', 'away', 'living']</text:p>
          </table:table-cell>
          <table:table-cell office:value-type="string" calcext:value-type="string">
            <text:p>['move to !', 'should i move to', 'move from to']</text:p>
          </table:table-cell>
        </table:table-row>
        <table:table-row table:style-name="ro1">
          <table:table-cell office:value-type="float" office:value="38" calcext:value-type="float">
            <text:p>38</text:p>
          </table:table-cell>
          <table:table-cell office:value-type="float" office:value="608" calcext:value-type="float">
            <text:p>608</text:p>
          </table:table-cell>
          <table:table-cell table:style-name="ce12" office:value-type="string" calcext:value-type="string">
            <text:p>38_posted_photo_publicar_foto</text:p>
          </table:table-cell>
          <table:table-cell office:value-type="string" calcext:value-type="string">
            <text:p>['posted', 'photo', 'publicar', 'foto', 'acaba', 'acabou', 'uma', 'picture', 'em', 'ward']</text:p>
          </table:table-cell>
          <table:table-cell office:value-type="string" calcext:value-type="string">
            <text:p>['foto', 'photo', 'picture', 'pic', 'pics', 'posted', 'selfie', 'image', 'photos', 'pictures']</text:p>
          </table:table-cell>
          <table:table-cell office:value-type="string" calcext:value-type="string">
            <text:p>['posted', 'foto', 'ward', 'memorial', 'pic', 'cryotherapy', 'pics', 'gallery', 'coeur', 'pawtucket']</text:p>
          </table:table-cell>
          <table:table-cell office:value-type="string" calcext:value-type="string">
            <text:p>['just posted a photo / , ,', 'just posted a photo ,', 'just posted a photo / -']</text:p>
          </table:table-cell>
        </table:table-row>
        <table:table-row table:style-name="ro1">
          <table:table-cell office:value-type="float" office:value="39" calcext:value-type="float">
            <text:p>39</text:p>
          </table:table-cell>
          <table:table-cell office:value-type="float" office:value="585" calcext:value-type="float">
            <text:p>585</text:p>
          </table:table-cell>
          <table:table-cell table:style-name="ce3" office:value-type="string" calcext:value-type="string">
            <text:p>39_show_episode_shows_comedy</text:p>
          </table:table-cell>
          <table:table-cell office:value-type="string" calcext:value-type="string">
            <text:p>['show', 'episode', 'shows', 'comedy', 'watch', 'tonight', 'watching', 'season', 'amazing', 'see']</text:p>
          </table:table-cell>
          <table:table-cell office:value-type="string" calcext:value-type="string">
            <text:p>['show', 'shows', 'showtime', 'episode', 'premiere', 'episodes', 'tv', 'drama', 'comedy', 'stage']</text:p>
          </table:table-cell>
          <table:table-cell office:value-type="string" calcext:value-type="string">
            <text:p>['show', 'episode', 'shows', 'comedy', 'tonight', 'tv', 'watched', 'great', 'episodes', 'loved']</text:p>
          </table:table-cell>
          <table:table-cell office:value-type="string" calcext:value-type="string">
            <text:p>['new show is up: ,', 'in . great show!', 'that show']</text:p>
          </table:table-cell>
        </table:table-row>
        <table:table-row table:style-name="ro1">
          <table:table-cell office:value-type="float" office:value="40" calcext:value-type="float">
            <text:p>40</text:p>
          </table:table-cell>
          <table:table-cell office:value-type="float" office:value="564" calcext:value-type="float">
            <text:p>564</text:p>
          </table:table-cell>
          <table:table-cell table:style-name="ce13" office:value-type="string" calcext:value-type="string">
            <text:p>40_coronavirus_cases_covid19_virus</text:p>
          </table:table-cell>
          <table:table-cell office:value-type="string" calcext:value-type="string">
            <text:p>['coronavirus', 'cases', 'covid19', 'virus', 'corona', 'deaths', 'confirmed', 'pandemic', 'covid', 'covid_19']</text:p>
          </table:table-cell>
          <table:table-cell office:value-type="string" calcext:value-type="string">
            <text:p>['coronavirus', 'coronavirususa', 'coronaviruspandemic', 'coronavirusoutbreak', 'coronavirusupdate', 'coronavirusupdates', 'coronavirusphotography', 'corona', 'virus', 'gagoantivirus']</text:p>
          </table:table-cell>
          <table:table-cell office:value-type="string" calcext:value-type="string">
            <text:p>['coronavirus', 'virus', 'corona', 'deaths', 'pandemic', 'covid_19', 'coronaviruspandemic', 'coronavirusoutbreak', 'coronavirusupdate', 'cdc']</text:p>
          </table:table-cell>
          <table:table-cell office:value-type="string" calcext:value-type="string">
            <text:p>['coronavirus ,', 'there is no coronavirus in', 'coronavirus is in ....']</text:p>
          </table:table-cell>
        </table:table-row>
        <table:table-row table:style-name="ro1">
          <table:table-cell office:value-type="float" office:value="41" calcext:value-type="float">
            <text:p>41</text:p>
          </table:table-cell>
          <table:table-cell office:value-type="float" office:value="554" calcext:value-type="float">
            <text:p>554</text:p>
          </table:table-cell>
          <table:table-cell table:style-name="ce7" office:value-type="string" calcext:value-type="string">
            <text:p>41_trip_travel_vacation_packing</text:p>
          </table:table-cell>
          <table:table-cell office:value-type="string" calcext:value-type="string">
            <text:p>['trip', 'travel', 'vacation', 'packing', 'need', 'trips', 'traveling', 'planning', 'go', 'take']</text:p>
          </table:table-cell>
          <table:table-cell office:value-type="string" calcext:value-type="string">
            <text:p>['trip', 'trips', 'viagem', 'roadtrip', 'travel', 'travels', 'traveling', 'traveled', 'journey', 'getaway']</text:p>
          </table:table-cell>
          <table:table-cell office:value-type="string" calcext:value-type="string">
            <text:p>['trip', 'travel', 'vacation', 'trips', 'traveling', 'planning', 'road', 'packed', 'soon', 'week']</text:p>
          </table:table-cell>
          <table:table-cell office:value-type="string" calcext:value-type="string">
            <text:p>['day trip to', 'trip it is', 'trip. ,']</text:p>
          </table:table-cell>
        </table:table-row>
        <table:table-row table:style-name="ro1">
          <table:table-cell office:value-type="float" office:value="42" calcext:value-type="float">
            <text:p>42</text:p>
          </table:table-cell>
          <table:table-cell office:value-type="float" office:value="540" calcext:value-type="float">
            <text:p>540</text:p>
          </table:table-cell>
          <table:table-cell table:style-name="ce3" office:value-type="string" calcext:value-type="string">
            <text:p>42_book_library_books_reading</text:p>
          </table:table-cell>
          <table:table-cell office:value-type="string" calcext:value-type="string">
            <text:p>['book', 'library', 'books', 'reading', 'poetry', 'read', 'potter', 'author', 'harry', 'writing']</text:p>
          </table:table-cell>
          <table:table-cell office:value-type="string" calcext:value-type="string">
            <text:p>['book', 'libro', 'books', 'booksigning', 'literature', 'reading', 'bookclub', 'literary', 'novel', 'author']</text:p>
          </table:table-cell>
          <table:table-cell office:value-type="string" calcext:value-type="string">
            <text:p>['books', 'reading', 'poetry', 'bookstore', 'poet', 'novel', 'poets', 'writers', 'authors', 'poems']</text:p>
          </table:table-cell>
          <table:table-cell office:value-type="string" calcext:value-type="string">
            <text:p>['what time is it? time to read this book..... ,', 'great book', 'book ,']</text:p>
          </table:table-cell>
        </table:table-row>
        <table:table-row table:style-name="ro1">
          <table:table-cell office:value-type="float" office:value="43" calcext:value-type="float">
            <text:p>43</text:p>
          </table:table-cell>
          <table:table-cell office:value-type="float" office:value="538" calcext:value-type="float">
            <text:p>538</text:p>
          </table:table-cell>
          <table:table-cell office:value-type="string" calcext:value-type="string">
            <text:p>43_weekend_week_next_weeks</text:p>
          </table:table-cell>
          <table:table-cell office:value-type="string" calcext:value-type="string">
            <text:p>['weekend', 'week', 'next', 'weeks', 'ill', 'friday', 'saturday', 'days', 'last', 'going']</text:p>
          </table:table-cell>
          <table:table-cell office:value-type="string" calcext:value-type="string">
            <text:p>['weekend', 'weekends', 'weekendvibes', 'saturday', 'semana', 'sunday', 'week', 'friday', 'wednesday', 'weeks']</text:p>
          </table:table-cell>
          <table:table-cell office:value-type="string" calcext:value-type="string">
            <text:p>['weekend', 'week', 'weeks', 'friday', 'saturday', 'days', 'tomorrow', 'sunday', 'wait', 'mardi']</text:p>
          </table:table-cell>
          <table:table-cell office:value-type="string" calcext:value-type="string">
            <text:p>['this weekend!!!', 'this weekend go see or next weekend', 'this weekend; next week.']</text:p>
          </table:table-cell>
        </table:table-row>
        <table:table-row table:style-name="ro1">
          <table:table-cell office:value-type="float" office:value="44" calcext:value-type="float">
            <text:p>44</text:p>
          </table:table-cell>
          <table:table-cell office:value-type="float" office:value="527" calcext:value-type="float">
            <text:p>527</text:p>
          </table:table-cell>
          <table:table-cell table:style-name="ce7" office:value-type="string" calcext:value-type="string">
            <text:p>44_train_bus_subway_mta</text:p>
          </table:table-cell>
          <table:table-cell office:value-type="string" calcext:value-type="string">
            <text:p>['train', 'bus', 'subway', 'mta', 'trains', 'metro', 'transit', 'rail', 'station', 'stop']</text:p>
          </table:table-cell>
          <table:table-cell office:value-type="string" calcext:value-type="string">
            <text:p>['subway', 'subways', 'metro', 'amtrak', 'commuter', 'train', 'transit', 'traintravel', 'commute', 'transportation']</text:p>
          </table:table-cell>
          <table:table-cell office:value-type="string" calcext:value-type="string">
            <text:p>['train', 'subway', 'trains', 'metro', 'transit', 'amtrak', 'locomotive', 'buses', 'railroad', 'railway']</text:p>
          </table:table-cell>
          <table:table-cell office:value-type="string" calcext:value-type="string">
            <text:p>['train! ,', 'off the train. ( mta subway - / / (4/5/6/j/z) - in york, )', "i'm at mta subway - r train - in ,"]</text:p>
          </table:table-cell>
        </table:table-row>
        <table:table-row table:style-name="ro1">
          <table:table-cell office:value-type="float" office:value="45" calcext:value-type="float">
            <text:p>45</text:p>
          </table:table-cell>
          <table:table-cell office:value-type="float" office:value="523" calcext:value-type="float">
            <text:p>523</text:p>
          </table:table-cell>
          <table:table-cell table:style-name="ce10" office:value-type="string" calcext:value-type="string">
            <text:p>45_birds_bird_birding_goat</text:p>
          </table:table-cell>
          <table:table-cell office:value-type="string" calcext:value-type="string">
            <text:p>['birds', 'bird', 'birding', 'goat', 'ducks', 'duck', 'bugs', 'wildlife', 'hummingbird', 'nature']</text:p>
          </table:table-cell>
          <table:table-cell office:value-type="string" calcext:value-type="string">
            <text:p>['birds', 'bird', 'birding', 'parrot', 'birdwatching', 'heron', 'birdcpp', 'birdsofinstagram', 'seagull', 'ducks']</text:p>
          </table:table-cell>
          <table:table-cell office:value-type="string" calcext:value-type="string">
            <text:p>['birds', 'wildlife', 'hummingbird', 'birdsofinstagram', 'parrot', 'birdphotography', 'birdwatching', 'wildlifephotography', 'lostbird', 'warbler']</text:p>
          </table:table-cell>
          <table:table-cell office:value-type="string" calcext:value-type="string">
            <text:p>['good morning you know what they say about early birds ,', 'this place is for the birds. ,', ' birds 3']</text:p>
          </table:table-cell>
        </table:table-row>
        <table:table-row table:style-name="ro1">
          <table:table-cell office:value-type="float" office:value="46" calcext:value-type="float">
            <text:p>46</text:p>
          </table:table-cell>
          <table:table-cell office:value-type="float" office:value="517" calcext:value-type="float">
            <text:p>517</text:p>
          </table:table-cell>
          <table:table-cell office:value-type="string" calcext:value-type="string">
            <text:p>46_anabelgonzalezfigueroa_gracias_buenos_das</text:p>
          </table:table-cell>
          <table:table-cell office:value-type="string" calcext:value-type="string">
            <text:p>['anabelgonzalezfigueroa', 'gracias', 'buenos', 'das', 'saludos', 'feliz', 'familia', 'repost', 'da', 'amor']</text:p>
          </table:table-cell>
          <table:table-cell office:value-type="string" calcext:value-type="string">
            <text:p>['diadelosmuertos', 'fiesta', 'bello', 'garcia', 'spanish', 'amigo', 'maana', 'cumpleaos', 'anabelgonzalezfigueroa', 'mexicano']</text:p>
          </table:table-cell>
          <table:table-cell office:value-type="string" calcext:value-type="string">
            <text:p>['anabelgonzalezfigueroa', 'saludos', 'familia', 'fiesta', 'garcia', 'colombiano', 'orlando', 'presente', 'french', 'elpaso']</text:p>
          </table:table-cell>
          <table:table-cell office:value-type="string" calcext:value-type="string">
            <text:p>['buenos das somewhere in', 'buenos das ; buenos das, buenos das mujeres y buenos das mundo! biznet biznetlatina biznet2022 biznetny en , n. .', 'buenos das!!! en ,']</text:p>
          </table:table-cell>
        </table:table-row>
        <table:table-row table:style-name="ro1">
          <table:table-cell office:value-type="float" office:value="47" calcext:value-type="float">
            <text:p>47</text:p>
          </table:table-cell>
          <table:table-cell office:value-type="float" office:value="484" calcext:value-type="float">
            <text:p>484</text:p>
          </table:table-cell>
          <table:table-cell table:style-name="ce2" office:value-type="string" calcext:value-type="string">
            <text:p>47_hiking_hike_mountains_trail</text:p>
          </table:table-cell>
          <table:table-cell office:value-type="string" calcext:value-type="string">
            <text:p>['hiking', 'hike', 'mountains', 'trail', 'nature', 'mountain', 'desert', 'park', 'beautiful', 'trails']</text:p>
          </table:table-cell>
          <table:table-cell office:value-type="string" calcext:value-type="string">
            <text:p>['hikes', 'hiking', 'hiked', 'hike', 'hikingadventures', 'mountainlife', 'trekking', 'mountains', 'mountaineers', 'wilderness']</text:p>
          </table:table-cell>
          <table:table-cell office:value-type="string" calcext:value-type="string">
            <text:p>['hiking', 'mountains', 'trails', 'canyon', 'hikes', 'yosemite', 'roadtrip', 'parks', 'hikingadventures', 'scenery']</text:p>
          </table:table-cell>
          <table:table-cell office:value-type="string" calcext:value-type="string">
            <text:p>['had to get in a hike on this beautiful day! ( - in , )', ', hiking weekend.', ' <text:s text:c="2"/>hiking ']</text:p>
          </table:table-cell>
        </table:table-row>
        <table:table-row table:style-name="ro1">
          <table:table-cell office:value-type="float" office:value="48" calcext:value-type="float">
            <text:p>48</text:p>
          </table:table-cell>
          <table:table-cell office:value-type="float" office:value="469" calcext:value-type="float">
            <text:p>469</text:p>
          </table:table-cell>
          <table:table-cell table:style-name="ce14" office:value-type="string" calcext:value-type="string">
            <text:p>48_covid_19_cases_covid19</text:p>
          </table:table-cell>
          <table:table-cell office:value-type="string" calcext:value-type="string">
            <text:p>['covid', '19', 'cases', 'covid19', 'deaths', 'positive', 'testing', 'tested', 'tests', 'test']</text:p>
          </table:table-cell>
          <table:table-cell office:value-type="string" calcext:value-type="string">
            <text:p>['covid_19', 'covid19', 'covid', '19', 'outbreak', 'deaths', 'toll', 'april', 'died', 'latest']</text:p>
          </table:table-cell>
          <table:table-cell office:value-type="string" calcext:value-type="string">
            <text:p>['covid', 'covid19', 'deaths', 'tests', 'reported', 'hospitalizations', 'covid_19', 'spread', 'days', 'infected']</text:p>
          </table:table-cell>
          <table:table-cell office:value-type="string" calcext:value-type="string">
            <text:p>['and covid-19 ,', 'new cases of covid-19 reported in today.', 'reports new covid-19 cases, more deaths']</text:p>
          </table:table-cell>
        </table:table-row>
        <table:table-row table:style-name="ro1">
          <table:table-cell office:value-type="float" office:value="49" calcext:value-type="float">
            <text:p>49</text:p>
          </table:table-cell>
          <table:table-cell office:value-type="float" office:value="465" calcext:value-type="float">
            <text:p>465</text:p>
          </table:table-cell>
          <table:table-cell table:style-name="ce14" office:value-type="string" calcext:value-type="string">
            <text:p>49_vaccine_vaccinated_covid_vaccination</text:p>
          </table:table-cell>
          <table:table-cell office:value-type="string" calcext:value-type="string">
            <text:p>['vaccine', 'vaccinated', 'covid', 'vaccination', 'vaccines', '19', 'vaccinations', 'doses', 'get', 'unvaccinated']</text:p>
          </table:table-cell>
          <table:table-cell office:value-type="string" calcext:value-type="string">
            <text:p>['vaccinate', 'vaccination', 'vaccinations', 'vaccinated', 'vacuna', 'vaccinating', 'vaccine', 'vacunas', 'vaccines', 'vacunacin']</text:p>
          </table:table-cell>
          <table:table-cell office:value-type="string" calcext:value-type="string">
            <text:p>['vaccine', 'vaccinated', 'vaccination', 'vaccinations', 'unvaccinated', 'vaccinating', 'covidvaccine', 'vacunas', 'appointments', 'monkeypox']</text:p>
          </table:table-cell>
          <table:table-cell office:value-type="string" calcext:value-type="string">
            <text:p>['you dont shed virus after a vaccine. thanks for coming to my . private school to require students getting covid vaccine to stay home for days after each dose', 'has a vaccine mandate. every one i know is vaccinated, except the babies.', 'got the second vaccine at <text:s/>today! vaccinated <text:s/>the place was empty, so no waiting. if you havent been vaccinated, get on it!']</text:p>
          </table:table-cell>
        </table:table-row>
        <table:table-row table:style-name="ro1">
          <table:table-cell office:value-type="float" office:value="50" calcext:value-type="float">
            <text:p>50</text:p>
          </table:table-cell>
          <table:table-cell office:value-type="float" office:value="452" calcext:value-type="float">
            <text:p>452</text:p>
          </table:table-cell>
          <table:table-cell office:value-type="string" calcext:value-type="string">
            <text:p>50_halloween_pumpkin_happy_costume</text:p>
          </table:table-cell>
          <table:table-cell office:value-type="string" calcext:value-type="string">
            <text:p>['halloween', 'pumpkin', 'happy', 'costume', 'happyhalloween', 'spooky', 'haunted', 'candy', 'ghost', 'pumpkins']</text:p>
          </table:table-cell>
          <table:table-cell office:value-type="string" calcext:value-type="string">
            <text:p>['halloween', 'halloweendecor', 'halloween2019', 'halloween2022', 'happyhalloween', 'halloweencostume', 'halloweenmakeup', 'thanksgiving', '31daysofhalloween', 'festivities']</text:p>
          </table:table-cell>
          <table:table-cell office:value-type="string" calcext:value-type="string">
            <text:p>['halloween', 'happyhalloween', 'spooky', 'haunted', 'pumpkins', 'halloween2019', 'halloweencostume', 'creepy', 'halloween2022', 'ghostbusters']</text:p>
          </table:table-cell>
          <table:table-cell office:value-type="string" calcext:value-type="string">
            <text:p>['happy halloween!!! \\m/ ,', 'happy halloween! ,', 'halloween was ,']</text:p>
          </table:table-cell>
        </table:table-row>
        <table:table-row table:style-name="ro1">
          <table:table-cell office:value-type="float" office:value="51" calcext:value-type="float">
            <text:p>51</text:p>
          </table:table-cell>
          <table:table-cell office:value-type="float" office:value="444" calcext:value-type="float">
            <text:p>444</text:p>
          </table:table-cell>
          <table:table-cell office:value-type="string" calcext:value-type="string">
            <text:p>51_always_never_keep_stay</text:p>
          </table:table-cell>
          <table:table-cell office:value-type="string" calcext:value-type="string">
            <text:p>['always', 'never', 'keep', 'stay', 'strong', 'forget', 'siempre', 'matter', 'life', 'give']</text:p>
          </table:table-cell>
          <table:table-cell office:value-type="string" calcext:value-type="string">
            <text:p>['siempre', 'always', 'ever', 'neverforget', 'forever', 'every', 'staystrong', 'staytruetoyourself', 'everything', 'keep']</text:p>
          </table:table-cell>
          <table:table-cell office:value-type="string" calcext:value-type="string">
            <text:p>['keep', 'strong', 'forget', 'siempre', 'focused', 'struggle', 'still', 'succeed', 'hard', 'vive']</text:p>
          </table:table-cell>
          <table:table-cell office:value-type="string" calcext:value-type="string">
            <text:p>['always.', 'always be <text:s/>from ,', 'always above all ,']</text:p>
          </table:table-cell>
        </table:table-row>
        <table:table-row table:style-name="ro1">
          <table:table-cell office:value-type="float" office:value="52" calcext:value-type="float">
            <text:p>52</text:p>
          </table:table-cell>
          <table:table-cell office:value-type="float" office:value="444" calcext:value-type="float">
            <text:p>444</text:p>
          </table:table-cell>
          <table:table-cell table:style-name="ce10" office:value-type="string" calcext:value-type="string">
            <text:p>52_cat_catsofinstagram_cats_kitty</text:p>
          </table:table-cell>
          <table:table-cell office:value-type="string" calcext:value-type="string">
            <text:p>['cat', 'catsofinstagram', 'cats', 'kitty', 'kitten', 'kittens', 'cats_of_instagram', 'catstagram', 'kittensofinstagram', 'catlife']</text:p>
          </table:table-cell>
          <table:table-cell office:value-type="string" calcext:value-type="string">
            <text:p>['catslife', 'gato', 'cats', 'kitten', 'cat', 'catsitter', 'catlife', 'kittensofinstagram', 'kittens', 'catsofinstagram']</text:p>
          </table:table-cell>
          <table:table-cell office:value-type="string" calcext:value-type="string">
            <text:p>['catsofinstagram', 'cats', 'kitten', 'kittens', 'cats_of_instagram', 'catstagram', 'kittensofinstagram', 'catsoftwitter', 'kittiesofinstagram', 'catslife']</text:p>
          </table:table-cell>
          <table:table-cell office:value-type="string" calcext:value-type="string">
            <text:p>['big cat vs tiny box. catsofinstagram cat max is quite comfortable here. ,', 'watching the snow outside with my brother kittencuddles kitten kittens kitty cat cats catsofinstagram kittensofinstagram catlife nyc ,', 'cat life ,']</text:p>
          </table:table-cell>
        </table:table-row>
        <table:table-row table:style-name="ro1">
          <table:table-cell office:value-type="float" office:value="53" calcext:value-type="float">
            <text:p>53</text:p>
          </table:table-cell>
          <table:table-cell office:value-type="float" office:value="442" calcext:value-type="float">
            <text:p>442</text:p>
          </table:table-cell>
          <table:table-cell table:style-name="ce4" office:value-type="string" calcext:value-type="string">
            <text:p>53_coffee_cup_starbucks_espresso</text:p>
          </table:table-cell>
          <table:table-cell office:value-type="string" calcext:value-type="string">
            <text:p>['coffee', 'cup', 'starbucks', 'espresso', 'tea', 'morning', 'latte', 'caf', 'coffeelover', 'iced']</text:p>
          </table:table-cell>
          <table:table-cell office:value-type="string" calcext:value-type="string">
            <text:p>['coffee', 'coffeetime', 'caf', 'coffeelover', 'coffeeholic', 'coffeesnob', 'coffeehouse', 'morningcoffee', 'coffeeaddict', 'coffeeshop']</text:p>
          </table:table-cell>
          <table:table-cell office:value-type="string" calcext:value-type="string">
            <text:p>['coffee', 'espresso', 'coffeelover', 'coffeetime', 'caffeine', 'cappuccino', 'coffeeshop', 'frappuccino', 'morningcoffee', 'cups']</text:p>
          </table:table-cell>
          <table:table-cell office:value-type="string" calcext:value-type="string">
            <text:p>['coffee time! ,', "i'm at . coffee in , w/", "i'm at coffee in ,"]</text:p>
          </table:table-cell>
        </table:table-row>
        <table:table-row table:style-name="ro1">
          <table:table-cell office:value-type="float" office:value="54" calcext:value-type="float">
            <text:p>54</text:p>
          </table:table-cell>
          <table:table-cell office:value-type="float" office:value="428" calcext:value-type="float">
            <text:p>428</text:p>
          </table:table-cell>
          <table:table-cell office:value-type="string" calcext:value-type="string">
            <text:p>54_fit_job_interested_recommend</text:p>
          </table:table-cell>
          <table:table-cell office:value-type="string" calcext:value-type="string">
            <text:p>['fit', 'job', 'interested', 'recommend', 'might', 'great', 'could', 'anyone', 'manager', 'assistant']</text:p>
          </table:table-cell>
          <table:table-cell office:value-type="string" calcext:value-type="string">
            <text:p>['jobs', 'hiring', 'job', 'career', 'receptionist', 'opportunities', 'assistant', 'opportunity', 'worker', 'work']</text:p>
          </table:table-cell>
          <table:table-cell office:value-type="string" calcext:value-type="string">
            <text:p>['fit', 'job', 'recommend', 'manager', 'assistant', 'engineer', 'technician', 'coordinator', 'consultant', 'finance']</text:p>
          </table:table-cell>
          <table:table-cell office:value-type="string" calcext:value-type="string">
            <text:p>['interested in a drivers job in , ? this could be a great fit.', 'interested in a community manager job in , ? this could be a great fit.', 'interested in a job in , ? this could be a great fit.']</text:p>
          </table:table-cell>
        </table:table-row>
        <table:table-row table:style-name="ro1">
          <table:table-cell office:value-type="float" office:value="55" calcext:value-type="float">
            <text:p>55</text:p>
          </table:table-cell>
          <table:table-cell office:value-type="float" office:value="426" calcext:value-type="float">
            <text:p>426</text:p>
          </table:table-cell>
          <table:table-cell table:style-name="ce3" office:value-type="string" calcext:value-type="string">
            <text:p>55_tickets_ticket_selling_sale</text:p>
          </table:table-cell>
          <table:table-cell office:value-type="string" calcext:value-type="string">
            <text:p>['tickets', 'ticket', 'selling', 'sale', 'show', 'available', 'get', 'buy', 'sold', 'see']</text:p>
          </table:table-cell>
          <table:table-cell office:value-type="string" calcext:value-type="string">
            <text:p>['tickets', 'boletos', 'ticket', 'booked', 'seats', 'concert', 'tour', 'seat', 'show', 'got']</text:p>
          </table:table-cell>
          <table:table-cell office:value-type="string" calcext:value-type="string">
            <text:p>['tickets', 'ticket', 'show', 'seats', 'sell', 'row', 'saturday', 'tour', 'booked', 'win']</text:p>
          </table:table-cell>
          <table:table-cell office:value-type="string" calcext:value-type="string">
            <text:p>['got tickets for the show', 'got my tickets!!! see you in !!!', 'got tickets to']</text:p>
          </table:table-cell>
        </table:table-row>
        <table:table-row table:style-name="ro1">
          <table:table-cell office:value-type="float" office:value="56" calcext:value-type="float">
            <text:p>56</text:p>
          </table:table-cell>
          <table:table-cell office:value-type="float" office:value="423" calcext:value-type="float">
            <text:p>423</text:p>
          </table:table-cell>
          <table:table-cell table:style-name="ce2" office:value-type="string" calcext:value-type="string">
            <text:p>56_bike_ride_bikes_cycling</text:p>
          </table:table-cell>
          <table:table-cell office:value-type="string" calcext:value-type="string">
            <text:p>['bike', 'ride', 'bikes', 'cycling', 'motorcycle', 'bicycle', 'riding', 'biking', 'bikelife', 'trail']</text:p>
          </table:table-cell>
          <table:table-cell office:value-type="string" calcext:value-type="string">
            <text:p>['bikeride', 'biking', 'cycling', 'bicycling', 'bike', 'bikelife', 'cyclinglife', 'bicycle', 'bikes', 'biker']</text:p>
          </table:table-cell>
          <table:table-cell office:value-type="string" calcext:value-type="string">
            <text:p>['bikes', 'biking', 'bikelife', 'cyclists', 'motorcycles', 'mountainbike', 'bikechi', 'motocross', 'bikeride', 'riders']</text:p>
          </table:table-cell>
          <table:table-cell office:value-type="string" calcext:value-type="string">
            <text:p>['is best by bike.', 'my first bike in the .... so, why is it in ?!?! ,', 'bike ride ,']</text:p>
          </table:table-cell>
        </table:table-row>
        <table:table-row table:style-name="ro1">
          <table:table-cell office:value-type="float" office:value="57" calcext:value-type="float">
            <text:p>57</text:p>
          </table:table-cell>
          <table:table-cell office:value-type="float" office:value="420" calcext:value-type="float">
            <text:p>420</text:p>
          </table:table-cell>
          <table:table-cell table:style-name="ce11" office:value-type="string" calcext:value-type="string">
            <text:p>57_earthquake_usgs_utc_km</text:p>
          </table:table-cell>
          <table:table-cell office:value-type="string" calcext:value-type="string">
            <text:p>['earthquake', 'usgs', 'utc', 'km', 'm1', 'reports', 'm0', '21', '22', '20']</text:p>
          </table:table-cell>
          <table:table-cell office:value-type="string" calcext:value-type="string">
            <text:p>['earthquake', 'quake', 'usgs', 'm2', 'm1', 'km', 'm3', 'm0', 'utc', 'reports']</text:p>
          </table:table-cell>
          <table:table-cell office:value-type="string" calcext:value-type="string">
            <text:p>['earthquake', 'usgs', 'utc', 'km', 'reports', 'm2', 'quake', 'wnw', '26', '41']</text:p>
          </table:table-cell>
          <table:table-cell office:value-type="string" calcext:value-type="string">
            <text:p>['usgs reports a m1.3 earthquake, km e of , on /8/21 :22:26 utc earthquake', 'usgs reports a m1.2 earthquake, km s of , on /4/22 :15:21 utc earthquake', 'usgs reports a m1.2 earthquake, km s of , on /2/20 :22:11 utc earthquake']</text:p>
          </table:table-cell>
        </table:table-row>
        <table:table-row table:style-name="ro1">
          <table:table-cell office:value-type="float" office:value="58" calcext:value-type="float">
            <text:p>58</text:p>
          </table:table-cell>
          <table:table-cell office:value-type="float" office:value="404" calcext:value-type="float">
            <text:p>404</text:p>
          </table:table-cell>
          <table:table-cell office:value-type="string" calcext:value-type="string">
            <text:p>58_love_loves_amor_much</text:p>
          </table:table-cell>
          <table:table-cell office:value-type="string" calcext:value-type="string">
            <text:p>['love', 'loves', 'amor', 'much', 'fell', 'loved', 'loving', 'loveislove', 'kiss', 'life']</text:p>
          </table:table-cell>
          <table:table-cell office:value-type="string" calcext:value-type="string">
            <text:p>['amo', 'amor', 'loves', 'love', 'loveislove', 'loving', 'loved', 'lovecasm', 'lovewins', 'loveyourself']</text:p>
          </table:table-cell>
          <table:table-cell office:value-type="string" calcext:value-type="string">
            <text:p>['love', 'loves', 'amor', 'loveislove', 'truelove', 'heart', 'selflove', 'lovecasm', 'unconditionallove', 'daybreak']</text:p>
          </table:table-cell>
          <table:table-cell office:value-type="string" calcext:value-type="string">
            <text:p>['i love you, .', 'love for , and !', 'we love !!']</text:p>
          </table:table-cell>
        </table:table-row>
        <table:table-row table:style-name="ro1">
          <table:table-cell office:value-type="float" office:value="59" calcext:value-type="float">
            <text:p>59</text:p>
          </table:table-cell>
          <table:table-cell office:value-type="float" office:value="401" calcext:value-type="float">
            <text:p>401</text:p>
          </table:table-cell>
          <table:table-cell table:style-name="ce11" office:value-type="string" calcext:value-type="string">
            <text:p>59_rain_raining_rainy_rains</text:p>
          </table:table-cell>
          <table:table-cell office:value-type="string" calcext:value-type="string">
            <text:p>['rain', 'raining', 'rainy', 'rains', 'umbrella', 'day', 'morning', 'wet', 'weather', 'pouring']</text:p>
          </table:table-cell>
          <table:table-cell office:value-type="string" calcext:value-type="string">
            <text:p>['lluvia', 'rain', 'rained', 'raining', 'rainy', 'rainingday', 'rainyday', 'rains', 'raindrops', 'rainstorm']</text:p>
          </table:table-cell>
          <table:table-cell office:value-type="string" calcext:value-type="string">
            <text:p>['rain', 'raining', 'rainy', 'rains', 'downpour', 'rained', 'rainraingoaway', 'rainclouds', 'rainingday', 'raindrops']</text:p>
          </table:table-cell>
          <table:table-cell office:value-type="string" calcext:value-type="string">
            <text:p>['has just had rain and more rain', 'after the rain ,', 'rain on me ,']</text:p>
          </table:table-cell>
        </table:table-row>
        <table:table-row table:style-name="ro1">
          <table:table-cell office:value-type="float" office:value="60" calcext:value-type="float">
            <text:p>60</text:p>
          </table:table-cell>
          <table:table-cell office:value-type="float" office:value="392" calcext:value-type="float">
            <text:p>392</text:p>
          </table:table-cell>
          <table:table-cell table:style-name="ce1" office:value-type="string" calcext:value-type="string">
            <text:p>60_memorial_veterans_honor_memorialday</text:p>
          </table:table-cell>
          <table:table-cell office:value-type="string" calcext:value-type="string">
            <text:p>['memorial', 'veterans', 'honor', 'memorialday', 'neverforget', 'day', 'served', 'military', 'veteransday', 'service']</text:p>
          </table:table-cell>
          <table:table-cell office:value-type="string" calcext:value-type="string">
            <text:p>['memorialday', 'memorial', 'remembrance', 'veteransday', 'honoring', 'monument', 'veteransday2021', 'happyveteransday', 'patriotday', 'cemetery']</text:p>
          </table:table-cell>
          <table:table-cell office:value-type="string" calcext:value-type="string">
            <text:p>['memorial', 'veterans', 'honor', 'memorialday', 'neverforget', 'veteransday', 'sacrifice', 'heroes', 'marines', 'soldiers']</text:p>
          </table:table-cell>
          <table:table-cell office:value-type="string" calcext:value-type="string">
            <text:p>['memorial today at the', 'happy memorial day ,', 'memorial day ,']</text:p>
          </table:table-cell>
        </table:table-row>
        <table:table-row table:style-name="ro1">
          <table:table-cell office:value-type="float" office:value="61" calcext:value-type="float">
            <text:p>61</text:p>
          </table:table-cell>
          <table:table-cell office:value-type="float" office:value="388" calcext:value-type="float">
            <text:p>388</text:p>
          </table:table-cell>
          <table:table-cell table:style-name="ce9" office:value-type="string" calcext:value-type="string">
            <text:p>61_cleared_accident_traffic_dfwtraffic</text:p>
          </table:table-cell>
          <table:table-cell office:value-type="string" calcext:value-type="string">
            <text:p>['cleared', 'accident', 'traffic', 'dfwtraffic', 'stop', 'back', 'delay', 'rd', 'eb', 'nb']</text:p>
          </table:table-cell>
          <table:table-cell office:value-type="string" calcext:value-type="string">
            <text:p>['traffic', 'accident', 'crash', 'cleared', 'incident', 'tollway', 'stopped', 'atltraffic', 'airport', 'atxtraffic']</text:p>
          </table:table-cell>
          <table:table-cell office:value-type="string" calcext:value-type="string">
            <text:p>['cleared', 'accident', 'traffic', 'dfwtraffic', 'delay', 'exit', 'atxtraffic', 'stopped', 'slow', 'jammed']</text:p>
          </table:table-cell>
          <table:table-cell office:value-type="string" calcext:value-type="string">
            <text:p>['accident cleared in <text:s/>on between and traffic', 'accident cleared in <text:s/>on at traffic', 'accident cleared in <text:s/>on e at traffic']</text:p>
          </table:table-cell>
        </table:table-row>
        <table:table-row table:style-name="ro1">
          <table:table-cell office:value-type="float" office:value="62" calcext:value-type="float">
            <text:p>62</text:p>
          </table:table-cell>
          <table:table-cell office:value-type="float" office:value="384" calcext:value-type="float">
            <text:p>384</text:p>
          </table:table-cell>
          <table:table-cell office:value-type="string" calcext:value-type="string">
            <text:p>62_dmg_tstm_wnd_tree</text:p>
          </table:table-cell>
          <table:table-cell office:value-type="string" calcext:value-type="string">
            <text:p>['dmg', 'tstm', 'wnd', 'tree', 'reports', 'edt', 'trees', 'estimated', 'pm', 'cdt']</text:p>
          </table:table-cell>
          <table:table-cell office:value-type="string" calcext:value-type="string">
            <text:p>['trees', 'tree', 'tstm', 'branches', 'wnd', 'wnw', 'dmg', 'nnw', 'nws', 'outages']</text:p>
          </table:table-cell>
          <table:table-cell office:value-type="string" calcext:value-type="string">
            <text:p>['dmg', 'tree', 'reports', 'cdt', 'radar', 'blown', 'road', 'damage', 'wires', 'emergency']</text:p>
          </table:table-cell>
          <table:table-cell office:value-type="string" calcext:value-type="string">
            <text:p>['at :15 pm edt, ene [ , ] public reports tstm wnd dmg. few trees down.', 'at :30 pm edt, [ , ] call center reports tstm wnd dmg. tree down blocking road.', 'at :15 pm edt, [ , ] call center reports tstm wnd dmg. trees across road.']</text:p>
          </table:table-cell>
        </table:table-row>
        <table:table-row table:style-name="ro1">
          <table:table-cell office:value-type="float" office:value="63" calcext:value-type="float">
            <text:p>63</text:p>
          </table:table-cell>
          <table:table-cell office:value-type="float" office:value="375" calcext:value-type="float">
            <text:p>375</text:p>
          </table:table-cell>
          <table:table-cell office:value-type="string" calcext:value-type="string">
            <text:p>63_gst_tstm_wnd_mph</text:p>
          </table:table-cell>
          <table:table-cell office:value-type="string" calcext:value-type="string">
            <text:p>['gst', 'tstm', 'wnd', 'mph', 'non', 'reports', 'mdt', 'station', 'pm', 'asos']</text:p>
          </table:table-cell>
          <table:table-cell office:value-type="string" calcext:value-type="string">
            <text:p>['mph', 'tstm', 'm60', 'gst', 'm65', 'm70', 'm40', 'm63', 'm55', 'm66']</text:p>
          </table:table-cell>
          <table:table-cell office:value-type="string" calcext:value-type="string">
            <text:p>['gst', 'tstm', 'mph', 'reports', 'station', 'delayed', 'highways', 'm53', 'nw', 'airport']</text:p>
          </table:table-cell>
          <table:table-cell office:value-type="string" calcext:value-type="string">
            <text:p>['at :05 pm est, [ , ] reports non-tstm wnd gst of m58 mph', 'at :20 pm est, [ , ] reports non-tstm wnd gst of m60 mph', 'at :00 pm cdt, n [ co, ne] reports non-tstm wnd gst of m58 mph']</text:p>
          </table:table-cell>
        </table:table-row>
        <table:table-row table:style-name="ro1">
          <table:table-cell office:value-type="float" office:value="64" calcext:value-type="float">
            <text:p>64</text:p>
          </table:table-cell>
          <table:table-cell office:value-type="float" office:value="371" calcext:value-type="float">
            <text:p>371</text:p>
          </table:table-cell>
          <table:table-cell office:value-type="string" calcext:value-type="string">
            <text:p>64_twitter_tweet_tweets_account</text:p>
          </table:table-cell>
          <table:table-cell office:value-type="string" calcext:value-type="string">
            <text:p>['twitter', 'tweet', 'tweets', 'account', 'followers', 'facebook', 'tweeting', 'retweet', 'follow', 'tweeted']</text:p>
          </table:table-cell>
          <table:table-cell office:value-type="string" calcext:value-type="string">
            <text:p>['tuiter', 'tweet', 'tweeting', 'tweets', 'tweeted', 'tweeter', 'twitter', 'tweeps', 'retweets', 'retweet']</text:p>
          </table:table-cell>
          <table:table-cell office:value-type="string" calcext:value-type="string">
            <text:p>['tweet', 'tweets', 'tweeting', 'retweet', 'tweeted', 'retweets', 'hashtags', 'retweeting', 'tweeter', 'tuiter']</text:p>
          </table:table-cell>
          <table:table-cell office:value-type="string" calcext:value-type="string">
            <text:p>['all of twitter has for sure', 'twitter look', 'twitter ']</text:p>
          </table:table-cell>
        </table:table-row>
        <table:table-row table:style-name="ro1">
          <table:table-cell office:value-type="float" office:value="65" calcext:value-type="float">
            <text:p>65</text:p>
          </table:table-cell>
          <table:table-cell office:value-type="float" office:value="370" calcext:value-type="float">
            <text:p>370</text:p>
          </table:table-cell>
          <table:table-cell table:style-name="ce4" office:value-type="string" calcext:value-type="string">
            <text:p>65_tacos_taco_burrito_mexican</text:p>
          </table:table-cell>
          <table:table-cell office:value-type="string" calcext:value-type="string">
            <text:p>['tacos', 'taco', 'burrito', 'mexican', 'bell', 'food', 'tacotuesday', 'burritos', 'tamales', 'churros']</text:p>
          </table:table-cell>
          <table:table-cell office:value-type="string" calcext:value-type="string">
            <text:p>['tacos', 'taco', 'burritos', 'tortillas', 'burrito', 'mexicanfood', 'churros', 'enchiladas', 'chilis', 'nachos']</text:p>
          </table:table-cell>
          <table:table-cell office:value-type="string" calcext:value-type="string">
            <text:p>['tacos', 'taco', 'burrito', 'burritos', 'churros', 'mexicanfood', 'tortillas', 'foodie', 'lunch', 'enchiladas']</text:p>
          </table:table-cell>
          <table:table-cell office:value-type="string" calcext:value-type="string">
            <text:p>['tacos because i like tacos and i dont live in', 'best tacos in ? tacos ', '( tacos in , )']</text:p>
          </table:table-cell>
        </table:table-row>
        <table:table-row table:style-name="ro1">
          <table:table-cell office:value-type="float" office:value="66" calcext:value-type="float">
            <text:p>66</text:p>
          </table:table-cell>
          <table:table-cell office:value-type="float" office:value="370" calcext:value-type="float">
            <text:p>370</text:p>
          </table:table-cell>
          <table:table-cell table:style-name="ce1" office:value-type="string" calcext:value-type="string">
            <text:p>66_jobs_hiring_greystar_leasing</text:p>
          </table:table-cell>
          <table:table-cell office:value-type="string" calcext:value-type="string">
            <text:p>['jobs', 'hiring', 'greystar', 'leasing', 'manager', 'technician', 'penske', 'property', 'supervisor', 'management']</text:p>
          </table:table-cell>
          <table:table-cell office:value-type="string" calcext:value-type="string">
            <text:p>['hiring', 'jobs', 'manager', 'management', 'career', 'managing', 'leasing', 'supervisor', 'lease', 'consultant']</text:p>
          </table:table-cell>
          <table:table-cell office:value-type="string" calcext:value-type="string">
            <text:p>['hiring', 'greystar', 'leasing', 'technician', 'supervisor', 'management', 'maintenance', 'truck', 'lincoln', 'groundskeeper']</text:p>
          </table:table-cell>
          <table:table-cell office:value-type="string" calcext:value-type="string">
            <text:p>['now hiring: construction manager | greystar: , | jobs', 'now hiring: leasing manager - | greystar: , | jobs', 'now hiring: leasing manager | greystar: view, | jobs']</text:p>
          </table:table-cell>
        </table:table-row>
        <table:table-row table:style-name="ro1">
          <table:table-cell office:value-type="float" office:value="67" calcext:value-type="float">
            <text:p>67</text:p>
          </table:table-cell>
          <table:table-cell office:value-type="float" office:value="357" calcext:value-type="float">
            <text:p>357</text:p>
          </table:table-cell>
          <table:table-cell table:style-name="ce11" office:value-type="string" calcext:value-type="string">
            <text:p>67_heat_hot_degrees_humidity</text:p>
          </table:table-cell>
          <table:table-cell office:value-type="string" calcext:value-type="string">
            <text:p>['heat', 'hot', 'degrees', 'humidity', 'humid', 'weather', 'warmer', 'temperature', 'hotter', 'degree']</text:p>
          </table:table-cell>
          <table:table-cell office:value-type="string" calcext:value-type="string">
            <text:p>['calor', 'hot', 'hottest', 'heat', 'hotter', 'heatwave', 'temp', 'warm', 'scorching', 'temperature']</text:p>
          </table:table-cell>
          <table:table-cell office:value-type="string" calcext:value-type="string">
            <text:p>['heat', 'humid', 'weather', 'hotter', 'heatwave', 'hottest', 'cooler', 'summers', 'temperatures', 'warm']</text:p>
          </table:table-cell>
          <table:table-cell office:value-type="string" calcext:value-type="string">
            <text:p>['loving the heat in , only degrees ,', 'the heat is on! ,', 'the heat is on! ']</text:p>
          </table:table-cell>
        </table:table-row>
        <table:table-row table:style-name="ro1">
          <table:table-cell office:value-type="float" office:value="68" calcext:value-type="float">
            <text:p>68</text:p>
          </table:table-cell>
          <table:table-cell office:value-type="float" office:value="356" calcext:value-type="float">
            <text:p>356</text:p>
          </table:table-cell>
          <table:table-cell table:style-name="ce11" office:value-type="string" calcext:value-type="string">
            <text:p>68_flood_flash_flooding_reports</text:p>
          </table:table-cell>
          <table:table-cell office:value-type="string" calcext:value-type="string">
            <text:p>['flood', 'flash', 'flooding', 'reports', 'edt', 'water', 'cdt', 'flooded', 'pm', 'road']</text:p>
          </table:table-cell>
          <table:table-cell office:value-type="string" calcext:value-type="string">
            <text:p>['flooding', 'flood', 'floods', 'inundacion', 'flooded', 'flash', 'warning', 'aviso', 'river', 'creek']</text:p>
          </table:table-cell>
          <table:table-cell office:value-type="string" calcext:value-type="string">
            <text:p>['flood', 'flash', 'flooding', 'water', 'flooded', 'emergency', 'highway', 'closed', 'nws', 'creek']</text:p>
          </table:table-cell>
          <table:table-cell office:value-type="string" calcext:value-type="string">
            <text:p>['flash flood warning including , , until :00 pm cdt', 'flash flood warning including , , until :00 pm edt', 'at :54 pm edt, w [ , ] call center reports flash flood. vehicle in flood water']</text:p>
          </table:table-cell>
        </table:table-row>
        <table:table-row table:style-name="ro1">
          <table:table-cell office:value-type="float" office:value="69" calcext:value-type="float">
            <text:p>69</text:p>
          </table:table-cell>
          <table:table-cell office:value-type="float" office:value="353" calcext:value-type="float">
            <text:p>353</text:p>
          </table:table-cell>
          <table:table-cell table:style-name="ce7" office:value-type="string" calcext:value-type="string">
            <text:p>69_hotel_casino_inn_resort</text:p>
          </table:table-cell>
          <table:table-cell office:value-type="string" calcext:value-type="string">
            <text:p>['hotel', 'casino', 'inn', 'resort', 'room', 'suites', 'posted', 'photo', 'hotels', 'seasons']</text:p>
          </table:table-cell>
          <table:table-cell office:value-type="string" calcext:value-type="string">
            <text:p>['hotel', 'hotels', 'hotellife', 'motel', 'casino', 'casinos', 'resort', 'resorts', 'vegas', 'lobby']</text:p>
          </table:table-cell>
          <table:table-cell office:value-type="string" calcext:value-type="string">
            <text:p>['hotel', 'casino', 'resort', 'room', 'suites', 'photo', 'hotels', 'luxury', 'downtown', 'marriott']</text:p>
          </table:table-cell>
          <table:table-cell office:value-type="string" calcext:value-type="string">
            <text:p>[' hotel &amp;amp; casino', 'hotel', ': a hotel on the , , [c. ]']</text:p>
          </table:table-cell>
        </table:table-row>
        <table:table-row table:style-name="ro1">
          <table:table-cell office:value-type="float" office:value="70" calcext:value-type="float">
            <text:p>70</text:p>
          </table:table-cell>
          <table:table-cell office:value-type="float" office:value="353" calcext:value-type="float">
            <text:p>353</text:p>
          </table:table-cell>
          <table:table-cell table:style-name="ce1" office:value-type="string" calcext:value-type="string">
            <text:p>70_listing_realestate_show_would</text:p>
          </table:table-cell>
          <table:table-cell office:value-type="string" calcext:value-type="string">
            <text:p>['listing', 'realestate', 'show', 'would', 'love', 'drive', 'street', 'road', 'dr', 'avenue']</text:p>
          </table:table-cell>
          <table:table-cell office:value-type="string" calcext:value-type="string">
            <text:p>['realtors', 'realestate', 'listing', 'listed', 'properties', 'agent', '2396', 'dennard', 'realty', 'delraybeach']</text:p>
          </table:table-cell>
          <table:table-cell office:value-type="string" calcext:value-type="string">
            <text:p>['realestate', 'show', 'would', 'street', 'stephanie', 'professionals', 'lane', 'weslake', 'waterwheel', 'kelly']</text:p>
          </table:table-cell>
          <table:table-cell office:value-type="string" calcext:value-type="string">
            <text:p>['i would love to show you my listing at j <text:s text:c="2"/>realestate', 'i would love to show you my listing at <text:s text:c="3"/>realestate', 'i would love to show you my listing at w <text:s text:c="2"/>realestate']</text:p>
          </table:table-cell>
        </table:table-row>
        <table:table-row table:style-name="ro1">
          <table:table-cell office:value-type="float" office:value="71" calcext:value-type="float">
            <text:p>71</text:p>
          </table:table-cell>
          <table:table-cell office:value-type="float" office:value="349" calcext:value-type="float">
            <text:p>349</text:p>
          </table:table-cell>
          <table:table-cell table:style-name="ce3" office:value-type="string" calcext:value-type="string">
            <text:p>71_video_posted_youtube_videos</text:p>
          </table:table-cell>
          <table:table-cell office:value-type="string" calcext:value-type="string">
            <text:p>['video', 'posted', 'youtube', 'videos', 'channel', 'check', 'link', 'bio', 'new', 'watch']</text:p>
          </table:table-cell>
          <table:table-cell office:value-type="string" calcext:value-type="string">
            <text:p>['videoclip', 'video', 'videos', 'youtube', 'videoshoot', 'footage', 'youtuber', 'youtubers', 'filmed', 'vlogging']</text:p>
          </table:table-cell>
          <table:table-cell office:value-type="string" calcext:value-type="string">
            <text:p>['video', 'youtube', 'watch', 'vlog', 'vlogging', 'videoclip', 'vlogger', 'facebook', 'youtuber', 'differencemaker']</text:p>
          </table:table-cell>
          <table:table-cell office:value-type="string" calcext:value-type="string">
            <text:p>['just posted a video / , ,', 'just posted a video .', 'just posted a video /']</text:p>
          </table:table-cell>
        </table:table-row>
        <table:table-row table:style-name="ro1">
          <table:table-cell office:value-type="float" office:value="72" calcext:value-type="float">
            <text:p>72</text:p>
          </table:table-cell>
          <table:table-cell office:value-type="float" office:value="348" calcext:value-type="float">
            <text:p>348</text:p>
          </table:table-cell>
          <table:table-cell table:style-name="ce1" office:value-type="string" calcext:value-type="string">
            <text:p>72_virtual_listing_tour_realestate</text:p>
          </table:table-cell>
          <table:table-cell office:value-type="string" calcext:value-type="string">
            <text:p>['virtual', 'listing', 'tour', 'realestate', 'eurocopter', 'see', '350', 'squawking', 'circling', 'b2']</text:p>
          </table:table-cell>
          <table:table-cell office:value-type="string" calcext:value-type="string">
            <text:p>['realestate', 'virtual', 'tour', 'listing', 'realty', 'homeservices', 'parkview', 'terrace', 'avenue', 'street']</text:p>
          </table:table-cell>
          <table:table-cell office:value-type="string" calcext:value-type="string">
            <text:p>['virtual', 'tour', 'realestate', 'eurocopter', 'circling', 'speed', 'miles', 'mph', 'drive', 'n662pd']</text:p>
          </table:table-cell>
          <table:table-cell office:value-type="string" calcext:value-type="string">
            <text:p>['see a virtual tour of my listing on e <text:s text:c="2"/>realestate', 'see a virtual tour of my listing on n <text:s text:c="2"/>realestate', 'see a virtual tour of our listing on <text:s text:c="2"/>realestate']</text:p>
          </table:table-cell>
        </table:table-row>
        <table:table-row table:style-name="ro1">
          <table:table-cell office:value-type="float" office:value="73" calcext:value-type="float">
            <text:p>73</text:p>
          </table:table-cell>
          <table:table-cell office:value-type="float" office:value="344" calcext:value-type="float">
            <text:p>344</text:p>
          </table:table-cell>
          <table:table-cell table:style-name="ce1" office:value-type="string" calcext:value-type="string">
            <text:p>73_buyer_realestate_looking_drive</text:p>
          </table:table-cell>
          <table:table-cell office:value-type="string" calcext:value-type="string">
            <text:p>['buyer', 'realestate', 'looking', 'drive', 'avenue', 'realtor', 'road', 'street', 'dr', 'ct']</text:p>
          </table:table-cell>
          <table:table-cell office:value-type="string" calcext:value-type="string">
            <text:p>['realtor', 'realestate', 'estate', 'buyer', 'firsttimehomebuyer', 'broker', 'sold', 'property', 'auction', 'buyonline']</text:p>
          </table:table-cell>
          <table:table-cell office:value-type="string" calcext:value-type="string">
            <text:p>['buyer', 'realestate', 'realtor', 'street', 'berkshire', 'property', '901', 'homeservices', 'poplar', 'lane']</text:p>
          </table:table-cell>
          <table:table-cell office:value-type="string" calcext:value-type="string">
            <text:p>['i am looking for a buyer on <text:s text:c="2"/>realestate', 'i am looking for a buyer for d <text:s text:c="2"/>realestate', 'we are looking for a buyer on e <text:s/>a <text:s text:c="2"/>realestate']</text:p>
          </table:table-cell>
        </table:table-row>
        <table:table-row table:style-name="ro1">
          <table:table-cell office:value-type="float" office:value="74" calcext:value-type="float">
            <text:p>74</text:p>
          </table:table-cell>
          <table:table-cell office:value-type="float" office:value="342" calcext:value-type="float">
            <text:p>342</text:p>
          </table:table-cell>
          <table:table-cell table:style-name="ce2" office:value-type="string" calcext:value-type="string">
            <text:p>74_basketball_nba_hoops_lakers</text:p>
          </table:table-cell>
          <table:table-cell office:value-type="string" calcext:value-type="string">
            <text:p>['basketball', 'nba', 'hoops', 'lakers', 'knicks', 'game', 'boys', 'mens', 'players', 'vs']</text:p>
          </table:table-cell>
          <table:table-cell office:value-type="string" calcext:value-type="string">
            <text:p>['basketball', 'gwbasketball', 'boysbasketball', 'aaubasketball', 'lakers', 'hoops', 'sports', 'playoffs', 'rebounds', 'players']</text:p>
          </table:table-cell>
          <table:table-cell office:value-type="string" calcext:value-type="string">
            <text:p>['basketball', 'hoops', 'lakers', 'knicks', 'players', 'tournament', 'rebounds', 'varsity', 'playoff', 'fans']</text:p>
          </table:table-cell>
          <table:table-cell office:value-type="string" calcext:value-type="string">
            <text:p>['heading to my first basketball game in go ?!', 'boys basketball . end st', 'has a basketball game tonight.']</text:p>
          </table:table-cell>
        </table:table-row>
        <table:table-row table:style-name="ro1">
          <table:table-cell office:value-type="float" office:value="75" calcext:value-type="float">
            <text:p>75</text:p>
          </table:table-cell>
          <table:table-cell office:value-type="float" office:value="340" calcext:value-type="float">
            <text:p>340</text:p>
          </table:table-cell>
          <table:table-cell table:style-name="ce13" office:value-type="string" calcext:value-type="string">
            <text:p>75_mask_masks_wear_wearing</text:p>
          </table:table-cell>
          <table:table-cell office:value-type="string" calcext:value-type="string">
            <text:p>['mask', 'masks', 'wear', 'wearing', 'face', 'mandate', 'people', 'required', 'maskless', 'covid']</text:p>
          </table:table-cell>
          <table:table-cell office:value-type="string" calcext:value-type="string">
            <text:p>['mask', 'masks', 'masked', 'facemask', 'masking', 'wearadamnmask', 'maskless', 'maskup', 'wearing', 'helmet']</text:p>
          </table:table-cell>
          <table:table-cell office:value-type="string" calcext:value-type="string">
            <text:p>['mask', 'masks', 'maskless', 'mandatory', 'wearamask', 'facemask', 'gloves', 'helmet', 'masking', 'employees']</text:p>
          </table:table-cell>
          <table:table-cell office:value-type="string" calcext:value-type="string">
            <text:p>['no i do not wear a mask in my truck. yes when i enter a business i mask up. ,', '... please wear a mask we can do this.', '*when you wear a mask at the bar in']</text:p>
          </table:table-cell>
        </table:table-row>
        <table:table-row table:style-name="ro1">
          <table:table-cell office:value-type="float" office:value="76" calcext:value-type="float">
            <text:p>76</text:p>
          </table:table-cell>
          <table:table-cell office:value-type="float" office:value="338" calcext:value-type="float">
            <text:p>338</text:p>
          </table:table-cell>
          <table:table-cell office:value-type="string" calcext:value-type="string">
            <text:p>76_000_realestate_bath_home</text:p>
          </table:table-cell>
          <table:table-cell office:value-type="string" calcext:value-type="string">
            <text:p>['000', 'realestate', 'bath', 'home', 'bedrooms', 'bedroom', 'baths', '900', 'bed', 'sq']</text:p>
          </table:table-cell>
          <table:table-cell office:value-type="string" calcext:value-type="string">
            <text:p>['house', 'bedrooms', 'bedroom', 'realestate', 'realtor', 'home', 'duplex', 'luxury', 'room', 'beds']</text:p>
          </table:table-cell>
          <table:table-cell office:value-type="string" calcext:value-type="string">
            <text:p>['realestate', 'bedrooms', 'baths', '900', 'beds', 'house', 'garage', 'remodeled', 'bathrooms', 'spacious']</text:p>
          </table:table-cell>
          <table:table-cell office:value-type="string" calcext:value-type="string">
            <text:p>['$450,000 e , <text:s/>, <text:s/>- solid bedroom bath block home located in very nice neighborhood on a corner lot.. separate living and family rooms plus large bonus room. some windows... <text:s/>realestate', '$345,000 w , <text:s/>, <text:s/>- you must see this brand new move in ready home, built in december . bed, and a half bath, car garage home in . bright open kitchen... <text:s/>realestate', '$489,000 hickory street, <text:s/>, <text:s/>- just listed in the city of . this lovely home features bedrooms, one spacious full bath, kitchen, living room, and laundry room located inside... <text:s/>lifornia realestate']</text:p>
          </table:table-cell>
        </table:table-row>
        <table:table-row table:style-name="ro1">
          <table:table-cell office:value-type="float" office:value="77" calcext:value-type="float">
            <text:p>77</text:p>
          </table:table-cell>
          <table:table-cell office:value-type="float" office:value="337" calcext:value-type="float">
            <text:p>337</text:p>
          </table:table-cell>
          <table:table-cell table:style-name="ce4" office:value-type="string" calcext:value-type="string">
            <text:p>77_pizza_style_pizzeria_dish</text:p>
          </table:table-cell>
          <table:table-cell office:value-type="string" calcext:value-type="string">
            <text:p>['pizza', 'style', 'pizzeria', 'dish', 'slice', 'best', 'deep', 'crust', 'pizzas', 'eat']</text:p>
          </table:table-cell>
          <table:table-cell office:value-type="string" calcext:value-type="string">
            <text:p>['pizza', 'pizzas', 'pizzalover', 'pizzatime', 'pizzahut', 'pizzeria', 'pizzerias', 'homemadepizza', 'woodfiredpizza', 'nycpizza']</text:p>
          </table:table-cell>
          <table:table-cell office:value-type="string" calcext:value-type="string">
            <text:p>['pizza', 'pizzeria', 'dish', 'crust', 'pizzas', 'restaurant', 'italian', 'homemadepizza', 'nationalpizzaday', 'pasta']</text:p>
          </table:table-cell>
          <table:table-cell office:value-type="string" calcext:value-type="string">
            <text:p>["i'm at pizza in , w/", 'has no pizza.', 'pizza ,']</text:p>
          </table:table-cell>
        </table:table-row>
        <table:table-row table:style-name="ro1">
          <table:table-cell office:value-type="float" office:value="78" calcext:value-type="float">
            <text:p>78</text:p>
          </table:table-cell>
          <table:table-cell office:value-type="float" office:value="330" calcext:value-type="float">
            <text:p>330</text:p>
          </table:table-cell>
          <table:table-cell table:style-name="ce3" office:value-type="string" calcext:value-type="string">
            <text:p>78_film_hollywood_movie_actor</text:p>
          </table:table-cell>
          <table:table-cell office:value-type="string" calcext:value-type="string">
            <text:p>['film', 'hollywood', 'movie', 'actor', 'actorslife', 'cinema', 'movies', 'films', 'filming', 'actors']</text:p>
          </table:table-cell>
          <table:table-cell office:value-type="string" calcext:value-type="string">
            <text:p>['hollywood', 'actorslife', 'actors', 'starring', 'actor', 'actorslifestyle', 'movie', 'filmlife', 'moviemaking', 'movies']</text:p>
          </table:table-cell>
          <table:table-cell office:value-type="string" calcext:value-type="string">
            <text:p>['hollywood', 'actorslife', 'cinema', 'films', 'actors', 'filmmaking', 'starring', 'filmmakers', 'actress', 'moviepremiere']</text:p>
          </table:table-cell>
          <table:table-cell office:value-type="string" calcext:value-type="string">
            <text:p>['hollywood,', 'throwback to a film i made with several highly talented actors. do you know this film? . . tbt throwbackthursday actors actorslife actor hollywood ,', 'filming is funny . film movie actor actorslife ,']</text:p>
          </table:table-cell>
        </table:table-row>
        <table:table-row table:style-name="ro1">
          <table:table-cell office:value-type="float" office:value="79" calcext:value-type="float">
            <text:p>79</text:p>
          </table:table-cell>
          <table:table-cell office:value-type="float" office:value="327" calcext:value-type="float">
            <text:p>327</text:p>
          </table:table-cell>
          <table:table-cell office:value-type="string" calcext:value-type="string">
            <text:p>79_baby_babies_girl_crib</text:p>
          </table:table-cell>
          <table:table-cell office:value-type="string" calcext:value-type="string">
            <text:p>['baby', 'babies', 'girl', 'crib', 'pregnant', 'months', 'babes', 'old', 'lil', 'daddysgirl']</text:p>
          </table:table-cell>
          <table:table-cell office:value-type="string" calcext:value-type="string">
            <text:p>['baby', 'babies', 'babyyyyy', 'newborn', 'babygirl', 'babes', 'babyyoda', 'momma', 'mommy', 'pregnant']</text:p>
          </table:table-cell>
          <table:table-cell office:value-type="string" calcext:value-type="string">
            <text:p>['baby', 'babies', 'pregnant', 'babes', 'daddysgirl', 'mommy', 'babyyyyy', 'cute', 'babygirl', 'month']</text:p>
          </table:table-cell>
          <table:table-cell office:value-type="string" calcext:value-type="string">
            <text:p>[' baby', 'we in baby', 'that was the baby ,']</text:p>
          </table:table-cell>
        </table:table-row>
        <table:table-row table:style-name="ro1">
          <table:table-cell office:value-type="float" office:value="80" calcext:value-type="float">
            <text:p>80</text:p>
          </table:table-cell>
          <table:table-cell office:value-type="float" office:value="321" calcext:value-type="float">
            <text:p>321</text:p>
          </table:table-cell>
          <table:table-cell table:style-name="ce11" office:value-type="string" calcext:value-type="string">
            <text:p>80_showers_forecast_hi_chance</text:p>
          </table:table-cell>
          <table:table-cell office:value-type="string" calcext:value-type="string">
            <text:p>['showers', 'forecast', 'hi', 'chance', 'rain', 'tonight', 'mon', 'tue', 'th', 'light']</text:p>
          </table:table-cell>
          <table:table-cell office:value-type="string" calcext:value-type="string">
            <text:p>['rain', 'weather', 'forecast', 'showers', 'storms', 'storm', 'cloudy', 'afternoon', 'sunny', 'wednesday']</text:p>
          </table:table-cell>
          <table:table-cell office:value-type="string" calcext:value-type="string">
            <text:p>['showers', 'forecast', 'chance', 'rain', 'sunny', 'cloudy', 'wednesday', 'storm', 'feb', 'may']</text:p>
          </table:table-cell>
          <table:table-cell office:value-type="string" calcext:value-type="string">
            <text:p>['tue feb th am forecast: today chance of showers hi tonight chance of rain lo', 'south mon may th pm forecast: tonight rain lo tuesday chance of showers hi', 'mon may th pm forecast: tonight rain lo tuesday chance of showers hi']</text:p>
          </table:table-cell>
        </table:table-row>
        <table:table-row table:style-name="ro1">
          <table:table-cell office:value-type="float" office:value="81" calcext:value-type="float">
            <text:p>81</text:p>
          </table:table-cell>
          <table:table-cell office:value-type="float" office:value="301" calcext:value-type="float">
            <text:p>301</text:p>
          </table:table-cell>
          <table:table-cell table:style-name="ce1" office:value-type="string" calcext:value-type="string">
            <text:p>81_estate_realtor_realestate_real</text:p>
          </table:table-cell>
          <table:table-cell office:value-type="string" calcext:value-type="string">
            <text:p>['estate', 'realtor', 'realestate', 'real', 'sold', 'market', 'realtors', 'home', 'sell', 'listing']</text:p>
          </table:table-cell>
          <table:table-cell office:value-type="string" calcext:value-type="string">
            <text:p>['realtors', 'realestateagent', 'realtor', 'realestatelife', 'realestate', 'realestateinvestor', 'realtorlife', 'realestateinvesting', 'homebuyers', 'homeowners']</text:p>
          </table:table-cell>
          <table:table-cell office:value-type="string" calcext:value-type="string">
            <text:p>['estate', 'realtor', 'realestate', 'realtors', 'selling', 'realtorlife', 'realestateagent', 'buyers', 'broker', 'mortgage']</text:p>
          </table:table-cell>
          <table:table-cell office:value-type="string" calcext:value-type="string">
            <text:p>['the look a realtor has when the seller says put the offer in. i love my career as a real estate broker ,', 'we are here to help you with your real estate needs ,', 'there is no bad real-estate in ..']</text:p>
          </table:table-cell>
        </table:table-row>
        <table:table-row table:style-name="ro1">
          <table:table-cell office:value-type="float" office:value="82" calcext:value-type="float">
            <text:p>82</text:p>
          </table:table-cell>
          <table:table-cell office:value-type="float" office:value="297" calcext:value-type="float">
            <text:p>297</text:p>
          </table:table-cell>
          <table:table-cell table:style-name="ce2" office:value-type="string" calcext:value-type="string">
            <text:p>82_marathon_run_running_runner</text:p>
          </table:table-cell>
          <table:table-cell office:value-type="string" calcext:value-type="string">
            <text:p>['marathon', 'run', 'running', 'runner', 'runners', 'miles', 'mile', 'race', 'half', 'morning']</text:p>
          </table:table-cell>
          <table:table-cell office:value-type="string" calcext:value-type="string">
            <text:p>['marathoners', 'marathon', 'bostonmarathon', 'marathoner', 'marathontraining', 'runners', 'halfmarathon', 'runner', 'runs', 'running']</text:p>
          </table:table-cell>
          <table:table-cell office:value-type="string" calcext:value-type="string">
            <text:p>['marathon', 'runner', 'runners', 'runnersofinstagram', 'runs', 'marathontraining', 'halfmarathon', 'trailrunning', 'motherrunner', 'bostonmarathon']</text:p>
          </table:table-cell>
          <table:table-cell office:value-type="string" calcext:value-type="string">
            <text:p>['my final half marathon in . time to head back. my sixth half marathon overall in this town. great running town.', 'we run now', "i'm at marathon in ,"]</text:p>
          </table:table-cell>
        </table:table-row>
        <table:table-row table:style-name="ro1">
          <table:table-cell office:value-type="float" office:value="83" calcext:value-type="float">
            <text:p>83</text:p>
          </table:table-cell>
          <table:table-cell office:value-type="float" office:value="297" calcext:value-type="float">
            <text:p>297</text:p>
          </table:table-cell>
          <table:table-cell office:value-type="string" calcext:value-type="string">
            <text:p>83_pdx911_tland_ity_pri</text:p>
          </table:table-cell>
          <table:table-cell office:value-type="string" calcext:value-type="string">
            <text:p>['pdx911', 'tland', 'ity', 'pri', 'block', 'disturbance', 'ne', 'ave', 'port', 'priority']</text:p>
          </table:table-cell>
          <table:table-cell office:value-type="string" calcext:value-type="string">
            <text:p>['disturbance', 'fremont', 'nw', 'tland', 'blvd', 'anomalies', 'block', 'nd', 'pl', 'ave']</text:p>
          </table:table-cell>
          <table:table-cell office:value-type="string" calcext:value-type="string">
            <text:p>['pdx911', 'block', 'disturbance', 'port', 'threat', 'sw', 'th', 'weapon', 'urbance', 'vehicle']</text:p>
          </table:table-cell>
          <table:table-cell office:value-type="string" calcext:value-type="string">
            <text:p>['disturbance - pri ity at block of ne th ave, p tland, [ pp19000189813] :33 pdx911', 'disturbance - pri ity at block of ne nd ave, p tland, [ pp19000202086] :41 pdx911', 'disturbance - pri ity at block of ne th ave, p tland, [ pp19000101374] :19 pdx911']</text:p>
          </table:table-cell>
        </table:table-row>
        <table:table-row table:style-name="ro1">
          <table:table-cell office:value-type="float" office:value="84" calcext:value-type="float">
            <text:p>84</text:p>
          </table:table-cell>
          <table:table-cell office:value-type="float" office:value="293" calcext:value-type="float">
            <text:p>293</text:p>
          </table:table-cell>
          <table:table-cell table:style-name="ce11" office:value-type="string" calcext:value-type="string">
            <text:p>84_heavy_rain_inch_reports</text:p>
          </table:table-cell>
          <table:table-cell office:value-type="string" calcext:value-type="string">
            <text:p>['heavy', 'rain', 'inch', 'reports', 'cdt', 'station', '00', 'rainfall', 'edt', 'observer']</text:p>
          </table:table-cell>
          <table:table-cell office:value-type="string" calcext:value-type="string">
            <text:p>['rain', 'raining', 'rainfall', 'storm', 'flooding', 'flooded', 'heavy', 'cdt', 'hour', 'mdt']</text:p>
          </table:table-cell>
          <table:table-cell office:value-type="string" calcext:value-type="string">
            <text:p>['heavy', 'rain', 'reports', 'cdt', 'station', 'rainfall', 'spotter', 'trained', 'hours', 'wsw']</text:p>
          </table:table-cell>
          <table:table-cell office:value-type="string" calcext:value-type="string">
            <text:p>['at :00 am cdt, [ , ] reports heavy rain of inch. hour total', 'at :00 am cdt, [ , ] reports heavy rain of inch', 'at :30 am cdt, [ , ] reports heavy rain of inch']</text:p>
          </table:table-cell>
        </table:table-row>
        <table:table-row table:style-name="ro1">
          <table:table-cell office:value-type="float" office:value="85" calcext:value-type="float">
            <text:p>85</text:p>
          </table:table-cell>
          <table:table-cell office:value-type="float" office:value="281" calcext:value-type="float">
            <text:p>281</text:p>
          </table:table-cell>
          <table:table-cell table:style-name="ce9" office:value-type="string" calcext:value-type="string">
            <text:p>85_disabled_vehicle_blocked_traffic</text:p>
          </table:table-cell>
          <table:table-cell office:value-type="string" calcext:value-type="string">
            <text:p>['disabled', 'vehicle', 'blocked', 'traffic', 'lane', 'atxtraffic', 'nb', 'sb', 'shoulder', 'cleared']</text:p>
          </table:table-cell>
          <table:table-cell office:value-type="string" calcext:value-type="string">
            <text:p>['vehicle', 'traffic', 'disabled', 'expressway', 'lanes', 'truck', 'lane', 'tollway', 'blocked', 'stalled']</text:p>
          </table:table-cell>
          <table:table-cell office:value-type="string" calcext:value-type="string">
            <text:p>['disabled', 'vehicle', 'blocked', 'traffic', 'lane', 'atxtraffic', 'shoulder', 'cleared', 'mopac', 'expressway']</text:p>
          </table:table-cell>
          <table:table-cell office:value-type="string" calcext:value-type="string">
            <text:p>['disabled vehicle, left lane blocked in <text:s/>on i wb at <text:s/>traffic', 'disabled vehicle in <text:s/>on both nb/sb at traffic', 'disabled vehicle in <text:s/>on at traffic']</text:p>
          </table:table-cell>
        </table:table-row>
        <table:table-row table:style-name="ro1">
          <table:table-cell office:value-type="float" office:value="86" calcext:value-type="float">
            <text:p>86</text:p>
          </table:table-cell>
          <table:table-cell office:value-type="float" office:value="279" calcext:value-type="float">
            <text:p>279</text:p>
          </table:table-cell>
          <table:table-cell office:value-type="string" calcext:value-type="string">
            <text:p>86_live_lived_born_living</text:p>
          </table:table-cell>
          <table:table-cell office:value-type="string" calcext:value-type="string">
            <text:p>['live', 'lived', 'born', 'living', 'raised', 'grew', 'years', 'moved', 'resident', 'im']</text:p>
          </table:table-cell>
          <table:table-cell office:value-type="string" calcext:value-type="string">
            <text:p>['living', 'resident', 'live', 'min', 'vivo', 'youve', 'yeah', 'ive', 'yes', 'saberlo']</text:p>
          </table:table-cell>
          <table:table-cell office:value-type="string" calcext:value-type="string">
            <text:p>['live', 'lived', 'born', 'living', 'lives', 'vivo', 'life', 'tell', 'daddy', 'real']</text:p>
          </table:table-cell>
          <table:table-cell office:value-type="string" calcext:value-type="string">
            <text:p>['i live in , . you?', 'but you live in', 'i live in']</text:p>
          </table:table-cell>
        </table:table-row>
        <table:table-row table:style-name="ro1">
          <table:table-cell office:value-type="float" office:value="87" calcext:value-type="float">
            <text:p>87</text:p>
          </table:table-cell>
          <table:table-cell office:value-type="float" office:value="278" calcext:value-type="float">
            <text:p>278</text:p>
          </table:table-cell>
          <table:table-cell table:style-name="ce1" office:value-type="string" calcext:value-type="string">
            <text:p>87_weed_marijuana_cannabis_legal</text:p>
          </table:table-cell>
          <table:table-cell office:value-type="string" calcext:value-type="string">
            <text:p>['weed', 'marijuana', 'cannabis', 'legal', 'legalization', 'medical', 'legalize', 'drugs', 'legalized', 'cannabiscommunity']</text:p>
          </table:table-cell>
          <table:table-cell office:value-type="string" calcext:value-type="string">
            <text:p>['weed', 'weedlovers', 'cannabis', 'marijuana', 'cannabiscommunity', 'cannabisculture', 'cannabisindustry', 'medicalmarijuana', 'plants', 'tobacco']</text:p>
          </table:table-cell>
          <table:table-cell office:value-type="string" calcext:value-type="string">
            <text:p>['marijuana', 'cannabis', 'legalization', 'legalize', 'legalized', 'cannabiscommunity', 'dispensaries', 'cannabisculture', 'legalizing', 'medicalmarijuana']</text:p>
          </table:table-cell>
          <table:table-cell office:value-type="string" calcext:value-type="string">
            <text:p>['who got some weed in or ?', 'who got weed in ???', 'where can i get weed in']</text:p>
          </table:table-cell>
        </table:table-row>
        <table:table-row table:style-name="ro1">
          <table:table-cell office:value-type="float" office:value="88" calcext:value-type="float">
            <text:p>88</text:p>
          </table:table-cell>
          <table:table-cell office:value-type="float" office:value="274" calcext:value-type="float">
            <text:p>274</text:p>
          </table:table-cell>
          <table:table-cell table:style-name="ce11" office:value-type="string" calcext:value-type="string">
            <text:p>88_cloudy_forecast_hi_partly</text:p>
          </table:table-cell>
          <table:table-cell office:value-type="string" calcext:value-type="string">
            <text:p>['cloudy', 'forecast', 'hi', 'partly', 'mostly', 'sunny', 'tonight', 'clear', 'th', 'mon']</text:p>
          </table:table-cell>
          <table:table-cell office:value-type="string" calcext:value-type="string">
            <text:p>['cloudy', 'sunny', 'forecast', 'wednesday', 'monday', 'tuesday', 'sun', 'hazy', 'saturday', 'friday']</text:p>
          </table:table-cell>
          <table:table-cell office:value-type="string" calcext:value-type="string">
            <text:p>['cloudy', 'forecast', 'sunny', 'clear', 'feb', 'today', 'jun', 'saturday', 'may', 'sunday']</text:p>
          </table:table-cell>
          <table:table-cell office:value-type="string" calcext:value-type="string">
            <text:p>['mon sep th pm forecast: tonight mostly cloudy lo tuesday partly sunny hi', 'mon sep th pm forecast: tonight partly cloudy lo tuesday mostly sunny hi', 'mon may th pm forecast: tonight partly cloudy lo tuesday mostly sunny hi']</text:p>
          </table:table-cell>
        </table:table-row>
        <table:table-row table:style-name="ro1">
          <table:table-cell office:value-type="float" office:value="89" calcext:value-type="float">
            <text:p>89</text:p>
          </table:table-cell>
          <table:table-cell office:value-type="float" office:value="271" calcext:value-type="float">
            <text:p>271</text:p>
          </table:table-cell>
          <table:table-cell table:style-name="ce11" office:value-type="string" calcext:value-type="string">
            <text:p>89_hurricane_hurricanes_storm_tropical</text:p>
          </table:table-cell>
          <table:table-cell office:value-type="string" calcext:value-type="string">
            <text:p>['hurricane', 'hurricanes', 'storm', 'tropical', 'ian', 'dorian', 'landfall', 'hurricanedorian', 'category', 'hurricaneian']</text:p>
          </table:table-cell>
          <table:table-cell office:value-type="string" calcext:value-type="string">
            <text:p>['hurricane', 'hurricaneseason', 'hurricanesally', 'hurricaneian', 'hurricanelaura', 'hurricanian', 'hurricanes', 'hurricaneida', 'hurricanedorian', 'storm']</text:p>
          </table:table-cell>
          <table:table-cell office:value-type="string" calcext:value-type="string">
            <text:p>['hurricane', 'hurricanes', 'hurricanedorian', 'hurricaneian', 'hurricanelaura', 'damage', 'cat', 'prayers', 'gulf', 'hurricaneseason']</text:p>
          </table:table-cell>
          <table:table-cell office:value-type="string" calcext:value-type="string">
            <text:p>['we know where would be if this was a hurricane, .', 'during a hurricane', 'after the hurricane in my city <text:s/>,']</text:p>
          </table:table-cell>
        </table:table-row>
        <table:table-row table:style-name="ro1">
          <table:table-cell office:value-type="float" office:value="90" calcext:value-type="float">
            <text:p>90</text:p>
          </table:table-cell>
          <table:table-cell office:value-type="float" office:value="267" calcext:value-type="float">
            <text:p>267</text:p>
          </table:table-cell>
          <table:table-cell table:style-name="ce1" office:value-type="string" calcext:value-type="string">
            <text:p>90_abortion_abortions_women_rights</text:p>
          </table:table-cell>
          <table:table-cell office:value-type="string" calcext:value-type="string">
            <text:p>['abortion', 'abortions', 'women', 'rights', 'ban', 'law', 'roe', 'reproductive', 'states', 'bill']</text:p>
          </table:table-cell>
          <table:table-cell office:value-type="string" calcext:value-type="string">
            <text:p>['abortionban', 'abortionlaw', 'abortionishealthcare', 'abortionrights', 'abortions', 'abortion', 'aborto', 'abort', 'contraception', 'uterus']</text:p>
          </table:table-cell>
          <table:table-cell office:value-type="string" calcext:value-type="string">
            <text:p>['abortion', 'abortions', 'women', 'rights', 'reproductive', 'states', 'rape', 'abortionishealthcare', 'pregnancy', 'incest']</text:p>
          </table:table-cell>
          <table:table-cell office:value-type="string" calcext:value-type="string">
            <text:p>['absolutely wild that is about to have a week abortion ban.', 'abortion providers in are in a precarious position of potentially needing to immediately suspend abortion services on the same day as a supreme court decision because of the states -year-old criminal abortion ban, said.', 'by the way kay ivey, governor of , signed the latest abortion ban that has everyone going at it.. so, no, a man didnt sign the law.. a woman did. but yall so much "women right, women rights".. at least one woman knows abortion is killing babies. this is about life']</text:p>
          </table:table-cell>
        </table:table-row>
        <table:table-row table:style-name="ro1">
          <table:table-cell office:value-type="float" office:value="91" calcext:value-type="float">
            <text:p>91</text:p>
          </table:table-cell>
          <table:table-cell office:value-type="float" office:value="263" calcext:value-type="float">
            <text:p>263</text:p>
          </table:table-cell>
          <table:table-cell table:style-name="ce1" office:value-type="string" calcext:value-type="string">
            <text:p>91_housing_rent_affordable_evictions</text:p>
          </table:table-cell>
          <table:table-cell office:value-type="string" calcext:value-type="string">
            <text:p>['housing', 'rent', 'affordable', 'evictions', 'eviction', 'apartments', 'zoning', 'tenants', 'apartment', 'landlord']</text:p>
          </table:table-cell>
          <table:table-cell office:value-type="string" calcext:value-type="string">
            <text:p>['housing', 'apartments', 'houses', 'renters', 'rents', 'rentals', 'apartment', 'rental', 'tenants', 'renting']</text:p>
          </table:table-cell>
          <table:table-cell office:value-type="string" calcext:value-type="string">
            <text:p>['housing', 'evictions', 'eviction', 'apartments', 'tenants', 'landlord', 'rents', 'landlords', 'month', 'rental']</text:p>
          </table:table-cell>
          <table:table-cell office:value-type="string" calcext:value-type="string">
            <text:p>['just up the street luxury apartments. we need more affordable housing in ! ', 'what if we made housing in the affordable or should we real?', 'no more housing in until is blue']</text:p>
          </table:table-cell>
        </table:table-row>
        <table:table-row table:style-name="ro1">
          <table:table-cell office:value-type="float" office:value="92" calcext:value-type="float">
            <text:p>92</text:p>
          </table:table-cell>
          <table:table-cell office:value-type="float" office:value="256" calcext:value-type="float">
            <text:p>256</text:p>
          </table:table-cell>
          <table:table-cell table:style-name="ce14" office:value-type="string" calcext:value-type="string">
            <text:p>92_med_medical_tland_pdx911</text:p>
          </table:table-cell>
          <table:table-cell office:value-type="string" calcext:value-type="string">
            <text:p>['med', 'medical', 'tland', 'pdx911', 'block', 'ave', 'ne', 'st', 'sw', 'blvd']</text:p>
          </table:table-cell>
          <table:table-cell office:value-type="string" calcext:value-type="string">
            <text:p>['medical', 'patients', 'dr', 'med', 'blvd', 'nw', 'st', 'tland', 'syndrome', 'nd']</text:p>
          </table:table-cell>
          <table:table-cell office:value-type="string" calcext:value-type="string">
            <text:p>['medical', 'pdx911', 'st', 'nw', 'port', 'luther', '41', 'burnside', 'kearney', 'interstate']</text:p>
          </table:table-cell>
          <table:table-cell office:value-type="string" calcext:value-type="string">
            <text:p>['med - medical at block of sw th ave, p tland, [ rp19000060632] :00 pdx911', 'med - medical at block of ne th ave, p tland, [ rp19000026836] :22 pdx911', 'med - medical at block of ne nd ave, p tland, [ rp19000037912] :20 pdx911']</text:p>
          </table:table-cell>
        </table:table-row>
        <table:table-row table:style-name="ro1">
          <table:table-cell office:value-type="float" office:value="93" calcext:value-type="float">
            <text:p>93</text:p>
          </table:table-cell>
          <table:table-cell office:value-type="float" office:value="252" calcext:value-type="float">
            <text:p>252</text:p>
          </table:table-cell>
          <table:table-cell office:value-type="string" calcext:value-type="string">
            <text:p>93_event_grid_outage_gt</text:p>
          </table:table-cell>
          <table:table-cell office:value-type="string" calcext:value-type="string">
            <text:p>['event', 'grid', 'outage', 'gt', 'ting', 'detected', 'utility', 'impacted', 'electric', 'network']</text:p>
          </table:table-cell>
          <table:table-cell office:value-type="string" calcext:value-type="string">
            <text:p>['outage', 'poweroutage', 'electric', 'voltage', 'grid', 'shutdowns', 'utility', 'shutoff', 'power', '25pm']</text:p>
          </table:table-cell>
          <table:table-cell office:value-type="string" calcext:value-type="string">
            <text:p>['grid', 'outage', 'gt', 'utility', 'electric', 'power', 'brownout', 'volts', 'voltage', 'minimum']</text:p>
          </table:table-cell>
          <table:table-cell office:value-type="string" calcext:value-type="string">
            <text:p>[', (8:19 am) grid power outage event &amp;gt;&amp;gt; the ting network detected an electric utility grid power outage event. the event started at :19 am local time and impacted at least homes.', 'little , (9:30 am) grid power outage event &amp;gt;&amp;gt; the ting network detected an electric utility grid power outage event. the event started at :30 am local time and impacted at least homes.', ', (8:00 am) grid power outage event &amp;gt;&amp;gt; the ting network detected an electric utility grid power outage event. the event started at :00 am local time and impacted at least homes.']</text:p>
          </table:table-cell>
        </table:table-row>
        <table:table-row table:style-name="ro1">
          <table:table-cell office:value-type="float" office:value="94" calcext:value-type="float">
            <text:p>94</text:p>
          </table:table-cell>
          <table:table-cell office:value-type="float" office:value="251" calcext:value-type="float">
            <text:p>251</text:p>
          </table:table-cell>
          <table:table-cell office:value-type="string" calcext:value-type="string">
            <text:p>94_trending_trend_trends_blog</text:p>
          </table:table-cell>
          <table:table-cell office:value-type="string" calcext:value-type="string">
            <text:p>['trending', 'trend', 'trends', 'blog', 'tweets', 'jcs', 'graspingthemoment', 'pitvspr', 'pitvstbl', 'godevils']</text:p>
          </table:table-cell>
          <table:table-cell office:value-type="string" calcext:value-type="string">
            <text:p>['trending', 'trends', 'trend', 'trendspiration', 'hotgirltwitter', 'blog', 'tweets', 'pitvspr', 'graspingthemoment', 'painiscoming']</text:p>
          </table:table-cell>
          <table:table-cell office:value-type="string" calcext:value-type="string">
            <text:p>['trending', 'blog', 'tweets', 'jcs', 'gnostartupreport', 'presidentpab', 'votelindor', 'happyobamadayjune14th', 'panama2019', 'hearthestudents']</text:p>
          </table:table-cell>
          <table:table-cell office:value-type="string" calcext:value-type="string">
            <text:p>['me when i see trending', 'its very to have trending in', ' is now trending in ']</text:p>
          </table:table-cell>
        </table:table-row>
        <table:table-row table:style-name="ro1">
          <table:table-cell office:value-type="float" office:value="95" calcext:value-type="float">
            <text:p>95</text:p>
          </table:table-cell>
          <table:table-cell office:value-type="float" office:value="245" calcext:value-type="float">
            <text:p>245</text:p>
          </table:table-cell>
          <table:table-cell table:style-name="ce1" office:value-type="string" calcext:value-type="string">
            <text:p>95_gas_gallon_pump_prices</text:p>
          </table:table-cell>
          <table:table-cell office:value-type="string" calcext:value-type="string">
            <text:p>['gas', 'gallon', 'pump', 'prices', 'fuel', 'station', 'gasoline', 'costco', 'oil', 'cents']</text:p>
          </table:table-cell>
          <table:table-cell office:value-type="string" calcext:value-type="string">
            <text:p>['gas', 'gasoline', 'gasol', 'gassed', 'gaslighting', 'gasprices', 'fuel', 'fuels', 'fueling', 'petroleum']</text:p>
          </table:table-cell>
          <table:table-cell office:value-type="string" calcext:value-type="string">
            <text:p>['gallon', 'gasoline', 'costco', 'oil', 'cents', 'exxon', 'gasprices', 'price', 'pumps', 'stations']</text:p>
          </table:table-cell>
          <table:table-cell office:value-type="string" calcext:value-type="string">
            <text:p>['gas is only . (at in , )', 'gas (at in , )', 'where the gas in']</text:p>
          </table:table-cell>
        </table:table-row>
        <table:table-row table:style-name="ro1">
          <table:table-cell office:value-type="float" office:value="96" calcext:value-type="float">
            <text:p>96</text:p>
          </table:table-cell>
          <table:table-cell office:value-type="float" office:value="244" calcext:value-type="float">
            <text:p>244</text:p>
          </table:table-cell>
          <table:table-cell office:value-type="string" calcext:value-type="string">
            <text:p>96_tonight_night_last_nights</text:p>
          </table:table-cell>
          <table:table-cell office:value-type="string" calcext:value-type="string">
            <text:p>['tonight', 'night', 'last', 'nights', 'tomorrow', 'tonights', 'friday', 'lit', 'lastnight', 'blasters']</text:p>
          </table:table-cell>
          <table:table-cell office:value-type="string" calcext:value-type="string">
            <text:p>['tonight', 'tonights', 'tonightlaughed', 'noche', 'lastnight', 'night', 'nights', 'fridaynights', 'seniornight', 'tomorrow']</text:p>
          </table:table-cell>
          <table:table-cell office:value-type="string" calcext:value-type="string">
            <text:p>['tonight', 'last', 'nights', 'tomorrow', 'tonights', 'lastnight', 'noche', 'mood', 'showtime', 'bar']</text:p>
          </table:table-cell>
          <table:table-cell office:value-type="string" calcext:value-type="string">
            <text:p>[' <text:s text:c="2"/>tonight ,', 'tonight in ,', 'tonight is the night ,']</text:p>
          </table:table-cell>
        </table:table-row>
        <table:table-row table:style-name="ro1">
          <table:table-cell office:value-type="float" office:value="97" calcext:value-type="float">
            <text:p>97</text:p>
          </table:table-cell>
          <table:table-cell office:value-type="float" office:value="243" calcext:value-type="float">
            <text:p>243</text:p>
          </table:table-cell>
          <table:table-cell table:style-name="ce2" office:value-type="string" calcext:value-type="string">
            <text:p>97_circling_speed_squawking_feet</text:p>
          </table:table-cell>
          <table:table-cell office:value-type="string" calcext:value-type="string">
            <text:p>['circling', 'speed', 'squawking', 'feet', 'miles', 'mph', 'cessna', 'eurocopter', 'callsign', '350']</text:p>
          </table:table-cell>
          <table:table-cell office:value-type="string" calcext:value-type="string">
            <text:p>['n5368h', 'n225la', 'n228la', 'n957la', 'n36kr', 'n954la', 'n403jl', 'n5301h', 'n674th', 'n624wc']</text:p>
          </table:table-cell>
          <table:table-cell office:value-type="string" calcext:value-type="string">
            <text:p>['circling', 'speed', 'miles', 'mph', 'eurocopter', 'callsign', 'mcdonnell', 'agustawestland', 'piper', 'n737dw']</text:p>
          </table:table-cell>
          <table:table-cell office:value-type="string" calcext:value-type="string">
            <text:p>['n99157, a cessna -p, is circling over , at feet, speed mph, squawking , miles from', 'n737dw, a cessna -n, is circling over , at feet, speed mph, squawking , miles from', 'n737dw, a cessna -n, is circling over at feet, speed mph, squawking , miles from']</text:p>
          </table:table-cell>
        </table:table-row>
        <table:table-row table:style-name="ro1">
          <table:table-cell office:value-type="float" office:value="98" calcext:value-type="float">
            <text:p>98</text:p>
          </table:table-cell>
          <table:table-cell office:value-type="float" office:value="241" calcext:value-type="float">
            <text:p>241</text:p>
          </table:table-cell>
          <table:table-cell office:value-type="string" calcext:value-type="string">
            <text:p>98_city_cities_town_capital</text:p>
          </table:table-cell>
          <table:table-cell office:value-type="string" calcext:value-type="string">
            <text:p>['city', 'cities', 'town', 'capital', 'sleeps', 'love', 'world', 'best', 'live', 'never']</text:p>
          </table:table-cell>
          <table:table-cell office:value-type="string" calcext:value-type="string">
            <text:p>['cidade', 'ciudad', 'city', 'cityof', 'cityofheaven', 'cities', 'downtown', 'cityofdis', 'urban', 'hometown']</text:p>
          </table:table-cell>
          <table:table-cell office:value-type="string" calcext:value-type="string">
            <text:p>['city', 'cities', 'town', 'capital', 'favorite', 'ciudad', 'downtown', 'cidade', 'neighborhood', 'urban']</text:p>
          </table:table-cell>
          <table:table-cell office:value-type="string" calcext:value-type="string">
            <text:p>['i just love this city! ,', 'city of ,', 'love my city ']</text:p>
          </table:table-cell>
        </table:table-row>
        <table:table-row table:style-name="ro1">
          <table:table-cell office:value-type="float" office:value="99" calcext:value-type="float">
            <text:p>99</text:p>
          </table:table-cell>
          <table:table-cell office:value-type="float" office:value="235" calcext:value-type="float">
            <text:p>235</text:p>
          </table:table-cell>
          <table:table-cell office:value-type="string" calcext:value-type="string">
            <text:p>99_year_new_happynewyear_happy</text:p>
          </table:table-cell>
          <table:table-cell office:value-type="string" calcext:value-type="string">
            <text:p>['year', 'new', 'happynewyear', 'happy', '2020', 'newyear', 'years', '2019', 'everyone', 'newyearseve']</text:p>
          </table:table-cell>
          <table:table-cell office:value-type="string" calcext:value-type="string">
            <text:p>['newyear', 'happynewyear', 'happynewyear2019', 'happynewyear2021', 'happynewyear2020', 'newyearseve', 'year', 'nye2020', 'nye', 'january']</text:p>
          </table:table-cell>
          <table:table-cell office:value-type="string" calcext:value-type="string">
            <text:p>['happynewyear', 'happy', '2020', 'newyear', 'everyone', 'wishing', 'happynewyear2021', 'happynewyear2019', 'cheers', 'health']</text:p>
          </table:table-cell>
          <table:table-cell office:value-type="string" calcext:value-type="string">
            <text:p>["happy new year's . ,", 'happy new year! ,', 'this is all about. happy new year !! ,']</text:p>
          </table:table-cell>
        </table:table-row>
        <table:table-row table:style-name="ro1">
          <table:table-cell office:value-type="float" office:value="100" calcext:value-type="float">
            <text:p>100</text:p>
          </table:table-cell>
          <table:table-cell office:value-type="float" office:value="233" calcext:value-type="float">
            <text:p>233</text:p>
          </table:table-cell>
          <table:table-cell table:style-name="ce14" office:value-type="string" calcext:value-type="string">
            <text:p>100_medical_pharmacy_dr_center</text:p>
          </table:table-cell>
          <table:table-cell office:value-type="string" calcext:value-type="string">
            <text:p>['medical', 'pharmacy', 'dr', 'center', 'health', 'clinic', 'surgery', 'cvs', 'care', 'doctors']</text:p>
          </table:table-cell>
          <table:table-cell office:value-type="string" calcext:value-type="string">
            <text:p>['clinic', 'physicians', 'medical', 'physician', 'hospital', 'doctors', 'healthcare', 'patients', 'doctor', 'medicare']</text:p>
          </table:table-cell>
          <table:table-cell office:value-type="string" calcext:value-type="string">
            <text:p>['pharmacy', 'clinic', 'surgery', 'hospital', 'physician', 'pain', 'healthcare', 'kp', 'kidney', 'rc']</text:p>
          </table:table-cell>
          <table:table-cell office:value-type="string" calcext:value-type="string">
            <text:p>["i'm at va medical center - in ,", "i'm at medical court pharmacy in ,", "i'm at university medical center - in ,"]</text:p>
          </table:table-cell>
        </table:table-row>
        <table:table-row table:style-name="ro1">
          <table:table-cell office:value-type="float" office:value="101" calcext:value-type="float">
            <text:p>101</text:p>
          </table:table-cell>
          <table:table-cell office:value-type="float" office:value="231" calcext:value-type="float">
            <text:p>231</text:p>
          </table:table-cell>
          <table:table-cell table:style-name="ce1" office:value-type="string" calcext:value-type="string">
            <text:p>101_latest_hiring_opening_job</text:p>
          </table:table-cell>
          <table:table-cell office:value-type="string" calcext:value-type="string">
            <text:p>['latest', 'hiring', 'opening', 'job', 'nursingjobs', 'health', 'pharmacy', 'healthcarejobs', 'nurse', 'want']</text:p>
          </table:table-cell>
          <table:table-cell office:value-type="string" calcext:value-type="string">
            <text:p>['nursingjobs', 'healthcarejobs', 'healthworkerjobs', 'nurses', 'nursepractitioner', 'physicianassistantjobs', 'medicalsecretaryjobs', 'nursing', 'medicalassistantjobs', 'hiring']</text:p>
          </table:table-cell>
          <table:table-cell office:value-type="string" calcext:value-type="string">
            <text:p>['hiring', 'opening', 'job', 'nursingjobs', 'pharmacy', 'healthcarejobs', 'nurse', 'nursing', 'radiologistsjobs', 'generalpractitioner']</text:p>
          </table:table-cell>
          <table:table-cell office:value-type="string" calcext:value-type="string">
            <text:p>['join the team! our latest job opening nursingjobs ,', 'join the team! our latest job opening: , nursingjobs', "we're hiring! see our latest job opening: pharmacy technician ,"]</text:p>
          </table:table-cell>
        </table:table-row>
        <table:table-row table:style-name="ro1">
          <table:table-cell office:value-type="float" office:value="102" calcext:value-type="float">
            <text:p>102</text:p>
          </table:table-cell>
          <table:table-cell office:value-type="float" office:value="231" calcext:value-type="float">
            <text:p>231</text:p>
          </table:table-cell>
          <table:table-cell office:value-type="string" calcext:value-type="string">
            <text:p>102_cleaning_clean_toilet_laundry</text:p>
          </table:table-cell>
          <table:table-cell office:value-type="string" calcext:value-type="string">
            <text:p>['cleaning', 'clean', 'toilet', 'laundry', 'repair', 'wash', 'paper', 'services', 'ac', 'washing']</text:p>
          </table:table-cell>
          <table:table-cell office:value-type="string" calcext:value-type="string">
            <text:p>['cleaningservice', 'cleaning', 'cleaner', 'cleaned', 'cleanhouse', 'housecleaning', 'cleanup', 'sweepy', 'sweep', 'limpias']</text:p>
          </table:table-cell>
          <table:table-cell office:value-type="string" calcext:value-type="string">
            <text:p>['cleaning', 'washing', 'cleaned', 'new_york', 'cleaningservice', 'bathroom', 'laundromat', 'towels', 'cleaner', 'sweep']</text:p>
          </table:table-cell>
          <table:table-cell office:value-type="string" calcext:value-type="string">
            <text:p>['professional cleaning services. contact us en ,', 'get % off in mother month all deep cleaning recurrent cleaning speacialized cleaning give our service is time relaxing for the mom', 'hey <text:s text:c="2"/>is here to clean for you. leave the cleaning to us. book your cleaning with us! get $20 off your st clean use code deep.']</text:p>
          </table:table-cell>
        </table:table-row>
        <table:table-row table:style-name="ro1">
          <table:table-cell office:value-type="float" office:value="103" calcext:value-type="float">
            <text:p>103</text:p>
          </table:table-cell>
          <table:table-cell office:value-type="float" office:value="229" calcext:value-type="float">
            <text:p>229</text:p>
          </table:table-cell>
          <table:table-cell table:style-name="ce11" office:value-type="string" calcext:value-type="string">
            <text:p>103_thunderstorm_severe_warning_including</text:p>
          </table:table-cell>
          <table:table-cell office:value-type="string" calcext:value-type="string">
            <text:p>['thunderstorm', 'severe', 'warning', 'including', 'cdt', 'edt', 'pm', '45', '15', '00']</text:p>
          </table:table-cell>
          <table:table-cell office:value-type="string" calcext:value-type="string">
            <text:p>['thunderstorm', 'thunderstorms', 'storm', 'tormenta', 'ksstorms', 'warning', 'aviso', 'alert', 'hail', 'winds']</text:p>
          </table:table-cell>
          <table:table-cell office:value-type="string" calcext:value-type="string">
            <text:p>['thunderstorm', 'severe', 'warning', 'cdt', 'storm', 'mph', 'tormenta', 'hail', 'cst', 'winds']</text:p>
          </table:table-cell>
          <table:table-cell office:value-type="string" calcext:value-type="string">
            <text:p>['severe thunderstorm warning including , , until :00 pm edt', 'severe thunderstorm warning including until :00 pm cdt', 'severe thunderstorm warning including , until :00 pm cdt']</text:p>
          </table:table-cell>
        </table:table-row>
        <table:table-row table:style-name="ro1">
          <table:table-cell office:value-type="float" office:value="104" calcext:value-type="float">
            <text:p>104</text:p>
          </table:table-cell>
          <table:table-cell office:value-type="float" office:value="222" calcext:value-type="float">
            <text:p>222</text:p>
          </table:table-cell>
          <table:table-cell table:style-name="ce1" office:value-type="string" calcext:value-type="string">
            <text:p>104_gay_pride_gays_trans</text:p>
          </table:table-cell>
          <table:table-cell office:value-type="string" calcext:value-type="string">
            <text:p>['gay', 'pride', 'gays', 'trans', 'transgender', 'queer', 'instagay', 'gaylife', 'lgbt', 'gayboy']</text:p>
          </table:table-cell>
          <table:table-cell office:value-type="string" calcext:value-type="string">
            <text:p>['gaypride', 'gays', 'gay', 'gayborhood', 'gayclub', 'gaylife', 'gayguy', 'gaymen', 'gaydude', 'gayman']</text:p>
          </table:table-cell>
          <table:table-cell office:value-type="string" calcext:value-type="string">
            <text:p>['gays', 'queer', 'gaylife', 'lgbt', 'gaypride', 'rainbow', 'lgbtq', 'lesbian', 'gayguy', 'transexual']</text:p>
          </table:table-cell>
          <table:table-cell office:value-type="string" calcext:value-type="string">
            <text:p>['any good gay clubs in or ft. lauderdale???? gay <text:s/>gay twink top', 'black gay pride in just may be better then the one in .', "gay is now out for today's game at ."]</text:p>
          </table:table-cell>
        </table:table-row>
        <table:table-row table:style-name="ro1">
          <table:table-cell office:value-type="float" office:value="105" calcext:value-type="float">
            <text:p>105</text:p>
          </table:table-cell>
          <table:table-cell office:value-type="float" office:value="218" calcext:value-type="float">
            <text:p>218</text:p>
          </table:table-cell>
          <table:table-cell office:value-type="string" calcext:value-type="string">
            <text:p>105_summer_summertime_summervibes_summers</text:p>
          </table:table-cell>
          <table:table-cell office:value-type="string" calcext:value-type="string">
            <text:p>['summer', 'summertime', 'summervibes', 'summers', 'june', 'summer2022', 'enjoying', 'summerfun', 'sunshine', 'nights']</text:p>
          </table:table-cell>
          <table:table-cell office:value-type="string" calcext:value-type="string">
            <text:p>['summer', 'summertime', 'summers', 'summerizing', 'summerinwinter', 'summerfun', 'summersending', 'summervibes', 'summer2022', 'summerjersey']</text:p>
          </table:table-cell>
          <table:table-cell office:value-type="string" calcext:value-type="string">
            <text:p>['summer', 'summertime', 'summervibes', 'summers', 'summer2022', 'summerfun', 'sunshine', 'freckles', 'kite', 'mood']</text:p>
          </table:table-cell>
          <table:table-cell office:value-type="string" calcext:value-type="string">
            <text:p>['summer...... ,', '. summer.', 'summer ,']</text:p>
          </table:table-cell>
        </table:table-row>
        <table:table-row table:style-name="ro1">
          <table:table-cell office:value-type="float" office:value="106" calcext:value-type="float">
            <text:p>106</text:p>
          </table:table-cell>
          <table:table-cell office:value-type="float" office:value="216" calcext:value-type="float">
            <text:p>216</text:p>
          </table:table-cell>
          <table:table-cell table:style-name="ce2" office:value-type="string" calcext:value-type="string">
            <text:p>106_golf_club_course_golfing</text:p>
          </table:table-cell>
          <table:table-cell office:value-type="string" calcext:value-type="string">
            <text:p>['golf', 'club', 'course', 'golfing', 'tournament', 'courses', 'golfers', 'golfer', 'par', 'carts']</text:p>
          </table:table-cell>
          <table:table-cell office:value-type="string" calcext:value-type="string">
            <text:p>['golf', 'golfing', 'golfr', 'golfers', 'golfcourse', 'golfer', 'golfswing', 'golfcartshad', 'golfcoach', 'golfcarts']</text:p>
          </table:table-cell>
          <table:table-cell office:value-type="string" calcext:value-type="string">
            <text:p>['golf', 'golfing', 'tournament', 'courses', 'golfers', 'golfer', 'clubs', 'golfswing', 'pxgtroops', 'golfcoach']</text:p>
          </table:table-cell>
          <table:table-cell office:value-type="string" calcext:value-type="string">
            <text:p>['we playing golf in the .', 'a rainy day on the golf course is still an amazing day! <text:s text:c="2"/>tournament <text:s/>golf <text:s text:c="3"/>golf classof2021 mountain view golf course', 'the best golf on .']</text:p>
          </table:table-cell>
        </table:table-row>
        <table:table-row table:style-name="ro1">
          <table:table-cell office:value-type="float" office:value="107" calcext:value-type="float">
            <text:p>107</text:p>
          </table:table-cell>
          <table:table-cell office:value-type="float" office:value="216" calcext:value-type="float">
            <text:p>216</text:p>
          </table:table-cell>
          <table:table-cell table:style-name="ce1" office:value-type="string" calcext:value-type="string">
            <text:p>107_business_businesses_small_startups</text:p>
          </table:table-cell>
          <table:table-cell office:value-type="string" calcext:value-type="string">
            <text:p>['business', 'businesses', 'small', 'startups', 'innovation', 'support', 'startup', 'local', 'entrepreneurs', 'company']</text:p>
          </table:table-cell>
          <table:table-cell office:value-type="string" calcext:value-type="string">
            <text:p>['businesses', 'negocios', 'business', 'localbusiness', 'smallbusiness', 'smallbusinesses', 'supportsmallbusinesses', 'smallbusinessowner', 'entrepreneurs', 'empresa']</text:p>
          </table:table-cell>
          <table:table-cell office:value-type="string" calcext:value-type="string">
            <text:p>['businesses', 'startups', 'innovation', 'entrepreneurs', 'smallbusiness', 'entrepreneur', 'smallbusinessowner', 'techstars', 'sponsors', 'fintech']</text:p>
          </table:table-cell>
          <table:table-cell office:value-type="string" calcext:value-type="string">
            <text:p>['family business ,', 'support local business!!! ,', 'business ,']</text:p>
          </table:table-cell>
        </table:table-row>
        <table:table-row table:style-name="ro1">
          <table:table-cell office:value-type="float" office:value="108" calcext:value-type="float">
            <text:p>108</text:p>
          </table:table-cell>
          <table:table-cell office:value-type="float" office:value="214" calcext:value-type="float">
            <text:p>214</text:p>
          </table:table-cell>
          <table:table-cell office:value-type="string" calcext:value-type="string">
            <text:p>108_boy_boys_kid_proud</text:p>
          </table:table-cell>
          <table:table-cell office:value-type="string" calcext:value-type="string">
            <text:p>['boy', 'boys', 'kid', 'proud', 'little', 'growing', 'nephew', 'fast', 'young', 'handsome']</text:p>
          </table:table-cell>
          <table:table-cell office:value-type="string" calcext:value-type="string">
            <text:p>['boy', 'filho', 'hijo', 'boys', 'handsomeboy', 'kid', 'thatsmyboy', 'young', 'younglegend', 'child']</text:p>
          </table:table-cell>
          <table:table-cell office:value-type="string" calcext:value-type="string">
            <text:p>['boys', 'nephew', 'young', 'kids', 'happiest', 'filho', 'brother', 'boogie', 'buddy', 'royalty']</text:p>
          </table:table-cell>
          <table:table-cell office:value-type="string" calcext:value-type="string">
            <text:p>['boy....', 'our boy from ...', 'boy']</text:p>
          </table:table-cell>
        </table:table-row>
        <table:table-row table:style-name="ro1">
          <table:table-cell office:value-type="float" office:value="109" calcext:value-type="float">
            <text:p>109</text:p>
          </table:table-cell>
          <table:table-cell office:value-type="float" office:value="212" calcext:value-type="float">
            <text:p>212</text:p>
          </table:table-cell>
          <table:table-cell office:value-type="string" calcext:value-type="string">
            <text:p>109_wedding_bride_weddings_married</text:p>
          </table:table-cell>
          <table:table-cell office:value-type="string" calcext:value-type="string">
            <text:p>['wedding', 'bride', 'weddings', 'married', 'bridal', 'groom', 'congratulations', 'engagement', 'officiant', 'couple']</text:p>
          </table:table-cell>
          <table:table-cell office:value-type="string" calcext:value-type="string">
            <text:p>['wedding', 'weddingday', 'weddings', 'weddingwednesday', 'weddingseason', 'weddingdress', 'brideandgroom', 'weddingplanners', 'brides', 'newlyweds']</text:p>
          </table:table-cell>
          <table:table-cell office:value-type="string" calcext:value-type="string">
            <text:p>['wedding', 'weddings', 'bridal', 'brides', 'congrats', 'reception', 'weddingphotography', 'weddingphotographer', 'weddingdress', 'weddingday']</text:p>
          </table:table-cell>
          <table:table-cell office:value-type="string" calcext:value-type="string">
            <text:p>['wedding fun photo ,', 'wedding things ,', 'i went to to do a wedding!!']</text:p>
          </table:table-cell>
        </table:table-row>
        <table:table-row table:style-name="ro1">
          <table:table-cell office:value-type="float" office:value="110" calcext:value-type="float">
            <text:p>110</text:p>
          </table:table-cell>
          <table:table-cell office:value-type="float" office:value="211" calcext:value-type="float">
            <text:p>211</text:p>
          </table:table-cell>
          <table:table-cell table:style-name="ce1" office:value-type="string" calcext:value-type="string">
            <text:p>110_jobs_jpmorgan_chase_bank</text:p>
          </table:table-cell>
          <table:table-cell office:value-type="string" calcext:value-type="string">
            <text:p>['jobs', 'jpmorgan', 'chase', 'bank', 'hiring', 'software', 'engineer', 'engineering', 'java', 'newyorkjobs']</text:p>
          </table:table-cell>
          <table:table-cell office:value-type="string" calcext:value-type="string">
            <text:p>['softwarejobs', 'hiring', 'developerjobs', 'techjobs', 'jobs', 'programmingjobs', 'engineer', 'software', 'developer', 'salesforce']</text:p>
          </table:table-cell>
          <table:table-cell office:value-type="string" calcext:value-type="string">
            <text:p>['jobs', 'chase', 'bank', 'hiring', 'newyorkjobs', 'planojobs', 'developerjobs', 'techjobs', 'softwarejobs', 'programmingjobs']</text:p>
          </table:table-cell>
          <table:table-cell office:value-type="string" calcext:value-type="string">
            <text:p>['hiring java software engineer at jpmorgan chase bank, a. ( , ) <text:s text:c="2"/>jobs recruiting', 'hiring software engineer at jpmorgan chase bank, n.a. ( , ) <text:s/>jobs <text:s/>jobs softwarejobs', 'hiring software engineer at jpmorgan chase bank, n . ( , ) <text:s/>jobs <text:s/>jobs softwarejobs']</text:p>
          </table:table-cell>
        </table:table-row>
        <table:table-row table:style-name="ro1">
          <table:table-cell office:value-type="float" office:value="111" calcext:value-type="float">
            <text:p>111</text:p>
          </table:table-cell>
          <table:table-cell office:value-type="float" office:value="207" calcext:value-type="float">
            <text:p>207</text:p>
          </table:table-cell>
          <table:table-cell table:style-name="ce11" office:value-type="string" calcext:value-type="string">
            <text:p>111_tornado_warning_tornadoes_including</text:p>
          </table:table-cell>
          <table:table-cell office:value-type="string" calcext:value-type="string">
            <text:p>['tornado', 'warning', 'tornadoes', 'including', 'cdt', 'storm', 'pm', 'damage', 'survey', 'nws']</text:p>
          </table:table-cell>
          <table:table-cell office:value-type="string" calcext:value-type="string">
            <text:p>['tornadowarning', 'tornado', 'tornadoes', 'tornados', 'tornadoalley', 'tornadowatch', 'storm', 'storms', 'weather', 'warning']</text:p>
          </table:table-cell>
          <table:table-cell office:value-type="string" calcext:value-type="string">
            <text:p>['tornado', 'tornadoes', 'storm', 'nws', 'warnings', 'shelter', 'supercell', 'counties', 'emergency', 'radar']</text:p>
          </table:table-cell>
          <table:table-cell office:value-type="string" calcext:value-type="string">
            <text:p>['tornado warning including , , until :00 pm cdt', 'thunderstorm weather tornado i guess the tornado missed ,', 'tornado warning for !']</text:p>
          </table:table-cell>
        </table:table-row>
        <table:table-row table:style-name="ro1">
          <table:table-cell office:value-type="float" office:value="112" calcext:value-type="float">
            <text:p>112</text:p>
          </table:table-cell>
          <table:table-cell office:value-type="float" office:value="203" calcext:value-type="float">
            <text:p>203</text:p>
          </table:table-cell>
          <table:table-cell table:style-name="ce7" office:value-type="string" calcext:value-type="string">
            <text:p>112_race_racing_races_nascar</text:p>
          </table:table-cell>
          <table:table-cell office:value-type="string" calcext:value-type="string">
            <text:p>['race', 'racing', 'races', 'nascar', 'track', 'speedway', 'daytona', 'raceway', 'dirt', 'sprint']</text:p>
          </table:table-cell>
          <table:table-cell office:value-type="string" calcext:value-type="string">
            <text:p>['raceday', 'racing', 'racer', 'raceheads', 'races', 'race', 'daytona500', 'raceway', 'sprint', 'daytona']</text:p>
          </table:table-cell>
          <table:table-cell office:value-type="string" calcext:value-type="string">
            <text:p>['racing', 'speedway', 'daytona', 'raceway', 'raceday', 'weekend', 'f1', 'indycar', 'watching', 'racer']</text:p>
          </table:table-cell>
          <table:table-cell office:value-type="string" calcext:value-type="string">
            <text:p>['im ready for racing next weekend but ill be watching the race this weekend!', 'the race is on ...', 'race time ,']</text:p>
          </table:table-cell>
        </table:table-row>
        <table:table-row table:style-name="ro1">
          <table:table-cell office:value-type="float" office:value="113" calcext:value-type="float">
            <text:p>113</text:p>
          </table:table-cell>
          <table:table-cell office:value-type="float" office:value="199" calcext:value-type="float">
            <text:p>199</text:p>
          </table:table-cell>
          <table:table-cell office:value-type="string" calcext:value-type="string">
            <text:p>113_hail_size_inch_e1</text:p>
          </table:table-cell>
          <table:table-cell office:value-type="string" calcext:value-type="string">
            <text:p>['hail', 'size', 'inch', 'e1', 'cdt', 'quarter', 'reports', 'public', 'pm', '00']</text:p>
          </table:table-cell>
          <table:table-cell office:value-type="string" calcext:value-type="string">
            <text:p>['hail', 'quarter', 'sized', 'inch', 'storm', 'size', 'reported', 'estimated', 'reports', 'cst']</text:p>
          </table:table-cell>
          <table:table-cell office:value-type="string" calcext:value-type="string">
            <text:p>['hail', 'inch', 'quarter', 'ball', 'ping', 'pong', 'e0', 'golf', 'mothball', '25']</text:p>
          </table:table-cell>
          <table:table-cell office:value-type="string" calcext:value-type="string">
            <text:p>['at :50 pm cdt, ssw [ , ] public reports hail of quarter size (e1.00 inch)', 'at :50 am cdt, como [ , ] reports hail of quarter size (e1.00 inch). quarter size hail in como.', 'at :30 am cdt, w new [ , ] public reports hail of quarter size (e1.00 inch)']</text:p>
          </table:table-cell>
        </table:table-row>
        <table:table-row table:style-name="ro1">
          <table:table-cell office:value-type="float" office:value="114" calcext:value-type="float">
            <text:p>114</text:p>
          </table:table-cell>
          <table:table-cell office:value-type="float" office:value="198" calcext:value-type="float">
            <text:p>198</text:p>
          </table:table-cell>
          <table:table-cell table:style-name="ce11" office:value-type="string" calcext:value-type="string">
            <text:p>114_thunderstorm_continues_severe_warning</text:p>
          </table:table-cell>
          <table:table-cell office:value-type="string" calcext:value-type="string">
            <text:p>['thunderstorm', 'continues', 'severe', 'warning', 'cdt', 'pm', 'edt', '45', '30', '00']</text:p>
          </table:table-cell>
          <table:table-cell office:value-type="string" calcext:value-type="string">
            <text:p>['thunderstorm', 'storm', 'warning', 'hail', 'cst', 'wind', 'severe', 'cdt', 'windom', 'continues']</text:p>
          </table:table-cell>
          <table:table-cell office:value-type="string" calcext:value-type="string">
            <text:p>['thunderstorm', 'severe', 'warning', 'cdt', 'storm', 'hail', 'wind', 'mph', 'golf', 'lakeview']</text:p>
          </table:table-cell>
          <table:table-cell office:value-type="string" calcext:value-type="string">
            <text:p>['severe thunderstorm warning continues for , until :00 pm cdt', 'severe thunderstorm warning continues for , , , , , , , until :00 pm cdt', 'severe thunderstorm warning continues for , , until :00 pm cdt']</text:p>
          </table:table-cell>
        </table:table-row>
        <table:table-row table:style-name="ro1">
          <table:table-cell office:value-type="float" office:value="115" calcext:value-type="float">
            <text:p>115</text:p>
          </table:table-cell>
          <table:table-cell office:value-type="float" office:value="196" calcext:value-type="float">
            <text:p>196</text:p>
          </table:table-cell>
          <table:table-cell table:style-name="ce15" office:value-type="string" calcext:value-type="string">
            <text:p>115_poisoning_diarrhea_food_nausea</text:p>
          </table:table-cell>
          <table:table-cell office:value-type="string" calcext:value-type="string">
            <text:p>['poisoning', 'diarrhea', 'food', 'nausea', 'vomiting', 'ate', 'sick', 'charms', 'eating', 'stomach']</text:p>
          </table:table-cell>
          <table:table-cell office:value-type="string" calcext:value-type="string">
            <text:p>['poisoning', 'vomiting', 'nausea', 'vomited', 'stomachpain', 'diarrhea', 'sick', 'eaten', 'food', 'stomach']</text:p>
          </table:table-cell>
          <table:table-cell office:value-type="string" calcext:value-type="string">
            <text:p>['poisoning', 'diarrhea', 'nausea', 'vomiting', 'sick', 'eating', 'luckycharms', 'stomachpain', 'headache', 'salad']</text:p>
          </table:table-cell>
          <table:table-cell office:value-type="string" calcext:value-type="string">
            <text:p>[', - online delivery , it happened yesterday food poisoning diarrhea nausea vomiting', 'burger king - , - i got food poisoning from eating at this location . diarrhea, vomiting , everything u can think of . stay away food poisoning burgerking nausea diarrhea vomiting', "mcdonald's - , - got food poisoning food poisoning mcdonalds nausea diarrhea vomiting"]</text:p>
          </table:table-cell>
        </table:table-row>
        <table:table-row table:style-name="ro1">
          <table:table-cell office:value-type="float" office:value="116" calcext:value-type="float">
            <text:p>116</text:p>
          </table:table-cell>
          <table:table-cell office:value-type="float" office:value="194" calcext:value-type="float">
            <text:p>194</text:p>
          </table:table-cell>
          <table:table-cell table:style-name="ce11" office:value-type="string" calcext:value-type="string">
            <text:p>116_spotter_trained_snow_inch</text:p>
          </table:table-cell>
          <table:table-cell office:value-type="string" calcext:value-type="string">
            <text:p>['spotter', 'trained', 'snow', 'inch', 'reports', 'est', 'pm', 'cst', 'co', 'snowfall']</text:p>
          </table:table-cell>
          <table:table-cell office:value-type="string" calcext:value-type="string">
            <text:p>['snowfall', 'snow', 'snowing', 'precipitation', 'ice', 'spotter', 'spotr', 'temperature', 'sleet', 'storm']</text:p>
          </table:table-cell>
          <table:table-cell office:value-type="string" calcext:value-type="string">
            <text:p>['spotter', 'trained', 'snow', 'reports', 'snowfall', 'storm', 'inches', 'elevation', 'snowing', 'ssw']</text:p>
          </table:table-cell>
          <table:table-cell office:value-type="string" calcext:value-type="string">
            <text:p>['at :00 pm est, [ , ] trained spotter reports snow of inch', 'at :00 pm est, n [ , ] trained spotter reports snow of inch', 'at :00 pm est, w [ , ] trained spotter reports snow of inch']</text:p>
          </table:table-cell>
        </table:table-row>
        <table:table-row table:style-name="ro1">
          <table:table-cell office:value-type="float" office:value="117" calcext:value-type="float">
            <text:p>117</text:p>
          </table:table-cell>
          <table:table-cell office:value-type="float" office:value="193" calcext:value-type="float">
            <text:p>193</text:p>
          </table:table-cell>
          <table:table-cell office:value-type="string" calcext:value-type="string">
            <text:p>117_lights_light_lit_lighting</text:p>
          </table:table-cell>
          <table:table-cell office:value-type="string" calcext:value-type="string">
            <text:p>['lights', 'light', 'lit', 'lighting', 'glow', 'neon', 'shine', 'dark', 'bright', 'darkness']</text:p>
          </table:table-cell>
          <table:table-cell office:value-type="string" calcext:value-type="string">
            <text:p>['lighting', 'luz', 'nightlights', 'lights', 'light', 'glowing', 'lightworks', 'lightshadehigh', 'lightbulbs', 'glow']</text:p>
          </table:table-cell>
          <table:table-cell office:value-type="string" calcext:value-type="string">
            <text:p>['lights', 'lighting', 'neon', 'nightlights', 'naturallight', 'lightbulbs', 'headlights', 'gaslamp', 'luz', 'glowing']</text:p>
          </table:table-cell>
          <table:table-cell office:value-type="string" calcext:value-type="string">
            <text:p>['just posted a photo night of lights, ,', 'to see your name in lights... ,', 'that good light. ,']</text:p>
          </table:table-cell>
        </table:table-row>
        <table:table-row table:style-name="ro1">
          <table:table-cell office:value-type="float" office:value="118" calcext:value-type="float">
            <text:p>118</text:p>
          </table:table-cell>
          <table:table-cell office:value-type="float" office:value="192" calcext:value-type="float">
            <text:p>192</text:p>
          </table:table-cell>
          <table:table-cell office:value-type="string" calcext:value-type="string">
            <text:p>118_sleep_sleeping_nap_asleep</text:p>
          </table:table-cell>
          <table:table-cell office:value-type="string" calcext:value-type="string">
            <text:p>['sleep', 'sleeping', 'nap', 'asleep', 'bed', 'slept', 'woke', 'sleepy', 'awake', 'wake']</text:p>
          </table:table-cell>
          <table:table-cell office:value-type="string" calcext:value-type="string">
            <text:p>['sleep', 'durmiendo', 'sleeping', 'sndormrai', 'insomnia', 'woke', 'slept', 'snooze', 'sleepy', 'tired']</text:p>
          </table:table-cell>
          <table:table-cell office:value-type="string" calcext:value-type="string">
            <text:p>['sleep', 'sleeping', 'bed', 'slept', 'woke', 'sleepy', 'night', 'insomnia', 'durmiendo', 'snooze']</text:p>
          </table:table-cell>
          <table:table-cell office:value-type="string" calcext:value-type="string">
            <text:p>['dont sleep on !', 'no sleep, .', "don't sleep on"]</text:p>
          </table:table-cell>
        </table:table-row>
        <table:table-row table:style-name="ro1">
          <table:table-cell office:value-type="float" office:value="119" calcext:value-type="float">
            <text:p>119</text:p>
          </table:table-cell>
          <table:table-cell office:value-type="float" office:value="191" calcext:value-type="float">
            <text:p>191</text:p>
          </table:table-cell>
          <table:table-cell table:style-name="ce2" office:value-type="string" calcext:value-type="string">
            <text:p>119_wrestling_wrestlemania_wwe_boxing</text:p>
          </table:table-cell>
          <table:table-cell office:value-type="string" calcext:value-type="string">
            <text:p>['wrestling', 'wrestlemania', 'wwe', 'boxing', 'prowrestling', 'wrestlers', 'aew', 'wrestler', 'mma', 'wrestle']</text:p>
          </table:table-cell>
          <table:table-cell office:value-type="string" calcext:value-type="string">
            <text:p>['wrestlemania', 'wrestling', 'wrestlers', 'wrestlingcommunity', 'wrestle', 'wrestler', 'wrestlingtwitter', 'indywrestling', 'womenswrestling', 'lucha']</text:p>
          </table:table-cell>
          <table:table-cell office:value-type="string" calcext:value-type="string">
            <text:p>['wrestling', 'wrestlemania', 'boxing', 'wrestlers', 'wrestler', 'wrestle', 'indywrestling', 'womenswrestling', 'wrestlingcommunity', 'luchalibre']</text:p>
          </table:table-cell>
          <table:table-cell office:value-type="string" calcext:value-type="string">
            <text:p>['people in go to the bars to watch wwe wrestling', 'state wrestling day ( - in , )', 'real south wrestling federation best wrestling in the area! ,']</text:p>
          </table:table-cell>
        </table:table-row>
        <table:table-row table:style-name="ro1">
          <table:table-cell office:value-type="float" office:value="120" calcext:value-type="float">
            <text:p>120</text:p>
          </table:table-cell>
          <table:table-cell office:value-type="float" office:value="191" calcext:value-type="float">
            <text:p>191</text:p>
          </table:table-cell>
          <table:table-cell office:value-type="string" calcext:value-type="string">
            <text:p>120_smoke_cigar_cigars_smoking</text:p>
          </table:table-cell>
          <table:table-cell office:value-type="string" calcext:value-type="string">
            <text:p>['smoke', 'cigar', 'cigars', 'smoking', 'cigarlife', 'smoked', 'cigarettes', 'weed', 'smoker', 'smokes']</text:p>
          </table:table-cell>
          <table:table-cell office:value-type="string" calcext:value-type="string">
            <text:p>['smokey', 'smokes', 'smoked', 'smoker', 'smoke', 'smoking', 'smokers', 'cigarette', 'cigarstrong', 'cigarettes']</text:p>
          </table:table-cell>
          <table:table-cell office:value-type="string" calcext:value-type="string">
            <text:p>['cigar', 'cigars', 'cigarlife', 'cigarettes', 'smokes', 'tobacco', 'cigarsmoker', 'cigaraficionado', 'vapeshop', 'smokeshop']</text:p>
          </table:table-cell>
          <table:table-cell office:value-type="string" calcext:value-type="string">
            <text:p>['in ! kicking it. bout to smoke smoke smoke.', 'i need some smoke', 'she with all the smoke ,']</text:p>
          </table:table-cell>
        </table:table-row>
        <table:table-row table:style-name="ro1">
          <table:table-cell office:value-type="float" office:value="121" calcext:value-type="float">
            <text:p>121</text:p>
          </table:table-cell>
          <table:table-cell office:value-type="float" office:value="187" calcext:value-type="float">
            <text:p>187</text:p>
          </table:table-cell>
          <table:table-cell table:style-name="ce9" office:value-type="string" calcext:value-type="string">
            <text:p>121_shoulder_blocked_accident_traffic</text:p>
          </table:table-cell>
          <table:table-cell office:value-type="string" calcext:value-type="string">
            <text:p>['shoulder', 'blocked', 'accident', 'traffic', 'sb', 'exit', 'nb', 'eb', 'right', 'back']</text:p>
          </table:table-cell>
          <table:table-cell office:value-type="string" calcext:value-type="string">
            <text:p>['accident', 'traffic', 'crash', 'shoulder', 'hombro', 'blocked', 'shoulders', 'tollway', 'jammed', 'cotraffic']</text:p>
          </table:table-cell>
          <table:table-cell office:value-type="string" calcext:value-type="string">
            <text:p>['shoulder', 'blocked', 'accident', 'traffic', 'exit', 'atltraffic', 'stopped', 'slow', 'crash', 'cameras']</text:p>
          </table:table-cell>
          <table:table-cell office:value-type="string" calcext:value-type="string">
            <text:p>['accident. shoulder blocked in <text:s/>on / sb at / , stop and go traffic back to / / traffic', 'accident. right shoulder blocked in <text:s/>on nb at traffic', 'accident, shoulder blocked in <text:s/>on i sb at i <text:s/>traffic']</text:p>
          </table:table-cell>
        </table:table-row>
        <table:table-row table:style-name="ro1">
          <table:table-cell office:value-type="float" office:value="122" calcext:value-type="float">
            <text:p>122</text:p>
          </table:table-cell>
          <table:table-cell office:value-type="float" office:value="185" calcext:value-type="float">
            <text:p>185</text:p>
          </table:table-cell>
          <table:table-cell office:value-type="string" calcext:value-type="string">
            <text:p>122_back_normal_coming_return</text:p>
          </table:table-cell>
          <table:table-cell office:value-type="string" calcext:value-type="string">
            <text:p>['back', 'normal', 'coming', 'return', 'come', 'go', 'please', 'heading', 'im', 'instabella']</text:p>
          </table:table-cell>
          <table:table-cell office:value-type="string" calcext:value-type="string">
            <text:p>['back', 'comeback', 'returning', 'rewind', 'returnees', 'toledo', 'restocked', 'come', 'coming', 'return']</text:p>
          </table:table-cell>
          <table:table-cell office:value-type="string" calcext:value-type="string">
            <text:p>['back', 'coming', 'heading', 'instabella', 'comeback', 'returning', 'jesus', 'cole', 'returntoravingspire', 'returnees']</text:p>
          </table:table-cell>
          <table:table-cell office:value-type="string" calcext:value-type="string">
            <text:p>['back to', 'back in ,', '. is. back.']</text:p>
          </table:table-cell>
        </table:table-row>
        <table:table-row table:style-name="ro1">
          <table:table-cell office:value-type="float" office:value="123" calcext:value-type="float">
            <text:p>123</text:p>
          </table:table-cell>
          <table:table-cell office:value-type="float" office:value="180" calcext:value-type="float">
            <text:p>180</text:p>
          </table:table-cell>
          <table:table-cell office:value-type="string" calcext:value-type="string">
            <text:p>123_mothers_mom_mother_happy</text:p>
          </table:table-cell>
          <table:table-cell office:value-type="string" calcext:value-type="string">
            <text:p>['mothers', 'mom', 'mother', 'happy', 'day', 'mothersday', 'moms', 'happymothersday', 'love', 'birthday']</text:p>
          </table:table-cell>
          <table:table-cell office:value-type="string" calcext:value-type="string">
            <text:p>['happymothersday', 'mothersday', 'mothersdaygifts', 'mothersdayweek', 'mothersday2020', 'madres', 'motherday2020', 'mothers', 'mama', 'moms']</text:p>
          </table:table-cell>
          <table:table-cell office:value-type="string" calcext:value-type="string">
            <text:p>['mothersday', 'moms', 'happymothersday', 'birthday', 'momma', 'mommy', 'mothersday2020', 'thank', 'celebrate', 'confections']</text:p>
          </table:table-cell>
          <table:table-cell office:value-type="string" calcext:value-type="string">
            <text:p>['happy mothers day', 'happy mothers day! ,', 'happy mothers day!! i love you mom ,']</text:p>
          </table:table-cell>
        </table:table-row>
        <table:table-row table:style-name="ro1">
          <table:table-cell office:value-type="float" office:value="124" calcext:value-type="float">
            <text:p>124</text:p>
          </table:table-cell>
          <table:table-cell office:value-type="float" office:value="180" calcext:value-type="float">
            <text:p>180</text:p>
          </table:table-cell>
          <table:table-cell office:value-type="string" calcext:value-type="string">
            <text:p>124_cocorahs_inch_snow_reports</text:p>
          </table:table-cell>
          <table:table-cell office:value-type="string" calcext:value-type="string">
            <text:p>['cocorahs', 'inch', 'snow', 'reports', 'est', '00', 'station', 'cst', 'weathernet6', 'snowfall']</text:p>
          </table:table-cell>
          <table:table-cell office:value-type="string" calcext:value-type="string">
            <text:p>['snowfall', 'snow', 'cocorahs', 'weathernet6', 'coc', 'storm', '00', 'inch', '01', 'hour']</text:p>
          </table:table-cell>
          <table:table-cell office:value-type="string" calcext:value-type="string">
            <text:p>['cocorahs', 'snow', 'reports', 'cst', 'weathernet6', 'snowfall', 'hour', 'radio', 'wsw', 'coc']</text:p>
          </table:table-cell>
          <table:table-cell office:value-type="string" calcext:value-type="string">
            <text:p>['at :00 am est, ese [ , ] cocorahs reports snow of inch. cocorahs station -ln-1 nne.', 'at :00 am est, se [ , ] cocorahs reports snow of inch', 'at :00 am cst, n [ , ] cocorahs reports snow of inch']</text:p>
          </table:table-cell>
        </table:table-row>
        <table:table-row table:style-name="ro1">
          <table:table-cell office:value-type="float" office:value="125" calcext:value-type="float">
            <text:p>125</text:p>
          </table:table-cell>
          <table:table-cell office:value-type="float" office:value="178" calcext:value-type="float">
            <text:p>178</text:p>
          </table:table-cell>
          <table:table-cell table:style-name="ce11" office:value-type="string" calcext:value-type="string">
            <text:p>125_energy_solar_oil_renewable</text:p>
          </table:table-cell>
          <table:table-cell office:value-type="string" calcext:value-type="string">
            <text:p>['energy', 'solar', 'oil', 'renewable', 'wind', 'coal', 'electricity', 'electric', 'gas', 'power']</text:p>
          </table:table-cell>
          <table:table-cell office:value-type="string" calcext:value-type="string">
            <text:p>['renewableenergy', 'renewables', 'renewable', 'cleanenergy', 'solarpower', 'energy', 'electricity', 'solarenergy', 'fuels', 'utilities']</text:p>
          </table:table-cell>
          <table:table-cell office:value-type="string" calcext:value-type="string">
            <text:p>['solar', 'renewable', 'wind', 'electricity', 'renewables', 'fuels', 'nuclear', 'turbines', 'renewableenergy', 'grid']</text:p>
          </table:table-cell>
          <table:table-cell office:value-type="string" calcext:value-type="string">
            <text:p>['its time for <text:s/>to join and md in expanding its clean energy targets. in this day and age where states are considering % rpss, % clean energy target should already be in place by now. lawmakers push for more solar energy use by', 'when will energy be available in ?', 'record clean energy deal: dominion energy will supply the state of with renewable energy that will cover % of the electricity used by state agencies and institutions by .']</text:p>
          </table:table-cell>
        </table:table-row>
        <table:table-row table:style-name="ro1">
          <table:table-cell office:value-type="float" office:value="126" calcext:value-type="float">
            <text:p>126</text:p>
          </table:table-cell>
          <table:table-cell office:value-type="float" office:value="174" calcext:value-type="float">
            <text:p>174</text:p>
          </table:table-cell>
          <table:table-cell table:style-name="ce11" office:value-type="string" calcext:value-type="string">
            <text:p>126_earthquake_magnitude_km_min</text:p>
          </table:table-cell>
          <table:table-cell office:value-type="string" calcext:value-type="string">
            <text:p>['earthquake', 'magnitude', 'km', 'min', 'ml', 'ago', 'felt', 'occurred', 'earthquakes', 'utc']</text:p>
          </table:table-cell>
          <table:table-cell office:value-type="string" calcext:value-type="string">
            <text:p>['earthquake', 'sismo', 'earthquakes', 'earthquakeph', 'earthquakedavaodelsur', 'quakes', 'earthquakecalifornia', 'quakes74', 'quake', 'seismic']</text:p>
          </table:table-cell>
          <table:table-cell office:value-type="string" calcext:value-type="string">
            <text:p>['earthquake', 'magnitude', 'felt', 'earthquakes', 'utc', 'eyewitnesses', 'map', 'miles', 'shook', 'quake']</text:p>
          </table:table-cell>
          <table:table-cell office:value-type="string" calcext:value-type="string">
            <text:p>['magnitude earthquake. km from <text:s/>, , ', 'magnitude earthquake. km from , <text:s/>,', 'magnitude earthquake. km from <text:s/>, <text:s/>,']</text:p>
          </table:table-cell>
        </table:table-row>
        <table:table-row table:style-name="ro1">
          <table:table-cell office:value-type="float" office:value="127" calcext:value-type="float">
            <text:p>127</text:p>
          </table:table-cell>
          <table:table-cell office:value-type="float" office:value="173" calcext:value-type="float">
            <text:p>173</text:p>
          </table:table-cell>
          <table:table-cell table:style-name="ce7" office:value-type="string" calcext:value-type="string">
            <text:p>127_photographer_photography_photos_photographers</text:p>
          </table:table-cell>
          <table:table-cell office:value-type="string" calcext:value-type="string">
            <text:p>['photographer', 'photography', 'photos', 'photographers', 'pics', 'pictures', 'photoshoot', 'shoot', 'shots', 'shot']</text:p>
          </table:table-cell>
          <table:table-cell office:value-type="string" calcext:value-type="string">
            <text:p>['photographer', 'photographers', 'photographing', 'photography', 'fotgrafo', 'photographic', 'photoshoot', 'photoshoots', 'camera', 'cameras']</text:p>
          </table:table-cell>
          <table:table-cell office:value-type="string" calcext:value-type="string">
            <text:p>['photographer', 'photography', 'photos', 'photographers', 'photoshoot', 'camera', 'fotos', 'fotgrafo', 'photoshoots', 'justgoshoot']</text:p>
          </table:table-cell>
          <table:table-cell office:value-type="string" calcext:value-type="string">
            <text:p>['also, preparing for a photoshoot where im the photographer in ! life is good!', 'book your new photographic portfolio in <text:s text:c="2"/>photographer photographer photographer', 'photographer from and based in']</text:p>
          </table:table-cell>
        </table:table-row>
        <table:table-row table:style-name="ro1">
          <table:table-cell office:value-type="float" office:value="128" calcext:value-type="float">
            <text:p>128</text:p>
          </table:table-cell>
          <table:table-cell office:value-type="float" office:value="171" calcext:value-type="float">
            <text:p>171</text:p>
          </table:table-cell>
          <table:table-cell table:style-name="ce11" office:value-type="string" calcext:value-type="string">
            <text:p>128_storm_thunder_lightning_storms</text:p>
          </table:table-cell>
          <table:table-cell office:value-type="string" calcext:value-type="string">
            <text:p>['storm', 'thunder', 'lightning', 'storms', 'thunderstorm', 'thunderstorms', 'rain', 'hail', 'clouds', 'weather']</text:p>
          </table:table-cell>
          <table:table-cell office:value-type="string" calcext:value-type="string">
            <text:p>['thunderstorm', 'thunderstorms', 'thundersnow', 'stormclouds', 'thundering', 'thunders', 'storms', 'thunder', 'storm', 'lightning']</text:p>
          </table:table-cell>
          <table:table-cell office:value-type="string" calcext:value-type="string">
            <text:p>['thunder', 'storms', 'thunderstorm', 'thunderstorms', 'weatherphotography', 'stormhour', 'cloudscape', 'monsoon', 'wxtwitter', 'thundersnow']</text:p>
          </table:table-cell>
          <table:table-cell office:value-type="string" calcext:value-type="string">
            <text:p>['crazy wind and lightning here in <text:s text:c="4"/>weather storms lightning ,', "it was over the weekend and tonight it's hailing with thunder and lightning !! crazyweather <text:s/>lightning thunder", 'a good thunderstorm here in . a good bit of lightning, loud thunder and heavy rain. thunderstorm lightning thunder rain flwx']</text:p>
          </table:table-cell>
        </table:table-row>
        <table:table-row table:style-name="ro1">
          <table:table-cell office:value-type="float" office:value="129" calcext:value-type="float">
            <text:p>129</text:p>
          </table:table-cell>
          <table:table-cell office:value-type="float" office:value="169" calcext:value-type="float">
            <text:p>169</text:p>
          </table:table-cell>
          <table:table-cell office:value-type="string" calcext:value-type="string">
            <text:p>129_water_clean_boil_waters</text:p>
          </table:table-cell>
          <table:table-cell office:value-type="string" calcext:value-type="string">
            <text:p>['water', 'clean', 'boil', 'waters', 'bottled', 'pollution', 'tap', 'drinking', 'groundwater', 'pipes']</text:p>
          </table:table-cell>
          <table:table-cell office:value-type="string" calcext:value-type="string">
            <text:p>['water', 'waterconservation', 'waters', 'groundwater', 'runoff', 'thirst', 'thirsty', 'rivers', 'sewage', 'aquifer']</text:p>
          </table:table-cell>
          <table:table-cell office:value-type="string" calcext:value-type="string">
            <text:p>['pollution', 'tap', 'groundwater', 'pipes', 'aquifer', 'swamp', 'lakes', 'flint', 'waterconservation', 'desalination']</text:p>
          </table:table-cell>
          <table:table-cell office:value-type="string" calcext:value-type="string">
            <text:p>[', get water yet?', 'water?', 'water']</text:p>
          </table:table-cell>
        </table:table-row>
        <table:table-row table:style-name="ro1">
          <table:table-cell office:value-type="float" office:value="130" calcext:value-type="float">
            <text:p>130</text:p>
          </table:table-cell>
          <table:table-cell office:value-type="float" office:value="165" calcext:value-type="float">
            <text:p>165</text:p>
          </table:table-cell>
          <table:table-cell table:style-name="ce4" office:value-type="string" calcext:value-type="string">
            <text:p>130_lobster_seafood_crab_shrimp</text:p>
          </table:table-cell>
          <table:table-cell office:value-type="string" calcext:value-type="string">
            <text:p>['lobster', 'seafood', 'crab', 'shrimp', 'oysters', 'crabs', 'crawfish', 'oyster', 'fish', 'roll']</text:p>
          </table:table-cell>
          <table:table-cell office:value-type="string" calcext:value-type="string">
            <text:p>['seafood', 'lobster', 'lobsters', 'shrimp', 'crabs', 'crab', 'oysters', 'crawfish', 'catfish', 'oyster']</text:p>
          </table:table-cell>
          <table:table-cell office:value-type="string" calcext:value-type="string">
            <text:p>['lobster', 'seafood', 'shrimp', 'oysters', 'crabs', 'crawfish', 'food', 'mussels', 'clams', 'foodporn']</text:p>
          </table:table-cell>
          <table:table-cell office:value-type="string" calcext:value-type="string">
            <text:p>['lobster &amp;gt; lobster', 'and red lobster is pointless in . i prefer a blue crab and shrimp plate over red lobster anyway', 'sorry . you cant have a seafood pie without lobster. plus, we arent known for shrimp and crab. more like oysters, cod and muscles.']</text:p>
          </table:table-cell>
        </table:table-row>
        <table:table-row table:style-name="ro1">
          <table:table-cell office:value-type="float" office:value="131" calcext:value-type="float">
            <text:p>131</text:p>
          </table:table-cell>
          <table:table-cell office:value-type="float" office:value="162" calcext:value-type="float">
            <text:p>162</text:p>
          </table:table-cell>
          <table:table-cell table:style-name="ce11" office:value-type="string" calcext:value-type="string">
            <text:p>131_hockey_puck_game_ice</text:p>
          </table:table-cell>
          <table:table-cell office:value-type="string" calcext:value-type="string">
            <text:p>['hockey', 'puck', 'game', 'ice', 'lacrosse', 'team', 'rink', 'hockeytwitter', 'flyers', 'blackhawks']</text:p>
          </table:table-cell>
          <table:table-cell office:value-type="string" calcext:value-type="string">
            <text:p>['hockey', 'icehockey', 'hockeyeast', 'hockeylife', 'hockeyfamily', 'lacrosse', 'hockeytwitter', 'goalie', 'canucks', 'bauerhockey']</text:p>
          </table:table-cell>
          <table:table-cell office:value-type="string" calcext:value-type="string">
            <text:p>['hockey', 'puck', 'lacrosse', 'team', 'hockeytwitter', 'blackhawks', 'playoff', 'arena', 'goalie', 'win']</text:p>
          </table:table-cell>
          <table:table-cell office:value-type="string" calcext:value-type="string">
            <text:p>['if you dont take me to show, no more hockey games', 'hockey in', 'is hockey state now.']</text:p>
          </table:table-cell>
        </table:table-row>
        <table:table-row table:style-name="ro1">
          <table:table-cell office:value-type="float" office:value="132" calcext:value-type="float">
            <text:p>132</text:p>
          </table:table-cell>
          <table:table-cell office:value-type="float" office:value="161" calcext:value-type="float">
            <text:p>161</text:p>
          </table:table-cell>
          <table:table-cell table:style-name="ce14" office:value-type="string" calcext:value-type="string">
            <text:p>132_closed_closing_reopen_restaurants</text:p>
          </table:table-cell>
          <table:table-cell office:value-type="string" calcext:value-type="string">
            <text:p>['closed', 'closing', 'reopen', 'restaurants', 'location', 'stores', 'close', 'bars', 'reopening', 'open']</text:p>
          </table:table-cell>
          <table:table-cell office:value-type="string" calcext:value-type="string">
            <text:p>['closed', 'closing', 'closures', 'shut', 'shutting', 'shutdown', 'closure', 'reopening', 'reopen', 'reopened']</text:p>
          </table:table-cell>
          <table:table-cell office:value-type="string" calcext:value-type="string">
            <text:p>['closed', 'closing', 'reopen', 'restaurants', 'stores', 'bars', 'reopening', 'businesses', 'opened', 'malls']</text:p>
          </table:table-cell>
          <table:table-cell office:value-type="string" calcext:value-type="string">
            <text:p>["after a very busy month of june, we will be closed on sunday /4 and monday /5 for a much needed break for our staff. we'll also be closed for lunch on tuesday /6 for renovations and will reopen at pm on /6. have a happy th, .", 'is closed.', 'i was just in and the one there closed down']</text:p>
          </table:table-cell>
        </table:table-row>
        <table:table-row table:style-name="ro1">
          <table:table-cell office:value-type="float" office:value="133" calcext:value-type="float">
            <text:p>133</text:p>
          </table:table-cell>
          <table:table-cell office:value-type="float" office:value="157" calcext:value-type="float">
            <text:p>157</text:p>
          </table:table-cell>
          <table:table-cell table:style-name="ce14" office:value-type="string" calcext:value-type="string">
            <text:p>133_quarantine_quarantinelife_quarantined_stayhome</text:p>
          </table:table-cell>
          <table:table-cell office:value-type="string" calcext:value-type="string">
            <text:p>['quarantine', 'quarantinelife', 'quarantined', 'stayhome', 'suwannee', 'day', 'quarantineandchill', 'staysafe', 'lasts', 'easter']</text:p>
          </table:table-cell>
          <table:table-cell office:value-type="string" calcext:value-type="string">
            <text:p>['quarantineday2', 'quarantinesummer', 'quarantinetunes', 'quarantine', 'quarantinebaking', 'quarantinecrazy', 'quarantimes', 'quarantineend', 'quarantineeaster2020', 'quarantinelife']</text:p>
          </table:table-cell>
          <table:table-cell office:value-type="string" calcext:value-type="string">
            <text:p>['quarantine', 'quarantinelife', 'quarantineandchill', 'staysafe', 'biohazard', 'quarantinebaking', 'quarantini', 'stayhealthy', 'days', 'longer']</text:p>
          </table:table-cell>
          <table:table-cell office:value-type="string" calcext:value-type="string">
            <text:p>['today in quarantine ,', 'day ??? of quarantine ,', 'when quarantine is over, we out to ?']</text:p>
          </table:table-cell>
        </table:table-row>
        <table:table-row table:style-name="ro1">
          <table:table-cell office:value-type="float" office:value="134" calcext:value-type="float">
            <text:p>134</text:p>
          </table:table-cell>
          <table:table-cell office:value-type="float" office:value="156" calcext:value-type="float">
            <text:p>156</text:p>
          </table:table-cell>
          <table:table-cell office:value-type="string" calcext:value-type="string">
            <text:p>134_chicago_milwaukee_dominatrix_illinois</text:p>
          </table:table-cell>
          <table:table-cell office:value-type="string" calcext:value-type="string">
            <text:p>['chicago', 'milwaukee', 'dominatrix', 'illinois', 'pilsen', 'chicagonightlife', 'chieveryday', 'pilsentacofest2019', 'pilsenchicago', 'challenge']</text:p>
          </table:table-cell>
          <table:table-cell office:value-type="string" calcext:value-type="string">
            <text:p>['chicagoig', 'chicago', 'chicagothingstodo', 'chicagobears', 'chicagorykerryders', 'chicagowhitesox', 'chicagodominatrix', 'chicagolegend', 'illinois', 'chicagonightlife']</text:p>
          </table:table-cell>
          <table:table-cell office:value-type="string" calcext:value-type="string">
            <text:p>['chicago', 'milwaukee', 'illinois', 'chicagonightlife', 'chieveryday', 'pilsentacofest2019', 'chicagobears', 'illinoying', 'ilovesports', 'itzthadrivabytch']</text:p>
          </table:table-cell>
          <table:table-cell office:value-type="string" calcext:value-type="string">
            <text:p>['and chicago', 'to ! ( in chicago, )', '~*/ chicago,']</text:p>
          </table:table-cell>
        </table:table-row>
        <table:table-row table:style-name="ro1">
          <table:table-cell office:value-type="float" office:value="135" calcext:value-type="float">
            <text:p>135</text:p>
          </table:table-cell>
          <table:table-cell office:value-type="float" office:value="155" calcext:value-type="float">
            <text:p>155</text:p>
          </table:table-cell>
          <table:table-cell office:value-type="string" calcext:value-type="string">
            <text:p>135_theft_pdx911_tland_cold</text:p>
          </table:table-cell>
          <table:table-cell office:value-type="string" calcext:value-type="string">
            <text:p>['theft', 'pdx911', 'tland', 'cold', 'block', 'stolen', 'ne', 'ave', 'port', 'vandalism']</text:p>
          </table:table-cell>
          <table:table-cell office:value-type="string" calcext:value-type="string">
            <text:p>['theft', 'stolen', 'robbery', 'vandalism', 'block', 'pp19000012547', 'pp20000335084', 'pp20000240008', 'pp19000020463', 'pp19000034059']</text:p>
          </table:table-cell>
          <table:table-cell office:value-type="string" calcext:value-type="string">
            <text:p>['theft', 'pdx911', 'tland', 'block', 'stolen', 'port', 'vandalism', 'vehicle', 'luther', 'firew']</text:p>
          </table:table-cell>
          <table:table-cell office:value-type="string" calcext:value-type="string">
            <text:p>['theft - cold at block of ne blvd, p tland, [ pp19000212191] :22 pdx911', 'theft - cold at block of ne , p tland, [ pp19000056190] :19 pdx911', 'theft - cold at block of ne blvd, p tland, [ pp19000214406] :30 pdx911']</text:p>
          </table:table-cell>
        </table:table-row>
        <table:table-row table:style-name="ro1">
          <table:table-cell office:value-type="float" office:value="136" calcext:value-type="float">
            <text:p>136</text:p>
          </table:table-cell>
          <table:table-cell office:value-type="float" office:value="152" calcext:value-type="float">
            <text:p>152</text:p>
          </table:table-cell>
          <table:table-cell office:value-type="string" calcext:value-type="string">
            <text:p>136_money_cash_bank_spend</text:p>
          </table:table-cell>
          <table:table-cell office:value-type="string" calcext:value-type="string">
            <text:p>['money', 'cash', 'bank', 'spend', '1500', 'got', 'wallet', 'pay', 'called', 'said']</text:p>
          </table:table-cell>
          <table:table-cell office:value-type="string" calcext:value-type="string">
            <text:p>['money', 'moneymakingmonday', 'cash', 'moneybaggyo', 'moneybaggja', 'bucks', 'cashup', 'moneymasterthegame', 'dollars', 'moneyonmymind']</text:p>
          </table:table-cell>
          <table:table-cell office:value-type="string" calcext:value-type="string">
            <text:p>['money', 'cash', 'bank', '1500', 'pay', 'spent', 'account', 'moneymakingmonday', 'bedroomkandi', 'scammed']</text:p>
          </table:table-cell>
          <table:table-cell office:value-type="string" calcext:value-type="string">
            <text:p>['money on it is!!!!!!', 'about that money', 'all money in']</text:p>
          </table:table-cell>
        </table:table-row>
        <table:table-row table:style-name="ro1">
          <table:table-cell office:value-type="float" office:value="137" calcext:value-type="float">
            <text:p>137</text:p>
          </table:table-cell>
          <table:table-cell office:value-type="float" office:value="152" calcext:value-type="float">
            <text:p>152</text:p>
          </table:table-cell>
          <table:table-cell office:value-type="string" calcext:value-type="string">
            <text:p>137_newyork_nyc_newyorkcity_york</text:p>
          </table:table-cell>
          <table:table-cell office:value-type="string" calcext:value-type="string">
            <text:p>['newyork', 'nyc', 'newyorkcity', 'york', 'dumbo', 'brooklyn', 'new', 'manhattan', 'yorkers', 'thebigapple']</text:p>
          </table:table-cell>
          <table:table-cell office:value-type="string" calcext:value-type="string">
            <text:p>['nuevayork', 'newyork', 'newyorkcity', 'newyorker', 'newyorkeleganzza', 'neoyorquino', 'nyc', 'newyorkforever', 'manhattan', 'newyorkstate_']</text:p>
          </table:table-cell>
          <table:table-cell office:value-type="string" calcext:value-type="string">
            <text:p>['newyork', 'nyc', 'newyorkcity', 'brooklyn', 'manhattan', 'harlem', 'nuevayork', 'newyorker', 'ilovenewyork', 'newyorkforever']</text:p>
          </table:table-cell>
          <table:table-cell office:value-type="string" calcext:value-type="string">
            <text:p>['newyork ,', 'now newyork newyorkcity', 'hello nyc newyork newyorkcity']</text:p>
          </table:table-cell>
        </table:table-row>
        <table:table-row table:style-name="ro1" table:number-rows-repeated="4">
          <table:table-cell table:number-columns-repeated="7"/>
        </table:table-row>
        <table:table-row table:style-name="ro1">
          <table:table-cell table:number-columns-repeated="2"/>
          <table:table-cell table:style-name="ce15" office:value-type="string" calcext:value-type="string">
            <text:p>TOT</text:p>
          </table:table-cell>
          <table:table-cell table:style-name="ce15" table:formula="of:=SUM([.B2:.B140])" office:value-type="float" office:value="187258" calcext:value-type="float">
            <text:p>187258</text:p>
          </table:table-cell>
          <table:table-cell table:number-columns-repeated="3"/>
        </table:table-row>
        <table:table-row table:style-name="ro1">
          <table:table-cell table:number-columns-repeated="2"/>
          <table:table-cell table:style-name="ce16" office:value-type="string" calcext:value-type="string">
            <text:p>post photo</text:p>
          </table:table-cell>
          <table:table-cell table:style-name="ce18" table:formula="of:=SUM([.B41])" office:value-type="float" office:value="608" calcext:value-type="float">
            <text:p>608</text:p>
          </table:table-cell>
          <table:table-cell office:value-type="float" office:value="0.32" calcext:value-type="float">
            <text:p>0.32</text:p>
          </table:table-cell>
          <table:table-cell table:number-columns-repeated="2"/>
        </table:table-row>
        <table:table-row table:style-name="ro1">
          <table:table-cell table:number-columns-repeated="2"/>
          <table:table-cell table:style-name="ce2" office:value-type="string" calcext:value-type="string">
            <text:p>football/sport</text:p>
          </table:table-cell>
          <table:table-cell table:style-name="ce18" table:formula="of:=SUM([.B5];[.B24];[.B31];[.B50];[.B59];[.B77];[.B85];[.B100];[.B109];[.B122])" office:value-type="float" office:value="9085" calcext:value-type="float">
            <text:p>9085</text:p>
          </table:table-cell>
          <table:table-cell office:value-type="float" office:value="4.85" calcext:value-type="float">
            <text:p>4.85</text:p>
          </table:table-cell>
          <table:table-cell table:number-columns-repeated="2"/>
        </table:table-row>
        <table:table-row table:style-name="ro1">
          <table:table-cell table:number-columns-repeated="2"/>
          <table:table-cell table:style-name="ce7" office:value-type="string" calcext:value-type="string">
            <text:p>travelling/holidays/transportation</text:p>
          </table:table-cell>
          <table:table-cell table:style-name="ce18" table:formula="of:=SUM([.B12];[.B14];[.B15];[.B44];[.B47];[.B72];[.B115];[.B130])" office:value-type="float" office:value="6266" calcext:value-type="float">
            <text:p>6266</text:p>
          </table:table-cell>
          <table:table-cell office:value-type="float" office:value="3.34" calcext:value-type="float">
            <text:p>3.34</text:p>
          </table:table-cell>
          <table:table-cell table:number-columns-repeated="2"/>
        </table:table-row>
        <table:table-row table:style-name="ro1">
          <table:table-cell table:number-columns-repeated="2"/>
          <table:table-cell table:style-name="ce4" office:value-type="string" calcext:value-type="string">
            <text:p>food/drink</text:p>
          </table:table-cell>
          <table:table-cell table:style-name="ce18" table:formula="of:=SUM([.B6];[.B29];[.B42];[.B45];[.B58];[.B74];[.B81])" office:value-type="float" office:value="6563" calcext:value-type="float">
            <text:p>6563</text:p>
          </table:table-cell>
          <table:table-cell office:value-type="float" office:value="3.5" calcext:value-type="float">
            <text:p>3.5</text:p>
          </table:table-cell>
          <table:table-cell table:number-columns-repeated="2"/>
        </table:table-row>
        <table:table-row table:style-name="ro1">
          <table:table-cell table:number-columns-repeated="2"/>
          <table:table-cell table:style-name="ce3" office:value-type="string" calcext:value-type="string">
            <text:p>music/leisure</text:p>
          </table:table-cell>
          <table:table-cell table:style-name="ce18" table:formula="of:=SUM([.B6];[.B29];[.B42];[.B58];[.B74];[.B81])" office:value-type="float" office:value="6023" calcext:value-type="float">
            <text:p>6023</text:p>
          </table:table-cell>
          <table:table-cell office:value-type="float" office:value="3.22" calcext:value-type="float">
            <text:p>3.22</text:p>
          </table:table-cell>
          <table:table-cell table:number-columns-repeated="2"/>
        </table:table-row>
        <table:table-row table:style-name="ro1">
          <table:table-cell table:number-columns-repeated="2"/>
          <table:table-cell table:style-name="ce1" office:value-type="string" calcext:value-type="string">
            <text:p>politics/economics/society</text:p>
          </table:table-cell>
          <table:table-cell table:style-name="ce18" table:formula="of:=SUM([.B3];[.B4];[.B30];[.B63];[.B69];[.B73];[.B75];[.B76];[.B84];[.B90];[.B93];[.B94];[.B98];[.B104];[.B107];[.B110];[.B113])" office:value-type="float" office:value="27591" calcext:value-type="float">
            <text:p>27591</text:p>
          </table:table-cell>
          <table:table-cell office:value-type="float" office:value="14.73" calcext:value-type="float">
            <text:p>14.73</text:p>
          </table:table-cell>
          <table:table-cell table:number-columns-repeated="2"/>
        </table:table-row>
        <table:table-row table:style-name="ro1">
          <table:table-cell table:number-columns-repeated="2"/>
          <table:table-cell table:style-name="ce5" office:value-type="string" calcext:value-type="string">
            <text:p>education</text:p>
          </table:table-cell>
          <table:table-cell table:style-name="ce18" table:formula="of:=SUM([.B8])" office:value-type="float" office:value="2512" calcext:value-type="float">
            <text:p>2512</text:p>
          </table:table-cell>
          <table:table-cell office:value-type="float" office:value="1.34" calcext:value-type="float">
            <text:p>1.34</text:p>
          </table:table-cell>
          <table:table-cell table:number-columns-repeated="2"/>
        </table:table-row>
        <table:table-row table:style-name="ro1">
          <table:table-cell table:number-columns-repeated="2"/>
          <table:table-cell table:style-name="ce10" office:value-type="string" calcext:value-type="string">
            <text:p>dogs/animals</text:p>
          </table:table-cell>
          <table:table-cell table:style-name="ce18" table:formula="of:=SUM([.B23];[.B48];[.B55])" office:value-type="float" office:value="2060" calcext:value-type="float">
            <text:p>2060</text:p>
          </table:table-cell>
          <table:table-cell office:value-type="float" office:value="1.1" calcext:value-type="float">
            <text:p>1.1</text:p>
          </table:table-cell>
          <table:table-cell table:number-columns-repeated="2"/>
        </table:table-row>
        <table:table-row table:style-name="ro1">
          <table:table-cell table:number-columns-repeated="2"/>
          <table:table-cell table:style-name="ce8" office:value-type="string" calcext:value-type="string">
            <text:p>nature/weather/natural disasters</text:p>
          </table:table-cell>
          <table:table-cell table:style-name="ce18" table:formula="of:=SUM([.B13];[.B33];[.B35];[.B39];[.B60];[.B62];[.B70];[.B71];[.B83];[.B87];[.B91];[.B92];[.B106];[.B114];[.B117];[.B119];[.B128];[.B129];[.B131];[.B134])" office:value-type="float" office:value="8029" calcext:value-type="float">
            <text:p>8029</text:p>
          </table:table-cell>
          <table:table-cell office:value-type="float" office:value="4.29" calcext:value-type="float">
            <text:p>4.29</text:p>
          </table:table-cell>
          <table:table-cell table:number-columns-repeated="2"/>
        </table:table-row>
        <table:table-row table:style-name="ro1">
          <table:table-cell table:number-columns-repeated="2"/>
          <table:table-cell table:style-name="ce15" office:value-type="string" calcext:value-type="string">
            <text:p>covid/vaccines/health</text:p>
          </table:table-cell>
          <table:table-cell table:style-name="ce18" table:formula="of:=SUM([.B43];[.B51];[.B52];[.B78];[.B95];[.B103];[.B118];[.B135];[.B136])" office:value-type="float" office:value="2841" calcext:value-type="float">
            <text:p>2841</text:p>
          </table:table-cell>
          <table:table-cell office:value-type="float" office:value="1.52" calcext:value-type="float">
            <text:p>1.52</text:p>
          </table:table-cell>
          <table:table-cell table:number-columns-repeated="2"/>
        </table:table-row>
        <table:table-row table:style-name="ro1">
          <table:table-cell table:number-columns-repeated="2"/>
          <table:table-cell table:style-name="ce6" office:value-type="string" calcext:value-type="string">
            <text:p>religion</text:p>
          </table:table-cell>
          <table:table-cell table:style-name="ce18" table:formula="of:=SUM([.B11])" office:value-type="float" office:value="1762" calcext:value-type="float">
            <text:p>1762</text:p>
          </table:table-cell>
          <table:table-cell office:value-type="float" office:value="0.94" calcext:value-type="float">
            <text:p>0.94</text:p>
          </table:table-cell>
          <table:table-cell table:number-columns-repeated="2"/>
        </table:table-row>
        <table:table-row table:style-name="ro1">
          <table:table-cell table:number-columns-repeated="2"/>
          <table:table-cell table:style-name="ce17" office:value-type="string" calcext:value-type="string">
            <text:p>accidents/traffic/roads</text:p>
          </table:table-cell>
          <table:table-cell table:style-name="ce18" table:formula="of:=SUM([.B20];[.B22];[.B25];[.B37];[.B64];[.B88];[.B124])" office:value-type="float" office:value="4929" calcext:value-type="float">
            <text:p>4929</text:p>
          </table:table-cell>
          <table:table-cell office:value-type="float" office:value="2.63" calcext:value-type="float">
            <text:p>2.63</text:p>
          </table:table-cell>
          <table:table-cell table:number-columns-repeated="2"/>
        </table:table-row>
        <table:table-row table:style-name="ro1">
          <table:table-cell table:number-columns-repeated="2"/>
          <table:table-cell table:style-name="ce18" office:value-type="string" calcext:value-type="string">
            <text:p>SUM MACRO TOPICS</text:p>
          </table:table-cell>
          <table:table-cell table:style-name="ce18" table:formula="of:=SUM([.D146:.D157])" office:value-type="float" office:value="78269" calcext:value-type="float">
            <text:p>78269</text:p>
          </table:table-cell>
          <table:table-cell table:number-columns-repeated="3"/>
        </table:table-row>
        <table:table-row table:style-name="ro1">
          <table:table-cell table:number-columns-repeated="2"/>
          <table:table-cell table:style-name="ce19" office:value-type="string" calcext:value-type="string">
            <text:p>OTHERS</text:p>
          </table:table-cell>
          <table:table-cell table:style-name="ce19" office:value-type="float" office:value="24253" calcext:value-type="float">
            <text:p>24253</text:p>
          </table:table-cell>
          <table:table-cell office:value-type="float" office:value="12.85" calcext:value-type="float">
            <text:p>12.85</text:p>
          </table:table-cell>
          <table:table-cell table:number-columns-repeated="2"/>
        </table:table-row>
        <table:table-row table:style-name="ro1">
          <table:table-cell table:number-columns-repeated="2"/>
          <table:table-cell table:style-name="ce20" office:value-type="string" calcext:value-type="string">
            <text:p>NO LABEL</text:p>
          </table:table-cell>
          <table:table-cell table:style-name="ce20" table:formula="of:=SUM([.B2])" office:value-type="float" office:value="84736" calcext:value-type="float">
            <text:p>84736</text:p>
          </table:table-cell>
          <table:table-cell office:value-type="float" office:value="45.25" calcext:value-type="float">
            <text:p>45.25</text:p>
          </table:table-cell>
          <table:table-cell table:number-columns-repeated="2"/>
        </table:table-row>
        <table:table-row table:style-name="ro1" table:number-rows-repeated="2">
          <table:table-cell table:number-columns-repeated="7"/>
        </table:table-row>
        <table:table-row table:style-name="ro1">
          <table:table-cell table:number-columns-repeated="2"/>
          <table:table-cell table:style-name="ce21" office:value-type="string" calcext:value-type="string">
            <text:p>police/shooting</text:p>
          </table:table-cell>
          <table:table-cell table:style-name="ce18"/>
          <table:table-cell table:number-columns-repeated="3"/>
        </table:table-row>
        <table:table-row table:style-name="ro1">
          <table:table-cell table:number-columns-repeated="2"/>
          <table:table-cell table:style-name="ce22" office:value-type="string" calcext:value-type="string">
            <text:p>67_racist_black_racism_white</text:p>
          </table:table-cell>
          <table:table-cell table:style-name="ce18"/>
          <table:table-cell table:number-columns-repeated="3"/>
        </table:table-row>
        <table:table-row table:style-name="ro1" table:number-rows-repeated="18">
          <table:table-cell table:number-columns-repeated="7"/>
        </table:table-row>
        <table:table-row table:style-name="ro1">
          <table:table-cell table:number-columns-repeated="4"/>
          <table:table-cell table:formula="of:=SUM([.D148];[.D157])" office:value-type="float" office:value="11195" calcext:value-type="float">
            <text:p>11195</text:p>
          </table:table-cell>
          <table:table-cell table:number-columns-repeated="2"/>
        </table:table-row>
        <table:table-row table:style-name="ro1" table:number-rows-repeated="4">
          <table:table-cell table:number-columns-repeated="7"/>
        </table:table-row>
        <table:table-row table:style-name="ro1">
          <table:table-cell table:number-columns-repeated="3"/>
          <table:table-cell office:value-type="float" office:value="187258" calcext:value-type="float">
            <text:p>187258</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18T17:55:36.788417724</dc:date>
    <meta:editing-duration>PT23M8S</meta:editing-duration>
    <meta:editing-cycles>3</meta:editing-cycles>
    <meta:generator>LibreOffice/7.3.7.2$Linux_X86_64 LibreOffice_project/30$Build-2</meta:generator>
    <meta:document-statistic meta:table-count="1" meta:cell-count="1030" meta:object-count="0"/>
  </office:meta>
</office:document-meta>
</file>